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onse_spectra" table:style-name="ta1">
        <table:shapes>
          <draw:frame draw:z-index="0" draw:style-name="gr1" draw:text-style-name="P1" svg:width="453.4pt" svg:height="255.26pt" svg:x="236.81pt" svg:y="198.03pt">
            <draw:object draw:notify-on-update-of-ranges="response_spectra.B7:response_spectra.B307 response_spectra.A7:response_spectra.A307 response_spectra.F7:response_spectra.F66 response_spectra.E7:response_spectra.E66 response_spectra.A7:response_spectra.A307 response_spectra.C7:response_spectra.C307 response_spectra.E7:response_spectra.E66 response_spectra.G7:response_spectra.G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gnitud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%-Damped Response Spectr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pyrvt</text:p>
          </table:table-cell>
          <table:covered-table-cell table:number-columns-repeated="2"/>
          <table:table-cell office:value-type="string" calcext:value-type="string">
            <text:p>Stra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req (Hz)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WNA</text:p>
          </table:table-cell>
          <table:table-cell office:value-type="string" calcext:value-type="string">
            <text:p>period (sec)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WN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37761812994779" calcext:value-type="float">
            <text:p>0.005377618129948</text:p>
          </table:table-cell>
          <table:table-cell office:value-type="float" office:value="0.0057868704551019" calcext:value-type="float">
            <text:p>0.005786870455102</text:p>
          </table:table-cell>
          <table:table-cell office:value-type="float" office:value="0.01" calcext:value-type="float">
            <text:p>0.01</text:p>
          </table:table-cell>
          <table:table-cell table:formula="of:=1/[.D7]" office:value-type="float" office:value="100" calcext:value-type="float">
            <text:p>100</text:p>
          </table:table-cell>
          <table:table-cell office:value-type="float" office:value="0.138297" calcext:value-type="float">
            <text:p>0.138297</text:p>
          </table:table-cell>
          <table:table-cell office:value-type="float" office:value="0.0746027" calcext:value-type="float">
            <text:p>0.0746027</text:p>
          </table:table-cell>
        </table:table-row>
        <table:table-row table:style-name="ro1">
          <table:table-cell office:value-type="float" office:value="0.102329299228075" calcext:value-type="float">
            <text:p>0.102329299228075</text:p>
          </table:table-cell>
          <table:table-cell office:value-type="float" office:value="0.00563893993613926" calcext:value-type="float">
            <text:p>0.005638939936139</text:p>
          </table:table-cell>
          <table:table-cell office:value-type="float" office:value="0.00606133172831719" calcext:value-type="float">
            <text:p>0.006061331728317</text:p>
          </table:table-cell>
          <table:table-cell office:value-type="float" office:value="0.0111108" calcext:value-type="float">
            <text:p>0.0111108</text:p>
          </table:table-cell>
          <table:table-cell table:formula="of:=1/[.D8]" office:value-type="float" office:value="90.002520070562" calcext:value-type="float">
            <text:p>90.002520070562</text:p>
          </table:table-cell>
          <table:table-cell office:value-type="float" office:value="0.139954" calcext:value-type="float">
            <text:p>0.139954</text:p>
          </table:table-cell>
          <table:table-cell office:value-type="float" office:value="0.07467" calcext:value-type="float">
            <text:p>0.07467</text:p>
          </table:table-cell>
        </table:table-row>
        <table:table-row table:style-name="ro1">
          <table:table-cell office:value-type="float" office:value="0.10471285480509" calcext:value-type="float">
            <text:p>0.10471285480509</text:p>
          </table:table-cell>
          <table:table-cell office:value-type="float" office:value="0.0059100771966009" calcext:value-type="float">
            <text:p>0.005910077196601</text:p>
          </table:table-cell>
          <table:table-cell office:value-type="float" office:value="0.00634563228057161" calcext:value-type="float">
            <text:p>0.006345632280572</text:p>
          </table:table-cell>
          <table:table-cell office:value-type="float" office:value="0.012345" calcext:value-type="float">
            <text:p>0.012345</text:p>
          </table:table-cell>
          <table:table-cell table:formula="of:=1/[.D9]" office:value-type="float" office:value="81.0044552450385" calcext:value-type="float">
            <text:p>81.0044552450385</text:p>
          </table:table-cell>
          <table:table-cell office:value-type="float" office:value="0.142244" calcext:value-type="float">
            <text:p>0.142244</text:p>
          </table:table-cell>
          <table:table-cell office:value-type="float" office:value="0.0747543" calcext:value-type="float">
            <text:p>0.0747543</text:p>
          </table:table-cell>
        </table:table-row>
        <table:table-row table:style-name="ro1">
          <table:table-cell office:value-type="float" office:value="0.107151930523761" calcext:value-type="float">
            <text:p>0.107151930523761</text:p>
          </table:table-cell>
          <table:table-cell office:value-type="float" office:value="0.00619117888566168" calcext:value-type="float">
            <text:p>0.006191178885662</text:p>
          </table:table-cell>
          <table:table-cell office:value-type="float" office:value="0.00663988403033885" calcext:value-type="float">
            <text:p>0.006639884030339</text:p>
          </table:table-cell>
          <table:table-cell office:value-type="float" office:value="0.0137163" calcext:value-type="float">
            <text:p>0.0137163</text:p>
          </table:table-cell>
          <table:table-cell table:formula="of:=1/[.D10]" office:value-type="float" office:value="72.9059586039967" calcext:value-type="float">
            <text:p>72.9059586039967</text:p>
          </table:table-cell>
          <table:table-cell office:value-type="float" office:value="0.145559" calcext:value-type="float">
            <text:p>0.145559</text:p>
          </table:table-cell>
          <table:table-cell office:value-type="float" office:value="0.0748608" calcext:value-type="float">
            <text:p>0.0748608</text:p>
          </table:table-cell>
        </table:table-row>
        <table:table-row table:style-name="ro1">
          <table:table-cell office:value-type="float" office:value="0.109647819614318" calcext:value-type="float">
            <text:p>0.109647819614318</text:p>
          </table:table-cell>
          <table:table-cell office:value-type="float" office:value="0.00648238894887811" calcext:value-type="float">
            <text:p>0.006482388948878</text:p>
          </table:table-cell>
          <table:table-cell office:value-type="float" office:value="0.00694420163290758" calcext:value-type="float">
            <text:p>0.006944201632908</text:p>
          </table:table-cell>
          <table:table-cell office:value-type="float" office:value="0.0152399" calcext:value-type="float">
            <text:p>0.0152399</text:p>
          </table:table-cell>
          <table:table-cell table:formula="of:=1/[.D11]" office:value-type="float" office:value="65.6172284595043" calcext:value-type="float">
            <text:p>65.6172284595043</text:p>
          </table:table-cell>
          <table:table-cell office:value-type="float" office:value="0.15074" calcext:value-type="float">
            <text:p>0.15074</text:p>
          </table:table-cell>
          <table:table-cell office:value-type="float" office:value="0.0749962" calcext:value-type="float">
            <text:p>0.0749962</text:p>
          </table:table-cell>
        </table:table-row>
        <table:table-row table:style-name="ro1">
          <table:table-cell office:value-type="float" office:value="0.112201845430196" calcext:value-type="float">
            <text:p>0.112201845430196</text:p>
          </table:table-cell>
          <table:table-cell office:value-type="float" office:value="0.0067838476174117" calcext:value-type="float">
            <text:p>0.006783847617412</text:p>
          </table:table-cell>
          <table:table-cell office:value-type="float" office:value="0.00725869811976327" calcext:value-type="float">
            <text:p>0.007258698119763</text:p>
          </table:table-cell>
          <table:table-cell office:value-type="float" office:value="0.0169327" calcext:value-type="float">
            <text:p>0.0169327</text:p>
          </table:table-cell>
          <table:table-cell table:formula="of:=1/[.D12]" office:value-type="float" office:value="59.0573269472677" calcext:value-type="float">
            <text:p>59.0573269472677</text:p>
          </table:table-cell>
          <table:table-cell office:value-type="float" office:value="0.160123" calcext:value-type="float">
            <text:p>0.160123</text:p>
          </table:table-cell>
          <table:table-cell office:value-type="float" office:value="0.0751708" calcext:value-type="float">
            <text:p>0.0751708</text:p>
          </table:table-cell>
        </table:table-row>
        <table:table-row table:style-name="ro1">
          <table:table-cell office:value-type="float" office:value="0.114815362149688" calcext:value-type="float">
            <text:p>0.114815362149688</text:p>
          </table:table-cell>
          <table:table-cell office:value-type="float" office:value="0.00709568883280604" calcext:value-type="float">
            <text:p>0.007095688832806</text:p>
          </table:table-cell>
          <table:table-cell office:value-type="float" office:value="0.00758348250231545" calcext:value-type="float">
            <text:p>0.007583482502315</text:p>
          </table:table-cell>
          <table:table-cell office:value-type="float" office:value="0.0188136" calcext:value-type="float">
            <text:p>0.0188136</text:p>
          </table:table-cell>
          <table:table-cell table:formula="of:=1/[.D13]" office:value-type="float" office:value="53.1530382276651" calcext:value-type="float">
            <text:p>53.1530382276651</text:p>
          </table:table-cell>
          <table:table-cell office:value-type="float" office:value="0.184156" calcext:value-type="float">
            <text:p>0.184156</text:p>
          </table:table-cell>
          <table:table-cell office:value-type="float" office:value="0.0754037" calcext:value-type="float">
            <text:p>0.0754037</text:p>
          </table:table-cell>
        </table:table-row>
        <table:table-row table:style-name="ro1">
          <table:table-cell office:value-type="float" office:value="0.117489755493953" calcext:value-type="float">
            <text:p>0.117489755493953</text:p>
          </table:table-cell>
          <table:table-cell office:value-type="float" office:value="0.00741803826979718" calcext:value-type="float">
            <text:p>0.007418038269797</text:p>
          </table:table-cell>
          <table:table-cell office:value-type="float" office:value="0.00791865847523865" calcext:value-type="float">
            <text:p>0.007918658475239</text:p>
          </table:table-cell>
          <table:table-cell office:value-type="float" office:value="0.0209034" calcext:value-type="float">
            <text:p>0.0209034</text:p>
          </table:table-cell>
          <table:table-cell table:formula="of:=1/[.D14]" office:value-type="float" office:value="47.8391075136102" calcext:value-type="float">
            <text:p>47.8391075136102</text:p>
          </table:table-cell>
          <table:table-cell office:value-type="float" office:value="0.247152" calcext:value-type="float">
            <text:p>0.247152</text:p>
          </table:table-cell>
          <table:table-cell office:value-type="float" office:value="0.0757432" calcext:value-type="float">
            <text:p>0.0757432</text:p>
          </table:table-cell>
        </table:table-row>
        <table:table-row table:style-name="ro1">
          <table:table-cell office:value-type="float" office:value="0.120226443461741" calcext:value-type="float">
            <text:p>0.120226443461741</text:p>
          </table:table-cell>
          <table:table-cell office:value-type="float" office:value="0.00775101213354769" calcext:value-type="float">
            <text:p>0.007751012133548</text:p>
          </table:table-cell>
          <table:table-cell office:value-type="float" office:value="0.00826432380425811" calcext:value-type="float">
            <text:p>0.008264323804258</text:p>
          </table:table-cell>
          <table:table-cell office:value-type="float" office:value="0.0232253" calcext:value-type="float">
            <text:p>0.0232253</text:p>
          </table:table-cell>
          <table:table-cell table:formula="of:=1/[.D15]" office:value-type="float" office:value="43.0564944263368" calcext:value-type="float">
            <text:p>43.0564944263368</text:p>
          </table:table-cell>
          <table:table-cell office:value-type="float" office:value="0.271147" calcext:value-type="float">
            <text:p>0.271147</text:p>
          </table:table-cell>
          <table:table-cell office:value-type="float" office:value="0.0762236" calcext:value-type="float">
            <text:p>0.0762236</text:p>
          </table:table-cell>
        </table:table-row>
        <table:table-row table:style-name="ro1">
          <table:table-cell office:value-type="float" office:value="0.123026877081238" calcext:value-type="float">
            <text:p>0.123026877081238</text:p>
          </table:table-cell>
          <table:table-cell office:value-type="float" office:value="0.008094716420774" calcext:value-type="float">
            <text:p>0.008094716420774</text:p>
          </table:table-cell>
          <table:table-cell office:value-type="float" office:value="0.0086205702115511" calcext:value-type="float">
            <text:p>0.008620570211551</text:p>
          </table:table-cell>
          <table:table-cell office:value-type="float" office:value="0.0258052" calcext:value-type="float">
            <text:p>0.0258052</text:p>
          </table:table-cell>
          <table:table-cell table:formula="of:=1/[.D16]" office:value-type="float" office:value="38.7518794661541" calcext:value-type="float">
            <text:p>38.7518794661541</text:p>
          </table:table-cell>
          <table:table-cell office:value-type="float" office:value="0.284508" calcext:value-type="float">
            <text:p>0.284508</text:p>
          </table:table-cell>
          <table:table-cell office:value-type="float" office:value="0.0769225" calcext:value-type="float">
            <text:p>0.0769225</text:p>
          </table:table-cell>
        </table:table-row>
        <table:table-row table:style-name="ro1">
          <table:table-cell office:value-type="float" office:value="0.125892541179417" calcext:value-type="float">
            <text:p>0.125892541179417</text:p>
          </table:table-cell>
          <table:table-cell office:value-type="float" office:value="0.00844924645034937" calcext:value-type="float">
            <text:p>0.008449246450349</text:p>
          </table:table-cell>
          <table:table-cell office:value-type="float" office:value="0.00898748370405792" calcext:value-type="float">
            <text:p>0.008987483704058</text:p>
          </table:table-cell>
          <table:table-cell office:value-type="float" office:value="0.0286716" calcext:value-type="float">
            <text:p>0.0286716</text:p>
          </table:table-cell>
          <table:table-cell table:formula="of:=1/[.D17]" office:value-type="float" office:value="34.8777187181741" calcext:value-type="float">
            <text:p>34.8777187181741</text:p>
          </table:table-cell>
          <table:table-cell office:value-type="float" office:value="0.295042" calcext:value-type="float">
            <text:p>0.295042</text:p>
          </table:table-cell>
          <table:table-cell office:value-type="float" office:value="0.0779359" calcext:value-type="float">
            <text:p>0.0779359</text:p>
          </table:table-cell>
        </table:table-row>
        <table:table-row table:style-name="ro1">
          <table:table-cell office:value-type="float" office:value="0.128824955169313" calcext:value-type="float">
            <text:p>0.128824955169313</text:p>
          </table:table-cell>
          <table:table-cell office:value-type="float" office:value="0.0088146865676259" calcext:value-type="float">
            <text:p>0.008814686567626</text:p>
          </table:table-cell>
          <table:table-cell office:value-type="float" office:value="0.0093651453902569" calcext:value-type="float">
            <text:p>0.009365145390257</text:p>
          </table:table-cell>
          <table:table-cell office:value-type="float" office:value="0.0318565" calcext:value-type="float">
            <text:p>0.0318565</text:p>
          </table:table-cell>
          <table:table-cell table:formula="of:=1/[.D18]" office:value-type="float" office:value="31.3907679751385" calcext:value-type="float">
            <text:p>31.3907679751385</text:p>
          </table:table-cell>
          <table:table-cell office:value-type="float" office:value="0.303535" calcext:value-type="float">
            <text:p>0.303535</text:p>
          </table:table-cell>
          <table:table-cell office:value-type="float" office:value="0.0793688" calcext:value-type="float">
            <text:p>0.0793688</text:p>
          </table:table-cell>
        </table:table-row>
        <table:table-row table:style-name="ro1">
          <table:table-cell office:value-type="float" office:value="0.131825673855641" calcext:value-type="float">
            <text:p>0.131825673855641</text:p>
          </table:table-cell>
          <table:table-cell office:value-type="float" office:value="0.00919110997753521" calcext:value-type="float">
            <text:p>0.009191109977535</text:p>
          </table:table-cell>
          <table:table-cell office:value-type="float" office:value="0.00975363294200418" calcext:value-type="float">
            <text:p>0.009753632942004</text:p>
          </table:table-cell>
          <table:table-cell office:value-type="float" office:value="0.0353951" calcext:value-type="float">
            <text:p>0.0353951</text:p>
          </table:table-cell>
          <table:table-cell table:formula="of:=1/[.D19]" office:value-type="float" office:value="28.2524982271557" calcext:value-type="float">
            <text:p>28.2524982271557</text:p>
          </table:table-cell>
          <table:table-cell office:value-type="float" office:value="0.310106" calcext:value-type="float">
            <text:p>0.310106</text:p>
          </table:table-cell>
          <table:table-cell office:value-type="float" office:value="0.0813419" calcext:value-type="float">
            <text:p>0.0813419</text:p>
          </table:table-cell>
        </table:table-row>
        <table:table-row table:style-name="ro1">
          <table:table-cell office:value-type="float" office:value="0.134896288259165" calcext:value-type="float">
            <text:p>0.134896288259165</text:p>
          </table:table-cell>
          <table:table-cell office:value-type="float" office:value="0.00957857868635295" calcext:value-type="float">
            <text:p>0.009578578686353</text:p>
          </table:table-cell>
          <table:table-cell office:value-type="float" office:value="0.0101530230264436" calcext:value-type="float">
            <text:p>0.010153023026444</text:p>
          </table:table-cell>
          <table:table-cell office:value-type="float" office:value="0.0393268" calcext:value-type="float">
            <text:p>0.0393268</text:p>
          </table:table-cell>
          <table:table-cell table:formula="of:=1/[.D20]" office:value-type="float" office:value="25.4279524395578" calcext:value-type="float">
            <text:p>25.4279524395578</text:p>
          </table:table-cell>
          <table:table-cell office:value-type="float" office:value="0.314786" calcext:value-type="float">
            <text:p>0.314786</text:p>
          </table:table-cell>
          <table:table-cell office:value-type="float" office:value="0.0840091" calcext:value-type="float">
            <text:p>0.0840091</text:p>
          </table:table-cell>
        </table:table-row>
        <table:table-row table:style-name="ro1">
          <table:table-cell office:value-type="float" office:value="0.138038426460288" calcext:value-type="float">
            <text:p>0.138038426460288</text:p>
          </table:table-cell>
          <table:table-cell office:value-type="float" office:value="0.0099771435448375" calcext:value-type="float">
            <text:p>0.009977143544838</text:p>
          </table:table-cell>
          <table:table-cell office:value-type="float" office:value="0.0105633953374242" calcext:value-type="float">
            <text:p>0.010563395337424</text:p>
          </table:table-cell>
          <table:table-cell office:value-type="float" office:value="0.0436952" calcext:value-type="float">
            <text:p>0.0436952</text:p>
          </table:table-cell>
          <table:table-cell table:formula="of:=1/[.D21]" office:value-type="float" office:value="22.8858089675754" calcext:value-type="float">
            <text:p>22.8858089675754</text:p>
          </table:table-cell>
          <table:table-cell office:value-type="float" office:value="0.317616" calcext:value-type="float">
            <text:p>0.317616</text:p>
          </table:table-cell>
          <table:table-cell office:value-type="float" office:value="0.0875677" calcext:value-type="float">
            <text:p>0.0875677</text:p>
          </table:table-cell>
        </table:table-row>
        <table:table-row table:style-name="ro1">
          <table:table-cell office:value-type="float" office:value="0.141253754462275" calcext:value-type="float">
            <text:p>0.141253754462275</text:p>
          </table:table-cell>
          <table:table-cell office:value-type="float" office:value="0.0103868443931572" calcext:value-type="float">
            <text:p>0.010386844393157</text:p>
          </table:table-cell>
          <table:table-cell office:value-type="float" office:value="0.010984839458513" calcext:value-type="float">
            <text:p>0.010984839458513</text:p>
          </table:table-cell>
          <table:table-cell office:value-type="float" office:value="0.0485488" calcext:value-type="float">
            <text:p>0.0485488</text:p>
          </table:table-cell>
          <table:table-cell table:formula="of:=1/[.D22]" office:value-type="float" office:value="20.5978314603039" calcext:value-type="float">
            <text:p>20.5978314603039</text:p>
          </table:table-cell>
          <table:table-cell office:value-type="float" office:value="0.318664" calcext:value-type="float">
            <text:p>0.318664</text:p>
          </table:table-cell>
          <table:table-cell office:value-type="float" office:value="0.0922317" calcext:value-type="float">
            <text:p>0.0922317</text:p>
          </table:table-cell>
        </table:table-row>
        <table:table-row table:style-name="ro1">
          <table:table-cell office:value-type="float" office:value="0.144543977074593" calcext:value-type="float">
            <text:p>0.144543977074593</text:p>
          </table:table-cell>
          <table:table-cell office:value-type="float" office:value="0.0108077103140949" calcext:value-type="float">
            <text:p>0.010807710314095</text:p>
          </table:table-cell>
          <table:table-cell office:value-type="float" office:value="0.0114174670443971" calcext:value-type="float">
            <text:p>0.011417467044397</text:p>
          </table:table-cell>
          <table:table-cell office:value-type="float" office:value="0.0539416" calcext:value-type="float">
            <text:p>0.0539416</text:p>
          </table:table-cell>
          <table:table-cell table:formula="of:=1/[.D23]" office:value-type="float" office:value="18.5385676361102" calcext:value-type="float">
            <text:p>18.5385676361102</text:p>
          </table:table-cell>
          <table:table-cell office:value-type="float" office:value="0.318021" calcext:value-type="float">
            <text:p>0.318021</text:p>
          </table:table-cell>
          <table:table-cell office:value-type="float" office:value="0.0981605" calcext:value-type="float">
            <text:p>0.0981605</text:p>
          </table:table-cell>
        </table:table-row>
        <table:table-row table:style-name="ro1">
          <table:table-cell office:value-type="float" office:value="0.147910838816821" calcext:value-type="float">
            <text:p>0.147910838816821</text:p>
          </table:table-cell>
          <table:table-cell office:value-type="float" office:value="0.0112397600076423" calcext:value-type="float">
            <text:p>0.011239760007642</text:p>
          </table:table-cell>
          <table:table-cell office:value-type="float" office:value="0.0118614344384489" calcext:value-type="float">
            <text:p>0.011861434438449</text:p>
          </table:table-cell>
          <table:table-cell office:value-type="float" office:value="0.0599335" calcext:value-type="float">
            <text:p>0.0599335</text:p>
          </table:table-cell>
          <table:table-cell table:formula="of:=1/[.D24]" office:value-type="float" office:value="16.685159384985" calcext:value-type="float">
            <text:p>16.685159384985</text:p>
          </table:table-cell>
          <table:table-cell office:value-type="float" office:value="0.315774" calcext:value-type="float">
            <text:p>0.315774</text:p>
          </table:table-cell>
          <table:table-cell office:value-type="float" office:value="0.10531" calcext:value-type="float">
            <text:p>0.10531</text:p>
          </table:table-cell>
        </table:table-row>
        <table:table-row table:style-name="ro1">
          <table:table-cell office:value-type="float" office:value="0.151356124843621" calcext:value-type="float">
            <text:p>0.151356124843621</text:p>
          </table:table-cell>
          <table:table-cell office:value-type="float" office:value="0.0116830023092559" calcext:value-type="float">
            <text:p>0.011683002309256</text:p>
          </table:table-cell>
          <table:table-cell office:value-type="float" office:value="0.0123169856883925" calcext:value-type="float">
            <text:p>0.012316985688393</text:p>
          </table:table-cell>
          <table:table-cell office:value-type="float" office:value="0.0665909" calcext:value-type="float">
            <text:p>0.0665909</text:p>
          </table:table-cell>
          <table:table-cell table:formula="of:=1/[.D25]" office:value-type="float" office:value="15.0170668965279" calcext:value-type="float">
            <text:p>15.0170668965279</text:p>
          </table:table-cell>
          <table:table-cell office:value-type="float" office:value="0.311986" calcext:value-type="float">
            <text:p>0.311986</text:p>
          </table:table-cell>
          <table:table-cell office:value-type="float" office:value="0.11328" calcext:value-type="float">
            <text:p>0.11328</text:p>
          </table:table-cell>
        </table:table-row>
        <table:table-row table:style-name="ro1">
          <table:table-cell office:value-type="float" office:value="0.154881661891248" calcext:value-type="float">
            <text:p>0.154881661891248</text:p>
          </table:table-cell>
          <table:table-cell office:value-type="float" office:value="0.0121374368884162" calcext:value-type="float">
            <text:p>0.012137436888416</text:p>
          </table:table-cell>
          <table:table-cell office:value-type="float" office:value="0.0127845280123898" calcext:value-type="float">
            <text:p>0.01278452801239</text:p>
          </table:table-cell>
          <table:table-cell office:value-type="float" office:value="0.0739878" calcext:value-type="float">
            <text:p>0.0739878</text:p>
          </table:table-cell>
          <table:table-cell table:formula="of:=1/[.D26]" office:value-type="float" office:value="13.5157417844564" calcext:value-type="float">
            <text:p>13.5157417844564</text:p>
          </table:table-cell>
          <table:table-cell office:value-type="float" office:value="0.306907" calcext:value-type="float">
            <text:p>0.306907</text:p>
          </table:table-cell>
          <table:table-cell office:value-type="float" office:value="0.121951" calcext:value-type="float">
            <text:p>0.121951</text:p>
          </table:table-cell>
        </table:table-row>
        <table:table-row table:style-name="ro1">
          <table:table-cell office:value-type="float" office:value="0.158489319246111" calcext:value-type="float">
            <text:p>0.158489319246111</text:p>
          </table:table-cell>
          <table:table-cell office:value-type="float" office:value="0.0126030551881267" calcext:value-type="float">
            <text:p>0.012603055188127</text:p>
          </table:table-cell>
          <table:table-cell office:value-type="float" office:value="0.0132647006199358" calcext:value-type="float">
            <text:p>0.013264700619936</text:p>
          </table:table-cell>
          <table:table-cell office:value-type="float" office:value="0.0822063" calcext:value-type="float">
            <text:p>0.0822063</text:p>
          </table:table-cell>
          <table:table-cell table:formula="of:=1/[.D27]" office:value-type="float" office:value="12.1645178045965" calcext:value-type="float">
            <text:p>12.1645178045965</text:p>
          </table:table-cell>
          <table:table-cell office:value-type="float" office:value="0.300732" calcext:value-type="float">
            <text:p>0.300732</text:p>
          </table:table-cell>
          <table:table-cell office:value-type="float" office:value="0.131075" calcext:value-type="float">
            <text:p>0.131075</text:p>
          </table:table-cell>
        </table:table-row>
        <table:table-row table:style-name="ro1">
          <table:table-cell office:value-type="float" office:value="0.162181009735893" calcext:value-type="float">
            <text:p>0.162181009735893</text:p>
          </table:table-cell>
          <table:table-cell office:value-type="float" office:value="0.0130798417078544" calcext:value-type="float">
            <text:p>0.013079841707854</text:p>
          </table:table-cell>
          <table:table-cell office:value-type="float" office:value="0.0137581722107391" calcext:value-type="float">
            <text:p>0.013758172210739</text:p>
          </table:table-cell>
          <table:table-cell office:value-type="float" office:value="0.0913378" calcext:value-type="float">
            <text:p>0.0913378</text:p>
          </table:table-cell>
          <table:table-cell table:formula="of:=1/[.D28]" office:value-type="float" office:value="10.9483696782712" calcext:value-type="float">
            <text:p>10.9483696782712</text:p>
          </table:table-cell>
          <table:table-cell office:value-type="float" office:value="0.293616" calcext:value-type="float">
            <text:p>0.293616</text:p>
          </table:table-cell>
          <table:table-cell office:value-type="float" office:value="0.140312" calcext:value-type="float">
            <text:p>0.140312</text:p>
          </table:table-cell>
        </table:table-row>
        <table:table-row table:style-name="ro1">
          <table:table-cell office:value-type="float" office:value="0.165958690743756" calcext:value-type="float">
            <text:p>0.165958690743756</text:p>
          </table:table-cell>
          <table:table-cell office:value-type="float" office:value="0.0135677758082413" calcext:value-type="float">
            <text:p>0.013567775808241</text:p>
          </table:table-cell>
          <table:table-cell office:value-type="float" office:value="0.0142650582403581" calcext:value-type="float">
            <text:p>0.014265058240358</text:p>
          </table:table-cell>
          <table:table-cell office:value-type="float" office:value="0.101484" calcext:value-type="float">
            <text:p>0.101484</text:p>
          </table:table-cell>
          <table:table-cell table:formula="of:=1/[.D29]" office:value-type="float" office:value="9.85377005242206" calcext:value-type="float">
            <text:p>9.85377005242206</text:p>
          </table:table-cell>
          <table:table-cell office:value-type="float" office:value="0.285707" calcext:value-type="float">
            <text:p>0.285707</text:p>
          </table:table-cell>
          <table:table-cell office:value-type="float" office:value="0.149315" calcext:value-type="float">
            <text:p>0.149315</text:p>
          </table:table-cell>
        </table:table-row>
        <table:table-row table:style-name="ro1">
          <table:table-cell office:value-type="float" office:value="0.169824365246174" calcext:value-type="float">
            <text:p>0.169824365246174</text:p>
          </table:table-cell>
          <table:table-cell office:value-type="float" office:value="0.0140668343589413" calcext:value-type="float">
            <text:p>0.014066834358941</text:p>
          </table:table-cell>
          <table:table-cell office:value-type="float" office:value="0.0147849189235501" calcext:value-type="float">
            <text:p>0.01478491892355</text:p>
          </table:table-cell>
          <table:table-cell office:value-type="float" office:value="0.112756" calcext:value-type="float">
            <text:p>0.112756</text:p>
          </table:table-cell>
          <table:table-cell table:formula="of:=1/[.D30]" office:value-type="float" office:value="8.86870765192096" calcext:value-type="float">
            <text:p>8.86870765192096</text:p>
          </table:table-cell>
          <table:table-cell office:value-type="float" office:value="0.277142" calcext:value-type="float">
            <text:p>0.277142</text:p>
          </table:table-cell>
          <table:table-cell office:value-type="float" office:value="0.157772" calcext:value-type="float">
            <text:p>0.157772</text:p>
          </table:table-cell>
        </table:table-row>
        <table:table-row table:style-name="ro1">
          <table:table-cell office:value-type="float" office:value="0.173780082874938" calcext:value-type="float">
            <text:p>0.173780082874938</text:p>
          </table:table-cell>
          <table:table-cell office:value-type="float" office:value="0.0145769958322474" calcext:value-type="float">
            <text:p>0.014576995832248</text:p>
          </table:table-cell>
          <table:table-cell office:value-type="float" office:value="0.0153172856964032" calcext:value-type="float">
            <text:p>0.015317285696403</text:p>
          </table:table-cell>
          <table:table-cell office:value-type="float" office:value="0.125281" calcext:value-type="float">
            <text:p>0.125281</text:p>
          </table:table-cell>
          <table:table-cell table:formula="of:=1/[.D31]" office:value-type="float" office:value="7.98205633735363" calcext:value-type="float">
            <text:p>7.98205633735363</text:p>
          </table:table-cell>
          <table:table-cell office:value-type="float" office:value="0.26805" calcext:value-type="float">
            <text:p>0.26805</text:p>
          </table:table-cell>
          <table:table-cell office:value-type="float" office:value="0.165409" calcext:value-type="float">
            <text:p>0.165409</text:p>
          </table:table-cell>
        </table:table-row>
        <table:table-row table:style-name="ro1">
          <table:table-cell office:value-type="float" office:value="0.177827941003892" calcext:value-type="float">
            <text:p>0.177827941003892</text:p>
          </table:table-cell>
          <table:table-cell office:value-type="float" office:value="0.0150982470218471" calcext:value-type="float">
            <text:p>0.015098247021847</text:p>
          </table:table-cell>
          <table:table-cell office:value-type="float" office:value="0.0158618429154609" calcext:value-type="float">
            <text:p>0.015861842915461</text:p>
          </table:table-cell>
          <table:table-cell office:value-type="float" office:value="0.139197" calcext:value-type="float">
            <text:p>0.139197</text:p>
          </table:table-cell>
          <table:table-cell table:formula="of:=1/[.D32]" office:value-type="float" office:value="7.18406287491828" calcext:value-type="float">
            <text:p>7.18406287491828</text:p>
          </table:table-cell>
          <table:table-cell office:value-type="float" office:value="0.258547" calcext:value-type="float">
            <text:p>0.258547</text:p>
          </table:table-cell>
          <table:table-cell office:value-type="float" office:value="0.171995" calcext:value-type="float">
            <text:p>0.171995</text:p>
          </table:table-cell>
        </table:table-row>
        <table:table-row table:style-name="ro1">
          <table:table-cell office:value-type="float" office:value="0.181970085860998" calcext:value-type="float">
            <text:p>0.181970085860998</text:p>
          </table:table-cell>
          <table:table-cell office:value-type="float" office:value="0.0156305947832684" calcext:value-type="float">
            <text:p>0.015630594783269</text:p>
          </table:table-cell>
          <table:table-cell office:value-type="float" office:value="0.0164183882136331" calcext:value-type="float">
            <text:p>0.016418388213633</text:p>
          </table:table-cell>
          <table:table-cell office:value-type="float" office:value="0.15466" calcext:value-type="float">
            <text:p>0.15466</text:p>
          </table:table-cell>
          <table:table-cell table:formula="of:=1/[.D33]" office:value-type="float" office:value="6.46579593948015" calcext:value-type="float">
            <text:p>6.46579593948015</text:p>
          </table:table-cell>
          <table:table-cell office:value-type="float" office:value="0.248731" calcext:value-type="float">
            <text:p>0.248731</text:p>
          </table:table-cell>
          <table:table-cell office:value-type="float" office:value="0.177283" calcext:value-type="float">
            <text:p>0.177283</text:p>
          </table:table-cell>
        </table:table-row>
        <table:table-row table:style-name="ro1">
          <table:table-cell office:value-type="float" office:value="0.186208713666287" calcext:value-type="float">
            <text:p>0.186208713666287</text:p>
          </table:table-cell>
          <table:table-cell office:value-type="float" office:value="0.0161740877117591" calcext:value-type="float">
            <text:p>0.016174087711759</text:p>
          </table:table-cell>
          <table:table-cell office:value-type="float" office:value="0.0169867817105027" calcext:value-type="float">
            <text:p>0.016986781710503</text:p>
          </table:table-cell>
          <table:table-cell office:value-type="float" office:value="0.171839" calcext:value-type="float">
            <text:p>0.171839</text:p>
          </table:table-cell>
          <table:table-cell table:formula="of:=1/[.D34]" office:value-type="float" office:value="5.81940071811405" calcext:value-type="float">
            <text:p>5.81940071811405</text:p>
          </table:table-cell>
          <table:table-cell office:value-type="float" office:value="0.238633" calcext:value-type="float">
            <text:p>0.238633</text:p>
          </table:table-cell>
          <table:table-cell office:value-type="float" office:value="0.180635" calcext:value-type="float">
            <text:p>0.180635</text:p>
          </table:table-cell>
        </table:table-row>
        <table:table-row table:style-name="ro1">
          <table:table-cell office:value-type="float" office:value="0.190546071796325" calcext:value-type="float">
            <text:p>0.190546071796325</text:p>
          </table:table-cell>
          <table:table-cell office:value-type="float" office:value="0.0167288567718816" calcext:value-type="float">
            <text:p>0.016728856771882</text:p>
          </table:table-cell>
          <table:table-cell office:value-type="float" office:value="0.0175669161943458" calcext:value-type="float">
            <text:p>0.017566916194346</text:p>
          </table:table-cell>
          <table:table-cell office:value-type="float" office:value="0.190927" calcext:value-type="float">
            <text:p>0.190927</text:p>
          </table:table-cell>
          <table:table-cell table:formula="of:=1/[.D35]" office:value-type="float" office:value="5.23760390096739" calcext:value-type="float">
            <text:p>5.23760390096739</text:p>
          </table:table-cell>
          <table:table-cell office:value-type="float" office:value="0.228343" calcext:value-type="float">
            <text:p>0.228343</text:p>
          </table:table-cell>
          <table:table-cell office:value-type="float" office:value="0.181917" calcext:value-type="float">
            <text:p>0.181917</text:p>
          </table:table-cell>
        </table:table-row>
        <table:table-row table:style-name="ro1">
          <table:table-cell office:value-type="float" office:value="0.194984459975805" calcext:value-type="float">
            <text:p>0.194984459975805</text:p>
          </table:table-cell>
          <table:table-cell office:value-type="float" office:value="0.0172951805572412" calcext:value-type="float">
            <text:p>0.017295180557241</text:p>
          </table:table-cell>
          <table:table-cell office:value-type="float" office:value="0.018158701290316" calcext:value-type="float">
            <text:p>0.018158701290316</text:p>
          </table:table-cell>
          <table:table-cell office:value-type="float" office:value="0.212135" calcext:value-type="float">
            <text:p>0.212135</text:p>
          </table:table-cell>
          <table:table-cell table:formula="of:=1/[.D36]" office:value-type="float" office:value="4.71397930563085" calcext:value-type="float">
            <text:p>4.71397930563085</text:p>
          </table:table-cell>
          <table:table-cell office:value-type="float" office:value="0.218037" calcext:value-type="float">
            <text:p>0.218037</text:p>
          </table:table-cell>
          <table:table-cell office:value-type="float" office:value="0.181884" calcext:value-type="float">
            <text:p>0.181884</text:p>
          </table:table-cell>
        </table:table-row>
        <table:table-row table:style-name="ro1">
          <table:table-cell office:value-type="float" office:value="0.199526231496888" calcext:value-type="float">
            <text:p>0.199526231496888</text:p>
          </table:table-cell>
          <table:table-cell office:value-type="float" office:value="0.0178735072098006" calcext:value-type="float">
            <text:p>0.017873507209801</text:p>
          </table:table-cell>
          <table:table-cell office:value-type="float" office:value="0.0187620549829091" calcext:value-type="float">
            <text:p>0.018762054982909</text:p>
          </table:table-cell>
          <table:table-cell office:value-type="float" office:value="0.235699" calcext:value-type="float">
            <text:p>0.235699</text:p>
          </table:table-cell>
          <table:table-cell table:formula="of:=1/[.D37]" office:value-type="float" office:value="4.24269937505038" calcext:value-type="float">
            <text:p>4.24269937505038</text:p>
          </table:table-cell>
          <table:table-cell office:value-type="float" office:value="0.207795" calcext:value-type="float">
            <text:p>0.207795</text:p>
          </table:table-cell>
          <table:table-cell office:value-type="float" office:value="0.180722" calcext:value-type="float">
            <text:p>0.180722</text:p>
          </table:table-cell>
        </table:table-row>
        <table:table-row table:style-name="ro1">
          <table:table-cell office:value-type="float" office:value="0.204173794466953" calcext:value-type="float">
            <text:p>0.204173794466953</text:p>
          </table:table-cell>
          <table:table-cell office:value-type="float" office:value="0.0184641798625087" calcext:value-type="float">
            <text:p>0.018464179862509</text:p>
          </table:table-cell>
          <table:table-cell office:value-type="float" office:value="0.0193768989353009" calcext:value-type="float">
            <text:p>0.019376898935301</text:p>
          </table:table-cell>
          <table:table-cell office:value-type="float" office:value="0.26188" calcext:value-type="float">
            <text:p>0.26188</text:p>
          </table:table-cell>
          <table:table-cell table:formula="of:=1/[.D38]" office:value-type="float" office:value="3.81854284405071" calcext:value-type="float">
            <text:p>3.81854284405071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178526" calcext:value-type="float">
            <text:p>0.178526</text:p>
          </table:table-cell>
        </table:table-row>
        <table:table-row table:style-name="ro1">
          <table:table-cell office:value-type="float" office:value="0.208929613085404" calcext:value-type="float">
            <text:p>0.208929613085404</text:p>
          </table:table-cell>
          <table:table-cell office:value-type="float" office:value="0.019067030395086" calcext:value-type="float">
            <text:p>0.019067030395086</text:p>
          </table:table-cell>
          <table:table-cell office:value-type="float" office:value="0.020003155828067" calcext:value-type="float">
            <text:p>0.020003155828067</text:p>
          </table:table-cell>
          <table:table-cell office:value-type="float" office:value="0.29097" calcext:value-type="float">
            <text:p>0.29097</text:p>
          </table:table-cell>
          <table:table-cell table:formula="of:=1/[.D39]" office:value-type="float" office:value="3.4367804240987" calcext:value-type="float">
            <text:p>3.4367804240987</text:p>
          </table:table-cell>
          <table:table-cell office:value-type="float" office:value="0.187696" calcext:value-type="float">
            <text:p>0.187696</text:p>
          </table:table-cell>
          <table:table-cell office:value-type="float" office:value="0.175336" calcext:value-type="float">
            <text:p>0.175336</text:p>
          </table:table-cell>
        </table:table-row>
        <table:table-row table:style-name="ro1">
          <table:table-cell office:value-type="float" office:value="0.213796208950223" calcext:value-type="float">
            <text:p>0.213796208950223</text:p>
          </table:table-cell>
          <table:table-cell office:value-type="float" office:value="0.0196815890970568" calcext:value-type="float">
            <text:p>0.019681589097057</text:p>
          </table:table-cell>
          <table:table-cell office:value-type="float" office:value="0.0206407478159788" calcext:value-type="float">
            <text:p>0.020640747815979</text:p>
          </table:table-cell>
          <table:table-cell office:value-type="float" office:value="0.323291" calcext:value-type="float">
            <text:p>0.323291</text:p>
          </table:table-cell>
          <table:table-cell table:formula="of:=1/[.D40]" office:value-type="float" office:value="3.09318848962699" calcext:value-type="float">
            <text:p>3.09318848962699</text:p>
          </table:table-cell>
          <table:table-cell office:value-type="float" office:value="0.177847" calcext:value-type="float">
            <text:p>0.177847</text:p>
          </table:table-cell>
          <table:table-cell office:value-type="float" office:value="0.170868" calcext:value-type="float">
            <text:p>0.170868</text:p>
          </table:table-cell>
        </table:table-row>
        <table:table-row table:style-name="ro1">
          <table:table-cell office:value-type="float" office:value="0.218776162394955" calcext:value-type="float">
            <text:p>0.218776162394955</text:p>
          </table:table-cell>
          <table:table-cell office:value-type="float" office:value="0.0203074450182477" calcext:value-type="float">
            <text:p>0.020307445018248</text:p>
          </table:table-cell>
          <table:table-cell office:value-type="float" office:value="0.0212895956289302" calcext:value-type="float">
            <text:p>0.02128959562893</text:p>
          </table:table-cell>
          <table:table-cell office:value-type="float" office:value="0.359202" calcext:value-type="float">
            <text:p>0.359202</text:p>
          </table:table-cell>
          <table:table-cell table:formula="of:=1/[.D41]" office:value-type="float" office:value="2.78394886442726" calcext:value-type="float">
            <text:p>2.78394886442726</text:p>
          </table:table-cell>
          <table:table-cell office:value-type="float" office:value="0.168122" calcext:value-type="float">
            <text:p>0.168122</text:p>
          </table:table-cell>
          <table:table-cell office:value-type="float" office:value="0.164995" calcext:value-type="float">
            <text:p>0.164995</text:p>
          </table:table-cell>
        </table:table-row>
        <table:table-row table:style-name="ro1">
          <table:table-cell office:value-type="float" office:value="0.223872113856834" calcext:value-type="float">
            <text:p>0.223872113856834</text:p>
          </table:table-cell>
          <table:table-cell office:value-type="float" office:value="0.0209443056181538" calcext:value-type="float">
            <text:p>0.020944305618154</text:p>
          </table:table-cell>
          <table:table-cell office:value-type="float" office:value="0.0219496180577141" calcext:value-type="float">
            <text:p>0.021949618057714</text:p>
          </table:table-cell>
          <table:table-cell office:value-type="float" office:value="0.399102" calcext:value-type="float">
            <text:p>0.399102</text:p>
          </table:table-cell>
          <table:table-cell table:formula="of:=1/[.D42]" office:value-type="float" office:value="2.50562512841329" calcext:value-type="float">
            <text:p>2.50562512841329</text:p>
          </table:table-cell>
          <table:table-cell office:value-type="float" office:value="0.158668" calcext:value-type="float">
            <text:p>0.158668</text:p>
          </table:table-cell>
          <table:table-cell office:value-type="float" office:value="0.158524" calcext:value-type="float">
            <text:p>0.158524</text:p>
          </table:table-cell>
        </table:table-row>
        <table:table-row table:style-name="ro1">
          <table:table-cell office:value-type="float" office:value="0.229086765276777" calcext:value-type="float">
            <text:p>0.229086765276777</text:p>
          </table:table-cell>
          <table:table-cell office:value-type="float" office:value="0.021591955325141" calcext:value-type="float">
            <text:p>0.021591955325141</text:p>
          </table:table-cell>
          <table:table-cell office:value-type="float" office:value="0.0226207316773645" calcext:value-type="float">
            <text:p>0.022620731677365</text:p>
          </table:table-cell>
          <table:table-cell office:value-type="float" office:value="0.443434" calcext:value-type="float">
            <text:p>0.443434</text:p>
          </table:table-cell>
          <table:table-cell table:formula="of:=1/[.D43]" office:value-type="float" office:value="2.25512703130567" calcext:value-type="float">
            <text:p>2.25512703130567</text:p>
          </table:table-cell>
          <table:table-cell office:value-type="float" office:value="0.149494" calcext:value-type="float">
            <text:p>0.149494</text:p>
          </table:table-cell>
          <table:table-cell office:value-type="float" office:value="0.151506" calcext:value-type="float">
            <text:p>0.151506</text:p>
          </table:table-cell>
        </table:table-row>
        <table:table-row table:style-name="ro1">
          <table:table-cell office:value-type="float" office:value="0.234422881531992" calcext:value-type="float">
            <text:p>0.234422881531992</text:p>
          </table:table-cell>
          <table:table-cell office:value-type="float" office:value="0.0222502214196473" calcext:value-type="float">
            <text:p>0.022250221419647</text:p>
          </table:table-cell>
          <table:table-cell office:value-type="float" office:value="0.0233028507216118" calcext:value-type="float">
            <text:p>0.023302850721612</text:p>
          </table:table-cell>
          <table:table-cell office:value-type="float" office:value="0.492691" calcext:value-type="float">
            <text:p>0.492691</text:p>
          </table:table-cell>
          <table:table-cell table:formula="of:=1/[.D44]" office:value-type="float" office:value="2.02966971184779" calcext:value-type="float">
            <text:p>2.02966971184779</text:p>
          </table:table-cell>
          <table:table-cell office:value-type="float" office:value="0.140564" calcext:value-type="float">
            <text:p>0.140564</text:p>
          </table:table-cell>
          <table:table-cell office:value-type="float" office:value="0.143701" calcext:value-type="float">
            <text:p>0.143701</text:p>
          </table:table-cell>
        </table:table-row>
        <table:table-row table:style-name="ro1">
          <table:table-cell office:value-type="float" office:value="0.239883291901949" calcext:value-type="float">
            <text:p>0.239883291901949</text:p>
          </table:table-cell>
          <table:table-cell office:value-type="float" office:value="0.0229189550409429" calcext:value-type="float">
            <text:p>0.022918955040943</text:p>
          </table:table-cell>
          <table:table-cell office:value-type="float" office:value="0.0239958870563257" calcext:value-type="float">
            <text:p>0.023995887056326</text:p>
          </table:table-cell>
          <table:table-cell office:value-type="float" office:value="0.547419" calcext:value-type="float">
            <text:p>0.547419</text:p>
          </table:table-cell>
          <table:table-cell table:formula="of:=1/[.D45]" office:value-type="float" office:value="1.82675427780183" calcext:value-type="float">
            <text:p>1.82675427780183</text:p>
          </table:table-cell>
          <table:table-cell office:value-type="float" office:value="0.131972" calcext:value-type="float">
            <text:p>0.131972</text:p>
          </table:table-cell>
          <table:table-cell office:value-type="float" office:value="0.135772" calcext:value-type="float">
            <text:p>0.135772</text:p>
          </table:table-cell>
        </table:table-row>
        <table:table-row table:style-name="ro1">
          <table:table-cell office:value-type="float" office:value="0.245470891568503" calcext:value-type="float">
            <text:p>0.245470891568503</text:p>
          </table:table-cell>
          <table:table-cell office:value-type="float" office:value="0.0235980209926116" calcext:value-type="float">
            <text:p>0.023598020992612</text:p>
          </table:table-cell>
          <table:table-cell office:value-type="float" office:value="0.0246997502198959" calcext:value-type="float">
            <text:p>0.024699750219896</text:p>
          </table:table-cell>
          <table:table-cell office:value-type="float" office:value="0.608226" calcext:value-type="float">
            <text:p>0.608226</text:p>
          </table:table-cell>
          <table:table-cell table:formula="of:=1/[.D46]" office:value-type="float" office:value="1.64412570327477" calcext:value-type="float">
            <text:p>1.64412570327477</text:p>
          </table:table-cell>
          <table:table-cell office:value-type="float" office:value="0.123744" calcext:value-type="float">
            <text:p>0.123744</text:p>
          </table:table-cell>
          <table:table-cell office:value-type="float" office:value="0.127972" calcext:value-type="float">
            <text:p>0.127972</text:p>
          </table:table-cell>
        </table:table-row>
        <table:table-row table:style-name="ro1">
          <table:table-cell office:value-type="float" office:value="0.251188643150958" calcext:value-type="float">
            <text:p>0.251188643150958</text:p>
          </table:table-cell>
          <table:table-cell office:value-type="float" office:value="0.0242872919209759" calcext:value-type="float">
            <text:p>0.024287291920976</text:p>
          </table:table-cell>
          <table:table-cell office:value-type="float" office:value="0.0254143475106377" calcext:value-type="float">
            <text:p>0.025414347510638</text:p>
          </table:table-cell>
          <table:table-cell office:value-type="float" office:value="0.675788" calcext:value-type="float">
            <text:p>0.675788</text:p>
          </table:table-cell>
          <table:table-cell table:formula="of:=1/[.D47]" office:value-type="float" office:value="1.47975400569409" calcext:value-type="float">
            <text:p>1.47975400569409</text:p>
          </table:table-cell>
          <table:table-cell office:value-type="float" office:value="0.115875" calcext:value-type="float">
            <text:p>0.115875</text:p>
          </table:table-cell>
          <table:table-cell office:value-type="float" office:value="0.120366" calcext:value-type="float">
            <text:p>0.120366</text:p>
          </table:table-cell>
        </table:table-row>
        <table:table-row table:style-name="ro1">
          <table:table-cell office:value-type="float" office:value="0.257039578276886" calcext:value-type="float">
            <text:p>0.257039578276886</text:p>
          </table:table-cell>
          <table:table-cell office:value-type="float" office:value="0.0249866444482487" calcext:value-type="float">
            <text:p>0.024986644448249</text:p>
          </table:table-cell>
          <table:table-cell office:value-type="float" office:value="0.0261395841088946" calcext:value-type="float">
            <text:p>0.026139584108895</text:p>
          </table:table-cell>
          <table:table-cell office:value-type="float" office:value="0.750854" calcext:value-type="float">
            <text:p>0.750854</text:p>
          </table:table-cell>
          <table:table-cell table:formula="of:=1/[.D48]" office:value-type="float" office:value="1.33181683789392" calcext:value-type="float">
            <text:p>1.33181683789392</text:p>
          </table:table-cell>
          <table:table-cell office:value-type="float" office:value="0.108344" calcext:value-type="float">
            <text:p>0.108344</text:p>
          </table:table-cell>
          <table:table-cell office:value-type="float" office:value="0.112971" calcext:value-type="float">
            <text:p>0.112971</text:p>
          </table:table-cell>
        </table:table-row>
        <table:table-row table:style-name="ro1">
          <table:table-cell office:value-type="float" office:value="0.263026799189538" calcext:value-type="float">
            <text:p>0.263026799189538</text:p>
          </table:table-cell>
          <table:table-cell office:value-type="float" office:value="0.0256959557852622" calcext:value-type="float">
            <text:p>0.025695955785262</text:p>
          </table:table-cell>
          <table:table-cell office:value-type="float" office:value="0.0268753632264122" calcext:value-type="float">
            <text:p>0.026875363226412</text:p>
          </table:table-cell>
          <table:table-cell office:value-type="float" office:value="0.834259" calcext:value-type="float">
            <text:p>0.834259</text:p>
          </table:table-cell>
          <table:table-cell table:formula="of:=1/[.D49]" office:value-type="float" office:value="1.19866851900908" calcext:value-type="float">
            <text:p>1.19866851900908</text:p>
          </table:table-cell>
          <table:table-cell office:value-type="float" office:value="0.101076" calcext:value-type="float">
            <text:p>0.101076</text:p>
          </table:table-cell>
          <table:table-cell office:value-type="float" office:value="0.105696" calcext:value-type="float">
            <text:p>0.105696</text:p>
          </table:table-cell>
        </table:table-row>
        <table:table-row table:style-name="ro1">
          <table:table-cell office:value-type="float" office:value="0.269153480392692" calcext:value-type="float">
            <text:p>0.269153480392692</text:p>
          </table:table-cell>
          <table:table-cell office:value-type="float" office:value="0.0264150995356508" calcext:value-type="float">
            <text:p>0.026415099535651</text:p>
          </table:table-cell>
          <table:table-cell office:value-type="float" office:value="0.0276215862788134" calcext:value-type="float">
            <text:p>0.027621586278814</text:p>
          </table:table-cell>
          <table:table-cell office:value-type="float" office:value="0.926928" calcext:value-type="float">
            <text:p>0.926928</text:p>
          </table:table-cell>
          <table:table-cell table:formula="of:=1/[.D50]" office:value-type="float" office:value="1.0788324443754" calcext:value-type="float">
            <text:p>1.0788324443754</text:p>
          </table:table-cell>
          <table:table-cell office:value-type="float" office:value="0.0940735" calcext:value-type="float">
            <text:p>0.0940735</text:p>
          </table:table-cell>
          <table:table-cell office:value-type="float" office:value="0.0982365" calcext:value-type="float">
            <text:p>0.0982365</text:p>
          </table:table-cell>
        </table:table-row>
        <table:table-row table:style-name="ro1">
          <table:table-cell office:value-type="float" office:value="0.275422870333817" calcext:value-type="float">
            <text:p>0.275422870333817</text:p>
          </table:table-cell>
          <table:table-cell office:value-type="float" office:value="0.0271439389149915" calcext:value-type="float">
            <text:p>0.027143938914992</text:p>
          </table:table-cell>
          <table:table-cell office:value-type="float" office:value="0.028378153079313" calcext:value-type="float">
            <text:p>0.028378153079313</text:p>
          </table:table-cell>
          <table:table-cell office:value-type="float" office:value="1.02989" calcext:value-type="float">
            <text:p>1.02989</text:p>
          </table:table-cell>
          <table:table-cell table:formula="of:=1/[.D51]" office:value-type="float" office:value="0.970977483032168" calcext:value-type="float">
            <text:p>0.970977483032168</text:p>
          </table:table-cell>
          <table:table-cell office:value-type="float" office:value="0.0874164" calcext:value-type="float">
            <text:p>0.0874164</text:p>
          </table:table-cell>
          <table:table-cell office:value-type="float" office:value="0.0902313" calcext:value-type="float">
            <text:p>0.0902313</text:p>
          </table:table-cell>
        </table:table-row>
        <table:table-row table:style-name="ro1">
          <table:table-cell office:value-type="float" office:value="0.281838293126445" calcext:value-type="float">
            <text:p>0.281838293126445</text:p>
          </table:table-cell>
          <table:table-cell office:value-type="float" office:value="0.0278823142457243" calcext:value-type="float">
            <text:p>0.027882314245724</text:p>
          </table:table-cell>
          <table:table-cell office:value-type="float" office:value="0.0291449620535015" calcext:value-type="float">
            <text:p>0.029144962053502</text:p>
          </table:table-cell>
          <table:table-cell office:value-type="float" office:value="1.14429" calcext:value-type="float">
            <text:p>1.14429</text:p>
          </table:table-cell>
          <table:table-cell table:formula="of:=1/[.D52]" office:value-type="float" office:value="0.873904342430678" calcext:value-type="float">
            <text:p>0.873904342430678</text:p>
          </table:table-cell>
          <table:table-cell office:value-type="float" office:value="0.0802151" calcext:value-type="float">
            <text:p>0.0802151</text:p>
          </table:table-cell>
          <table:table-cell office:value-type="float" office:value="0.0826282" calcext:value-type="float">
            <text:p>0.0826282</text:p>
          </table:table-cell>
        </table:table-row>
        <table:table-row table:style-name="ro1">
          <table:table-cell office:value-type="float" office:value="0.288403150312661" calcext:value-type="float">
            <text:p>0.288403150312661</text:p>
          </table:table-cell>
          <table:table-cell office:value-type="float" office:value="0.0286300199612008" calcext:value-type="float">
            <text:p>0.028630019961201</text:p>
          </table:table-cell>
          <table:table-cell office:value-type="float" office:value="0.029921910476404" calcext:value-type="float">
            <text:p>0.029921910476404</text:p>
          </table:table-cell>
          <table:table-cell office:value-type="float" office:value="1.2714" calcext:value-type="float">
            <text:p>1.2714</text:p>
          </table:table-cell>
          <table:table-cell table:formula="of:=1/[.D53]" office:value-type="float" office:value="0.786534528865817" calcext:value-type="float">
            <text:p>0.786534528865817</text:p>
          </table:table-cell>
          <table:table-cell office:value-type="float" office:value="0.0733942" calcext:value-type="float">
            <text:p>0.0733942</text:p>
          </table:table-cell>
          <table:table-cell office:value-type="float" office:value="0.0753376" calcext:value-type="float">
            <text:p>0.0753376</text:p>
          </table:table-cell>
        </table:table-row>
        <table:table-row table:style-name="ro1">
          <table:table-cell office:value-type="float" office:value="0.295120922666639" calcext:value-type="float">
            <text:p>0.295120922666639</text:p>
          </table:table-cell>
          <table:table-cell office:value-type="float" office:value="0.0293867747662423" calcext:value-type="float">
            <text:p>0.029386774766242</text:p>
          </table:table-cell>
          <table:table-cell office:value-type="float" office:value="0.0307088947342696" calcext:value-type="float">
            <text:p>0.03070889473427</text:p>
          </table:table-cell>
          <table:table-cell office:value-type="float" office:value="1.41263" calcext:value-type="float">
            <text:p>1.41263</text:p>
          </table:table-cell>
          <table:table-cell table:formula="of:=1/[.D54]" office:value-type="float" office:value="0.707899449962127" calcext:value-type="float">
            <text:p>0.707899449962127</text:p>
          </table:table-cell>
          <table:table-cell office:value-type="float" office:value="0.0669512" calcext:value-type="float">
            <text:p>0.0669512</text:p>
          </table:table-cell>
          <table:table-cell office:value-type="float" office:value="0.0684226" calcext:value-type="float">
            <text:p>0.0684226</text:p>
          </table:table-cell>
        </table:table-row>
        <table:table-row table:style-name="ro1">
          <table:table-cell office:value-type="float" office:value="0.301995172040202" calcext:value-type="float">
            <text:p>0.301995172040202</text:p>
          </table:table-cell>
          <table:table-cell office:value-type="float" office:value="0.0301522505855889" calcext:value-type="float">
            <text:p>0.030152250585589</text:p>
          </table:table-cell>
          <table:table-cell office:value-type="float" office:value="0.0315058106148134" calcext:value-type="float">
            <text:p>0.031505810614813</text:p>
          </table:table-cell>
          <table:table-cell office:value-type="float" office:value="1.56954" calcext:value-type="float">
            <text:p>1.56954</text:p>
          </table:table-cell>
          <table:table-cell table:formula="of:=1/[.D55]" office:value-type="float" office:value="0.637129350000637" calcext:value-type="float">
            <text:p>0.637129350000637</text:p>
          </table:table-cell>
          <table:table-cell office:value-type="float" office:value="0.0608857" calcext:value-type="float">
            <text:p>0.0608857</text:p>
          </table:table-cell>
          <table:table-cell office:value-type="float" office:value="0.0619539" calcext:value-type="float">
            <text:p>0.0619539</text:p>
          </table:table-cell>
        </table:table-row>
        <table:table-row table:style-name="ro1">
          <table:table-cell office:value-type="float" office:value="0.309029543251359" calcext:value-type="float">
            <text:p>0.309029543251359</text:p>
          </table:table-cell>
          <table:table-cell office:value-type="float" office:value="0.0309262642393527" calcext:value-type="float">
            <text:p>0.030926264239353</text:p>
          </table:table-cell>
          <table:table-cell office:value-type="float" office:value="0.0323125536311097" calcext:value-type="float">
            <text:p>0.03231255363111</text:p>
          </table:table-cell>
          <table:table-cell office:value-type="float" office:value="1.74388" calcext:value-type="float">
            <text:p>1.74388</text:p>
          </table:table-cell>
          <table:table-cell table:formula="of:=1/[.D56]" office:value-type="float" office:value="0.573433951877423" calcext:value-type="float">
            <text:p>0.573433951877423</text:p>
          </table:table-cell>
          <table:table-cell office:value-type="float" office:value="0.0551833" calcext:value-type="float">
            <text:p>0.0551833</text:p>
          </table:table-cell>
          <table:table-cell office:value-type="float" office:value="0.0559176" calcext:value-type="float">
            <text:p>0.0559176</text:p>
          </table:table-cell>
        </table:table-row>
        <table:table-row table:style-name="ro1">
          <table:table-cell office:value-type="float" office:value="0.316227766016838" calcext:value-type="float">
            <text:p>0.316227766016838</text:p>
          </table:table-cell>
          <table:table-cell office:value-type="float" office:value="0.0317088765072942" calcext:value-type="float">
            <text:p>0.031708876507294</text:p>
          </table:table-cell>
          <table:table-cell office:value-type="float" office:value="0.033129019386173" calcext:value-type="float">
            <text:p>0.033129019386173</text:p>
          </table:table-cell>
          <table:table-cell office:value-type="float" office:value="1.93759" calcext:value-type="float">
            <text:p>1.93759</text:p>
          </table:table-cell>
          <table:table-cell table:formula="of:=1/[.D57]" office:value-type="float" office:value="0.516105058345677" calcext:value-type="float">
            <text:p>0.516105058345677</text:p>
          </table:table-cell>
          <table:table-cell office:value-type="float" office:value="0.0498297" calcext:value-type="float">
            <text:p>0.0498297</text:p>
          </table:table-cell>
          <table:table-cell office:value-type="float" office:value="0.0502665" calcext:value-type="float">
            <text:p>0.0502665</text:p>
          </table:table-cell>
        </table:table-row>
        <table:table-row table:style-name="ro1">
          <table:table-cell office:value-type="float" office:value="0.323593656929628" calcext:value-type="float">
            <text:p>0.323593656929628</text:p>
          </table:table-cell>
          <table:table-cell office:value-type="float" office:value="0.0325002134781718" calcext:value-type="float">
            <text:p>0.032500213478172</text:p>
          </table:table-cell>
          <table:table-cell office:value-type="float" office:value="0.0339551039877365" calcext:value-type="float">
            <text:p>0.033955103987737</text:p>
          </table:table-cell>
          <table:table-cell office:value-type="float" office:value="2.15282" calcext:value-type="float">
            <text:p>2.15282</text:p>
          </table:table-cell>
          <table:table-cell table:formula="of:=1/[.D58]" office:value-type="float" office:value="0.464507018701053" calcext:value-type="float">
            <text:p>0.464507018701053</text:p>
          </table:table-cell>
          <table:table-cell office:value-type="float" office:value="0.0448125" calcext:value-type="float">
            <text:p>0.0448125</text:p>
          </table:table-cell>
          <table:table-cell office:value-type="float" office:value="0.0449102" calcext:value-type="float">
            <text:p>0.0449102</text:p>
          </table:table-cell>
        </table:table-row>
        <table:table-row table:style-name="ro1">
          <table:table-cell office:value-type="float" office:value="0.331131121482591" calcext:value-type="float">
            <text:p>0.331131121482591</text:p>
          </table:table-cell>
          <table:table-cell office:value-type="float" office:value="0.0333003542428721" calcext:value-type="float">
            <text:p>0.033300354242872</text:p>
          </table:table-cell>
          <table:table-cell office:value-type="float" office:value="0.0347907045261748" calcext:value-type="float">
            <text:p>0.034790704526175</text:p>
          </table:table-cell>
          <table:table-cell office:value-type="float" office:value="2.39196" calcext:value-type="float">
            <text:p>2.39196</text:p>
          </table:table-cell>
          <table:table-cell table:formula="of:=1/[.D59]" office:value-type="float" office:value="0.41806719175906" calcext:value-type="float">
            <text:p>0.41806719175906</text:p>
          </table:table-cell>
          <table:table-cell office:value-type="float" office:value="0.0401165" calcext:value-type="float">
            <text:p>0.0401165</text:p>
          </table:table-cell>
          <table:table-cell office:value-type="float" office:value="0.0399362" calcext:value-type="float">
            <text:p>0.0399362</text:p>
          </table:table-cell>
        </table:table-row>
        <table:table-row table:style-name="ro1">
          <table:table-cell office:value-type="float" office:value="0.338844156139203" calcext:value-type="float">
            <text:p>0.338844156139203</text:p>
          </table:table-cell>
          <table:table-cell office:value-type="float" office:value="0.0341093339685348" calcext:value-type="float">
            <text:p>0.034109333968535</text:p>
          </table:table-cell>
          <table:table-cell office:value-type="float" office:value="0.0356357196334285" calcext:value-type="float">
            <text:p>0.035635719633429</text:p>
          </table:table-cell>
          <table:table-cell office:value-type="float" office:value="2.65765" calcext:value-type="float">
            <text:p>2.65765</text:p>
          </table:table-cell>
          <table:table-cell table:formula="of:=1/[.D60]" office:value-type="float" office:value="0.376272270615017" calcext:value-type="float">
            <text:p>0.376272270615017</text:p>
          </table:table-cell>
          <table:table-cell office:value-type="float" office:value="0.0357292" calcext:value-type="float">
            <text:p>0.0357292</text:p>
          </table:table-cell>
          <table:table-cell office:value-type="float" office:value="0.0353675" calcext:value-type="float">
            <text:p>0.0353675</text:p>
          </table:table-cell>
        </table:table-row>
        <table:table-row table:style-name="ro1">
          <table:table-cell office:value-type="float" office:value="0.346736850452532" calcext:value-type="float">
            <text:p>0.346736850452532</text:p>
          </table:table-cell>
          <table:table-cell office:value-type="float" office:value="0.0349271647981301" calcext:value-type="float">
            <text:p>0.03492716479813</text:p>
          </table:table-cell>
          <table:table-cell office:value-type="float" office:value="0.0364900501479593" calcext:value-type="float">
            <text:p>0.036490050147959</text:p>
          </table:table-cell>
          <table:table-cell office:value-type="float" office:value="2.95287" calcext:value-type="float">
            <text:p>2.95287</text:p>
          </table:table-cell>
          <table:table-cell table:formula="of:=1/[.D61]" office:value-type="float" office:value="0.338653581092293" calcext:value-type="float">
            <text:p>0.338653581092293</text:p>
          </table:table-cell>
          <table:table-cell office:value-type="float" office:value="0.0316408" calcext:value-type="float">
            <text:p>0.0316408</text:p>
          </table:table-cell>
          <table:table-cell office:value-type="float" office:value="0.0311833" calcext:value-type="float">
            <text:p>0.0311833</text:p>
          </table:table-cell>
        </table:table-row>
        <table:table-row table:style-name="ro1">
          <table:table-cell office:value-type="float" office:value="0.354813389233575" calcext:value-type="float">
            <text:p>0.354813389233575</text:p>
          </table:table-cell>
          <table:table-cell office:value-type="float" office:value="0.0357538494856329" calcext:value-type="float">
            <text:p>0.035753849485633</text:p>
          </table:table-cell>
          <table:table-cell office:value-type="float" office:value="0.0373535999214142" calcext:value-type="float">
            <text:p>0.037353599921414</text:p>
          </table:table-cell>
          <table:table-cell office:value-type="float" office:value="3.28087" calcext:value-type="float">
            <text:p>3.28087</text:p>
          </table:table-cell>
          <table:table-cell table:formula="of:=1/[.D62]" office:value-type="float" office:value="0.304797203180864" calcext:value-type="float">
            <text:p>0.304797203180864</text:p>
          </table:table-cell>
          <table:table-cell office:value-type="float" office:value="0.0278432" calcext:value-type="float">
            <text:p>0.0278432</text:p>
          </table:table-cell>
          <table:table-cell office:value-type="float" office:value="0.0273596" calcext:value-type="float">
            <text:p>0.0273596</text:p>
          </table:table-cell>
        </table:table-row>
        <table:table-row table:style-name="ro1">
          <table:table-cell office:value-type="float" office:value="0.363078054770101" calcext:value-type="float">
            <text:p>0.363078054770101</text:p>
          </table:table-cell>
          <table:table-cell office:value-type="float" office:value="0.0365893888600128" calcext:value-type="float">
            <text:p>0.036589388860013</text:p>
          </table:table-cell>
          <table:table-cell office:value-type="float" office:value="0.0382262768187993" calcext:value-type="float">
            <text:p>0.038226276818799</text:p>
          </table:table-cell>
          <table:table-cell office:value-type="float" office:value="3.64531" calcext:value-type="float">
            <text:p>3.64531</text:p>
          </table:table-cell>
          <table:table-cell table:formula="of:=1/[.D63]" office:value-type="float" office:value="0.274325091693162" calcext:value-type="float">
            <text:p>0.274325091693162</text:p>
          </table:table-cell>
          <table:table-cell office:value-type="float" office:value="0.0243295" calcext:value-type="float">
            <text:p>0.0243295</text:p>
          </table:table-cell>
          <table:table-cell office:value-type="float" office:value="0.0238733" calcext:value-type="float">
            <text:p>0.0238733</text:p>
          </table:table-cell>
        </table:table-row>
        <table:table-row table:style-name="ro1">
          <table:table-cell office:value-type="float" office:value="0.371535229097173" calcext:value-type="float">
            <text:p>0.371535229097173</text:p>
          </table:table-cell>
          <table:table-cell office:value-type="float" office:value="0.0374337858960562" calcext:value-type="float">
            <text:p>0.037433785896056</text:p>
          </table:table-cell>
          <table:table-cell office:value-type="float" office:value="0.0391079939888386" calcext:value-type="float">
            <text:p>0.039107993988839</text:p>
          </table:table-cell>
          <table:table-cell office:value-type="float" office:value="4.05023" calcext:value-type="float">
            <text:p>4.05023</text:p>
          </table:table-cell>
          <table:table-cell table:formula="of:=1/[.D64]" office:value-type="float" office:value="0.246899558790488" calcext:value-type="float">
            <text:p>0.246899558790488</text:p>
          </table:table-cell>
          <table:table-cell office:value-type="float" office:value="0.0210943" calcext:value-type="float">
            <text:p>0.0210943</text:p>
          </table:table-cell>
          <table:table-cell office:value-type="float" office:value="0.0207034" calcext:value-type="float">
            <text:p>0.0207034</text:p>
          </table:table-cell>
        </table:table-row>
        <table:table-row table:style-name="ro1">
          <table:table-cell office:value-type="float" office:value="0.380189396320561" calcext:value-type="float">
            <text:p>0.380189396320561</text:p>
          </table:table-cell>
          <table:table-cell office:value-type="float" office:value="0.0382870479924733" calcext:value-type="float">
            <text:p>0.038287047992473</text:p>
          </table:table-cell>
          <table:table-cell office:value-type="float" office:value="0.0399986715204254" calcext:value-type="float">
            <text:p>0.039998671520425</text:p>
          </table:table-cell>
          <table:table-cell office:value-type="float" office:value="4.50013" calcext:value-type="float">
            <text:p>4.50013</text:p>
          </table:table-cell>
          <table:table-cell table:formula="of:=1/[.D65]" office:value-type="float" office:value="0.22221580265459" calcext:value-type="float">
            <text:p>0.22221580265459</text:p>
          </table:table-cell>
          <table:table-cell office:value-type="float" office:value="0.0181331" calcext:value-type="float">
            <text:p>0.0181331</text:p>
          </table:table-cell>
          <table:table-cell office:value-type="float" office:value="0.0178311" calcext:value-type="float">
            <text:p>0.0178311</text:p>
          </table:table-cell>
        </table:table-row>
        <table:table-row table:style-name="ro1">
          <table:table-cell office:value-type="float" office:value="0.389045144994281" calcext:value-type="float">
            <text:p>0.389045144994281</text:p>
          </table:table-cell>
          <table:table-cell office:value-type="float" office:value="0.0391491882543203" calcext:value-type="float">
            <text:p>0.03914918825432</text:p>
          </table:table-cell>
          <table:table-cell office:value-type="float" office:value="0.0408982386644747" calcext:value-type="float">
            <text:p>0.040898238664475</text:p>
          </table:table-cell>
          <table:table-cell office:value-type="float" office:value="5" calcext:value-type="float">
            <text:p>5</text:p>
          </table:table-cell>
          <table:table-cell table:formula="of:=1/[.D66]" office:value-type="float" office:value="0.2" calcext:value-type="float">
            <text:p>0.2</text:p>
          </table:table-cell>
          <table:table-cell office:value-type="float" office:value="0.0154422" calcext:value-type="float">
            <text:p>0.0154422</text:p>
          </table:table-cell>
          <table:table-cell office:value-type="float" office:value="0.0152398" calcext:value-type="float">
            <text:p>0.0152398</text:p>
          </table:table-cell>
        </table:table-row>
        <table:table-row table:style-name="ro1">
          <table:table-cell office:value-type="float" office:value="0.398107170553497" calcext:value-type="float">
            <text:p>0.398107170553497</text:p>
          </table:table-cell>
          <table:table-cell office:value-type="float" office:value="0.0400202261640791" calcext:value-type="float">
            <text:p>0.040020226164079</text:p>
          </table:table-cell>
          <table:table-cell office:value-type="float" office:value="0.0418066369057875" calcext:value-type="float">
            <text:p>0.041806636905788</text:p>
          </table:table-cell>
          <table:table-cell table:number-columns-repeated="4"/>
        </table:table-row>
        <table:table-row table:style-name="ro1">
          <table:table-cell office:value-type="float" office:value="0.407380277804113" calcext:value-type="float">
            <text:p>0.407380277804113</text:p>
          </table:table-cell>
          <table:table-cell office:value-type="float" office:value="0.0409001878121225" calcext:value-type="float">
            <text:p>0.040900187812123</text:p>
          </table:table-cell>
          <table:table-cell office:value-type="float" office:value="0.0427238243499089" calcext:value-type="float">
            <text:p>0.042723824349909</text:p>
          </table:table-cell>
          <table:table-cell table:number-columns-repeated="4"/>
        </table:table-row>
        <table:table-row table:style-name="ro1">
          <table:table-cell office:value-type="float" office:value="0.416869383470335" calcext:value-type="float">
            <text:p>0.416869383470335</text:p>
          </table:table-cell>
          <table:table-cell office:value-type="float" office:value="0.0417891057282056" calcext:value-type="float">
            <text:p>0.041789105728206</text:p>
          </table:table-cell>
          <table:table-cell office:value-type="float" office:value="0.0436497822097337" calcext:value-type="float">
            <text:p>0.043649782209734</text:p>
          </table:table-cell>
          <table:table-cell table:number-columns-repeated="4"/>
        </table:table-row>
        <table:table-row table:style-name="ro1">
          <table:table-cell office:value-type="float" office:value="0.426579518801593" calcext:value-type="float">
            <text:p>0.426579518801593</text:p>
          </table:table-cell>
          <table:table-cell office:value-type="float" office:value="0.0426870182456348" calcext:value-type="float">
            <text:p>0.042687018245635</text:p>
          </table:table-cell>
          <table:table-cell office:value-type="float" office:value="0.044584524765566" calcext:value-type="float">
            <text:p>0.044584524765566</text:p>
          </table:table-cell>
          <table:table-cell table:number-columns-repeated="4"/>
        </table:table-row>
        <table:table-row table:style-name="ro1">
          <table:table-cell office:value-type="float" office:value="0.436515832240166" calcext:value-type="float">
            <text:p>0.436515832240166</text:p>
          </table:table-cell>
          <table:table-cell office:value-type="float" office:value="0.0435939681842605" calcext:value-type="float">
            <text:p>0.043593968184261</text:p>
          </table:table-cell>
          <table:table-cell office:value-type="float" office:value="0.0455281153029919" calcext:value-type="float">
            <text:p>0.045528115302992</text:p>
          </table:table-cell>
          <table:table-cell table:number-columns-repeated="4"/>
        </table:table-row>
        <table:table-row table:style-name="ro1">
          <table:table-cell office:value-type="float" office:value="0.446683592150963" calcext:value-type="float">
            <text:p>0.446683592150963</text:p>
          </table:table-cell>
          <table:table-cell office:value-type="float" office:value="0.0445100003777839" calcext:value-type="float">
            <text:p>0.044510000377784</text:p>
          </table:table-cell>
          <table:table-cell office:value-type="float" office:value="0.0464806927990943" calcext:value-type="float">
            <text:p>0.046480692799094</text:p>
          </table:table-cell>
          <table:table-cell table:number-columns-repeated="4"/>
        </table:table-row>
        <table:table-row table:style-name="ro1">
          <table:table-cell office:value-type="float" office:value="0.457088189614875" calcext:value-type="float">
            <text:p>0.457088189614875</text:p>
          </table:table-cell>
          <table:table-cell office:value-type="float" office:value="0.0454351570403234" calcext:value-type="float">
            <text:p>0.045435157040323</text:p>
          </table:table-cell>
          <table:table-cell office:value-type="float" office:value="0.047442518851987" calcext:value-type="float">
            <text:p>0.047442518851987</text:p>
          </table:table-cell>
          <table:table-cell table:number-columns-repeated="4"/>
        </table:table-row>
        <table:table-row table:style-name="ro1">
          <table:table-cell office:value-type="float" office:value="0.467735141287198" calcext:value-type="float">
            <text:p>0.467735141287198</text:p>
          </table:table-cell>
          <table:table-cell office:value-type="float" office:value="0.046369468897166" calcext:value-type="float">
            <text:p>0.046369468897166</text:p>
          </table:table-cell>
          <table:table-cell office:value-type="float" office:value="0.0484140643870974" calcext:value-type="float">
            <text:p>0.048414064387097</text:p>
          </table:table-cell>
          <table:table-cell table:number-columns-repeated="4"/>
        </table:table-row>
        <table:table-row table:style-name="ro1">
          <table:table-cell office:value-type="float" office:value="0.478630092322638" calcext:value-type="float">
            <text:p>0.478630092322638</text:p>
          </table:table-cell>
          <table:table-cell office:value-type="float" office:value="0.0473129384915838" calcext:value-type="float">
            <text:p>0.047312938491584</text:p>
          </table:table-cell>
          <table:table-cell office:value-type="float" office:value="0.0493961757343743" calcext:value-type="float">
            <text:p>0.049396175734374</text:p>
          </table:table-cell>
          <table:table-cell table:number-columns-repeated="4"/>
        </table:table-row>
        <table:table-row table:style-name="ro1">
          <table:table-cell office:value-type="float" office:value="0.489778819368446" calcext:value-type="float">
            <text:p>0.489778819368446</text:p>
          </table:table-cell>
          <table:table-cell office:value-type="float" office:value="0.0482655155768571" calcext:value-type="float">
            <text:p>0.048265515576857</text:p>
          </table:table-cell>
          <table:table-cell office:value-type="float" office:value="0.0503903837092532" calcext:value-type="float">
            <text:p>0.050390383709253</text:p>
          </table:table-cell>
          <table:table-cell table:number-columns-repeated="4"/>
        </table:table-row>
        <table:table-row table:style-name="ro1">
          <table:table-cell office:value-type="float" office:value="0.501187233627272" calcext:value-type="float">
            <text:p>0.501187233627272</text:p>
          </table:table-cell>
          <table:table-cell office:value-type="float" office:value="0.0492271030916712" calcext:value-type="float">
            <text:p>0.049227103091671</text:p>
          </table:table-cell>
          <table:table-cell office:value-type="float" office:value="0.0513993167610901" calcext:value-type="float">
            <text:p>0.05139931676109</text:p>
          </table:table-cell>
          <table:table-cell table:number-columns-repeated="4"/>
        </table:table-row>
        <table:table-row table:style-name="ro1">
          <table:table-cell office:value-type="float" office:value="0.512861383991365" calcext:value-type="float">
            <text:p>0.512861383991365</text:p>
          </table:table-cell>
          <table:table-cell office:value-type="float" office:value="0.0501976898252184" calcext:value-type="float">
            <text:p>0.050197689825218</text:p>
          </table:table-cell>
          <table:table-cell office:value-type="float" office:value="0.0524263614528844" calcext:value-type="float">
            <text:p>0.052426361452884</text:p>
          </table:table-cell>
          <table:table-cell table:number-columns-repeated="4"/>
        </table:table-row>
        <table:table-row table:style-name="ro1">
          <table:table-cell office:value-type="float" office:value="0.524807460249773" calcext:value-type="float">
            <text:p>0.524807460249773</text:p>
          </table:table-cell>
          <table:table-cell office:value-type="float" office:value="0.0511774704979494" calcext:value-type="float">
            <text:p>0.051177470497949</text:p>
          </table:table-cell>
          <table:table-cell office:value-type="float" office:value="0.0534730576253646" calcext:value-type="float">
            <text:p>0.053473057625365</text:p>
          </table:table-cell>
          <table:table-cell table:number-columns-repeated="4"/>
        </table:table-row>
        <table:table-row table:style-name="ro1">
          <table:table-cell office:value-type="float" office:value="0.537031796370253" calcext:value-type="float">
            <text:p>0.537031796370253</text:p>
          </table:table-cell>
          <table:table-cell office:value-type="float" office:value="0.0521667228999005" calcext:value-type="float">
            <text:p>0.052166722899901</text:p>
          </table:table-cell>
          <table:table-cell office:value-type="float" office:value="0.0545375627376234" calcext:value-type="float">
            <text:p>0.054537562737623</text:p>
          </table:table-cell>
          <table:table-cell table:number-columns-repeated="4"/>
        </table:table-row>
        <table:table-row table:style-name="ro1">
          <table:table-cell office:value-type="float" office:value="0.549540873857625" calcext:value-type="float">
            <text:p>0.549540873857625</text:p>
          </table:table-cell>
          <table:table-cell office:value-type="float" office:value="0.053165692959851" calcext:value-type="float">
            <text:p>0.053165692959851</text:p>
          </table:table-cell>
          <table:table-cell office:value-type="float" office:value="0.0556171229297644" calcext:value-type="float">
            <text:p>0.055617122929765</text:p>
          </table:table-cell>
          <table:table-cell table:number-columns-repeated="4"/>
        </table:table-row>
        <table:table-row table:style-name="ro1">
          <table:table-cell office:value-type="float" office:value="0.562341325190349" calcext:value-type="float">
            <text:p>0.562341325190349</text:p>
          </table:table-cell>
          <table:table-cell office:value-type="float" office:value="0.0541745874426628" calcext:value-type="float">
            <text:p>0.054174587442663</text:p>
          </table:table-cell>
          <table:table-cell office:value-type="float" office:value="0.0567097591813796" calcext:value-type="float">
            <text:p>0.05670975918138</text:p>
          </table:table-cell>
          <table:table-cell table:number-columns-repeated="4"/>
        </table:table-row>
        <table:table-row table:style-name="ro1">
          <table:table-cell office:value-type="float" office:value="0.575439937337157" calcext:value-type="float">
            <text:p>0.575439937337157</text:p>
          </table:table-cell>
          <table:table-cell office:value-type="float" office:value="0.0551935907752479" calcext:value-type="float">
            <text:p>0.055193590775248</text:p>
          </table:table-cell>
          <table:table-cell office:value-type="float" office:value="0.0578142539192471" calcext:value-type="float">
            <text:p>0.057814253919247</text:p>
          </table:table-cell>
          <table:table-cell table:number-columns-repeated="4"/>
        </table:table-row>
        <table:table-row table:style-name="ro1">
          <table:table-cell office:value-type="float" office:value="0.588843655355589" calcext:value-type="float">
            <text:p>0.588843655355589</text:p>
          </table:table-cell>
          <table:table-cell office:value-type="float" office:value="0.0562228768329366" calcext:value-type="float">
            <text:p>0.056222876832937</text:p>
          </table:table-cell>
          <table:table-cell office:value-type="float" office:value="0.0589298500735875" calcext:value-type="float">
            <text:p>0.058929850073588</text:p>
          </table:table-cell>
          <table:table-cell table:number-columns-repeated="4"/>
        </table:table-row>
        <table:table-row table:style-name="ro1">
          <table:table-cell office:value-type="float" office:value="0.602559586074358" calcext:value-type="float">
            <text:p>0.602559586074358</text:p>
          </table:table-cell>
          <table:table-cell office:value-type="float" office:value="0.0572626152676687" calcext:value-type="float">
            <text:p>0.057262615267669</text:p>
          </table:table-cell>
          <table:table-cell office:value-type="float" office:value="0.0600560522452789" calcext:value-type="float">
            <text:p>0.060056052245279</text:p>
          </table:table-cell>
          <table:table-cell table:number-columns-repeated="4"/>
        </table:table-row>
        <table:table-row table:style-name="ro1">
          <table:table-cell office:value-type="float" office:value="0.616595001861482" calcext:value-type="float">
            <text:p>0.616595001861482</text:p>
          </table:table-cell>
          <table:table-cell office:value-type="float" office:value="0.058312974793611" calcext:value-type="float">
            <text:p>0.058312974793611</text:p>
          </table:table-cell>
          <table:table-cell office:value-type="float" office:value="0.0611925185143106" calcext:value-type="float">
            <text:p>0.061192518514311</text:p>
          </table:table-cell>
          <table:table-cell table:number-columns-repeated="4"/>
        </table:table-row>
        <table:table-row table:style-name="ro1">
          <table:table-cell office:value-type="float" office:value="0.630957344480193" calcext:value-type="float">
            <text:p>0.630957344480193</text:p>
          </table:table-cell>
          <table:table-cell office:value-type="float" office:value="0.0593741249343757" calcext:value-type="float">
            <text:p>0.059374124934376</text:p>
          </table:table-cell>
          <table:table-cell office:value-type="float" office:value="0.0623390023308167" calcext:value-type="float">
            <text:p>0.062339002330817</text:p>
          </table:table-cell>
          <table:table-cell table:number-columns-repeated="4"/>
        </table:table-row>
        <table:table-row table:style-name="ro1">
          <table:table-cell office:value-type="float" office:value="0.645654229034656" calcext:value-type="float">
            <text:p>0.645654229034656</text:p>
          </table:table-cell>
          <table:table-cell office:value-type="float" office:value="0.060446237019567" calcext:value-type="float">
            <text:p>0.060446237019567</text:p>
          </table:table-cell>
          <table:table-cell office:value-type="float" office:value="0.0634953207976442" calcext:value-type="float">
            <text:p>0.063495320797644</text:p>
          </table:table-cell>
          <table:table-cell table:number-columns-repeated="4"/>
        </table:table-row>
        <table:table-row table:style-name="ro1">
          <table:table-cell office:value-type="float" office:value="0.660693448007596" calcext:value-type="float">
            <text:p>0.660693448007596</text:p>
          </table:table-cell>
          <table:table-cell office:value-type="float" office:value="0.0615294848573928" calcext:value-type="float">
            <text:p>0.061529484857393</text:p>
          </table:table-cell>
          <table:table-cell office:value-type="float" office:value="0.0646613375472877" calcext:value-type="float">
            <text:p>0.064661337547288</text:p>
          </table:table-cell>
          <table:table-cell table:number-columns-repeated="4"/>
        </table:table-row>
        <table:table-row table:style-name="ro1">
          <table:table-cell office:value-type="float" office:value="0.676082975391982" calcext:value-type="float">
            <text:p>0.676082975391982</text:p>
          </table:table-cell>
          <table:table-cell office:value-type="float" office:value="0.0626240453484825" calcext:value-type="float">
            <text:p>0.062624045348483</text:p>
          </table:table-cell>
          <table:table-cell office:value-type="float" office:value="0.0658369546120217" calcext:value-type="float">
            <text:p>0.065836954612022</text:p>
          </table:table-cell>
          <table:table-cell table:number-columns-repeated="4"/>
        </table:table-row>
        <table:table-row table:style-name="ro1">
          <table:table-cell office:value-type="float" office:value="0.691830970918936" calcext:value-type="float">
            <text:p>0.691830970918936</text:p>
          </table:table-cell>
          <table:table-cell office:value-type="float" office:value="0.0637300992500275" calcext:value-type="float">
            <text:p>0.063730099250028</text:p>
          </table:table-cell>
          <table:table-cell office:value-type="float" office:value="0.0670221109883061" calcext:value-type="float">
            <text:p>0.067022110988306</text:p>
          </table:table-cell>
          <table:table-cell table:number-columns-repeated="4"/>
        </table:table-row>
        <table:table-row table:style-name="ro1">
          <table:table-cell office:value-type="float" office:value="0.707945784384138" calcext:value-type="float">
            <text:p>0.707945784384138</text:p>
          </table:table-cell>
          <table:table-cell office:value-type="float" office:value="0.0648478323111455" calcext:value-type="float">
            <text:p>0.064847832311146</text:p>
          </table:table-cell>
          <table:table-cell office:value-type="float" office:value="0.068216787755286" calcext:value-type="float">
            <text:p>0.068216787755286</text:p>
          </table:table-cell>
          <table:table-cell table:number-columns-repeated="4"/>
        </table:table-row>
        <table:table-row table:style-name="ro1">
          <table:table-cell office:value-type="float" office:value="0.72443596007499" calcext:value-type="float">
            <text:p>0.72443596007499</text:p>
          </table:table-cell>
          <table:table-cell office:value-type="float" office:value="0.0659774370768554" calcext:value-type="float">
            <text:p>0.065977437076856</text:p>
          </table:table-cell>
          <table:table-cell office:value-type="float" office:value="0.0694210217202416" calcext:value-type="float">
            <text:p>0.069421021720242</text:p>
          </table:table-cell>
          <table:table-cell table:number-columns-repeated="4"/>
        </table:table-row>
        <table:table-row table:style-name="ro1">
          <table:table-cell office:value-type="float" office:value="0.741310241300918" calcext:value-type="float">
            <text:p>0.741310241300918</text:p>
          </table:table-cell>
          <table:table-cell office:value-type="float" office:value="0.0671191158265794" calcext:value-type="float">
            <text:p>0.06711911582658</text:p>
          </table:table-cell>
          <table:table-cell office:value-type="float" office:value="0.0706349327272006" calcext:value-type="float">
            <text:p>0.070634932727201</text:p>
          </table:table-cell>
          <table:table-cell table:number-columns-repeated="4"/>
        </table:table-row>
        <table:table-row table:style-name="ro1">
          <table:table-cell office:value-type="float" office:value="0.758577575029184" calcext:value-type="float">
            <text:p>0.758577575029184</text:p>
          </table:table-cell>
          <table:table-cell office:value-type="float" office:value="0.0682730854460596" calcext:value-type="float">
            <text:p>0.06827308544606</text:p>
          </table:table-cell>
          <table:table-cell office:value-type="float" office:value="0.0718587757951117" calcext:value-type="float">
            <text:p>0.071858775795112</text:p>
          </table:table-cell>
          <table:table-cell table:number-columns-repeated="4"/>
        </table:table-row>
        <table:table-row table:style-name="ro1">
          <table:table-cell office:value-type="float" office:value="0.776247116628692" calcext:value-type="float">
            <text:p>0.776247116628692</text:p>
          </table:table-cell>
          <table:table-cell office:value-type="float" office:value="0.0694395856915031" calcext:value-type="float">
            <text:p>0.069439585691503</text:p>
          </table:table-cell>
          <table:table-cell office:value-type="float" office:value="0.0730930416387095" calcext:value-type="float">
            <text:p>0.07309304163871</text:p>
          </table:table-cell>
          <table:table-cell table:number-columns-repeated="4"/>
        </table:table-row>
        <table:table-row table:style-name="ro1">
          <table:table-cell office:value-type="float" office:value="0.794328234724282" calcext:value-type="float">
            <text:p>0.794328234724282</text:p>
          </table:table-cell>
          <table:table-cell office:value-type="float" office:value="0.0706188936537137" calcext:value-type="float">
            <text:p>0.070618893653714</text:p>
          </table:table-cell>
          <table:table-cell office:value-type="float" office:value="0.0743386519551715" calcext:value-type="float">
            <text:p>0.074338651955172</text:p>
          </table:table-cell>
          <table:table-cell table:number-columns-repeated="4"/>
        </table:table-row>
        <table:table-row table:style-name="ro1">
          <table:table-cell office:value-type="float" office:value="0.812830516164099" calcext:value-type="float">
            <text:p>0.812830516164099</text:p>
          </table:table-cell>
          <table:table-cell office:value-type="float" office:value="0.0718113500759703" calcext:value-type="float">
            <text:p>0.07181135007597</text:p>
          </table:table-cell>
          <table:table-cell office:value-type="float" office:value="0.0755973063444687" calcext:value-type="float">
            <text:p>0.075597306344469</text:p>
          </table:table-cell>
          <table:table-cell table:number-columns-repeated="4"/>
        </table:table-row>
        <table:table-row table:style-name="ro1">
          <table:table-cell office:value-type="float" office:value="0.831763771102671" calcext:value-type="float">
            <text:p>0.831763771102671</text:p>
          </table:table-cell>
          <table:table-cell office:value-type="float" office:value="0.0730174091956201" calcext:value-type="float">
            <text:p>0.07301740919562</text:p>
          </table:table-cell>
          <table:table-cell office:value-type="float" office:value="0.076871797679182" calcext:value-type="float">
            <text:p>0.076871797679182</text:p>
          </table:table-cell>
          <table:table-cell table:number-columns-repeated="4"/>
        </table:table-row>
        <table:table-row table:style-name="ro1">
          <table:table-cell office:value-type="float" office:value="0.851138038202376" calcext:value-type="float">
            <text:p>0.851138038202376</text:p>
          </table:table-cell>
          <table:table-cell office:value-type="float" office:value="0.0742377349554384" calcext:value-type="float">
            <text:p>0.074237734955439</text:p>
          </table:table-cell>
          <table:table-cell office:value-type="float" office:value="0.0781650258753093" calcext:value-type="float">
            <text:p>0.078165025875309</text:p>
          </table:table-cell>
          <table:table-cell table:number-columns-repeated="4"/>
        </table:table-row>
        <table:table-row table:style-name="ro1">
          <table:table-cell office:value-type="float" office:value="0.870963589956081" calcext:value-type="float">
            <text:p>0.870963589956081</text:p>
          </table:table-cell>
          <table:table-cell office:value-type="float" office:value="0.0754733715897137" calcext:value-type="float">
            <text:p>0.075473371589714</text:p>
          </table:table-cell>
          <table:table-cell office:value-type="float" office:value="0.0794771478650521" calcext:value-type="float">
            <text:p>0.079477147865052</text:p>
          </table:table-cell>
          <table:table-cell table:number-columns-repeated="4"/>
        </table:table-row>
        <table:table-row table:style-name="ro1">
          <table:table-cell office:value-type="float" office:value="0.891250938133746" calcext:value-type="float">
            <text:p>0.891250938133746</text:p>
          </table:table-cell>
          <table:table-cell office:value-type="float" office:value="0.0767258992829285" calcext:value-type="float">
            <text:p>0.076725899282929</text:p>
          </table:table-cell>
          <table:table-cell office:value-type="float" office:value="0.0808055845114332" calcext:value-type="float">
            <text:p>0.080805584511433</text:p>
          </table:table-cell>
          <table:table-cell table:number-columns-repeated="4"/>
        </table:table-row>
        <table:table-row table:style-name="ro1">
          <table:table-cell office:value-type="float" office:value="0.91201083935591" calcext:value-type="float">
            <text:p>0.91201083935591</text:p>
          </table:table-cell>
          <table:table-cell office:value-type="float" office:value="0.0779969570791737" calcext:value-type="float">
            <text:p>0.077996957079174</text:p>
          </table:table-cell>
          <table:table-cell office:value-type="float" office:value="0.0821476857947055" calcext:value-type="float">
            <text:p>0.082147685794706</text:p>
          </table:table-cell>
          <table:table-cell table:number-columns-repeated="4"/>
        </table:table-row>
        <table:table-row table:style-name="ro1">
          <table:table-cell office:value-type="float" office:value="0.933254300796991" calcext:value-type="float">
            <text:p>0.933254300796991</text:p>
          </table:table-cell>
          <table:table-cell office:value-type="float" office:value="0.0792868603583348" calcext:value-type="float">
            <text:p>0.079286860358335</text:p>
          </table:table-cell>
          <table:table-cell office:value-type="float" office:value="0.0835016548860461" calcext:value-type="float">
            <text:p>0.083501654886046</text:p>
          </table:table-cell>
          <table:table-cell table:number-columns-repeated="4"/>
        </table:table-row>
        <table:table-row table:style-name="ro1">
          <table:table-cell office:value-type="float" office:value="0.954992586021436" calcext:value-type="float">
            <text:p>0.954992586021436</text:p>
          </table:table-cell>
          <table:table-cell office:value-type="float" office:value="0.0805945937635161" calcext:value-type="float">
            <text:p>0.080594593763516</text:p>
          </table:table-cell>
          <table:table-cell office:value-type="float" office:value="0.0848663368966751" calcext:value-type="float">
            <text:p>0.084866336896675</text:p>
          </table:table-cell>
          <table:table-cell table:number-columns-repeated="4"/>
        </table:table-row>
        <table:table-row table:style-name="ro1">
          <table:table-cell office:value-type="float" office:value="0.977237220955811" calcext:value-type="float">
            <text:p>0.977237220955811</text:p>
          </table:table-cell>
          <table:table-cell office:value-type="float" office:value="0.0819190893035491" calcext:value-type="float">
            <text:p>0.081919089303549</text:p>
          </table:table-cell>
          <table:table-cell office:value-type="float" office:value="0.0862409520205043" calcext:value-type="float">
            <text:p>0.0862409520205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32596694698986" calcext:value-type="float">
            <text:p>0.083259669469899</text:p>
          </table:table-cell>
          <table:table-cell office:value-type="float" office:value="0.0876249416808168" calcext:value-type="float">
            <text:p>0.087624941680817</text:p>
          </table:table-cell>
          <table:table-cell table:number-columns-repeated="4"/>
        </table:table-row>
        <table:table-row table:style-name="ro1">
          <table:table-cell office:value-type="float" office:value="1.02329299228075" calcext:value-type="float">
            <text:p>1.02329299228075</text:p>
          </table:table-cell>
          <table:table-cell office:value-type="float" office:value="0.0846159419163223" calcext:value-type="float">
            <text:p>0.084615941916322</text:p>
          </table:table-cell>
          <table:table-cell office:value-type="float" office:value="0.0890178930087232" calcext:value-type="float">
            <text:p>0.089017893008723</text:p>
          </table:table-cell>
          <table:table-cell table:number-columns-repeated="4"/>
        </table:table-row>
        <table:table-row table:style-name="ro1">
          <table:table-cell office:value-type="float" office:value="1.0471285480509" calcext:value-type="float">
            <text:p>1.0471285480509</text:p>
          </table:table-cell>
          <table:table-cell office:value-type="float" office:value="0.085987662941323" calcext:value-type="float">
            <text:p>0.085987662941323</text:p>
          </table:table-cell>
          <table:table-cell office:value-type="float" office:value="0.0904195095687765" calcext:value-type="float">
            <text:p>0.090419509568777</text:p>
          </table:table-cell>
          <table:table-cell table:number-columns-repeated="4"/>
        </table:table-row>
        <table:table-row table:style-name="ro1">
          <table:table-cell office:value-type="float" office:value="1.07151930523761" calcext:value-type="float">
            <text:p>1.07151930523761</text:p>
          </table:table-cell>
          <table:table-cell office:value-type="float" office:value="0.0873746488332759" calcext:value-type="float">
            <text:p>0.087374648833276</text:p>
          </table:table-cell>
          <table:table-cell office:value-type="float" office:value="0.0918296145377453" calcext:value-type="float">
            <text:p>0.091829614537745</text:p>
          </table:table-cell>
          <table:table-cell table:number-columns-repeated="4"/>
        </table:table-row>
        <table:table-row table:style-name="ro1">
          <table:table-cell office:value-type="float" office:value="1.09647819614319" calcext:value-type="float">
            <text:p>1.09647819614319</text:p>
          </table:table-cell>
          <table:table-cell office:value-type="float" office:value="0.0887767143230869" calcext:value-type="float">
            <text:p>0.088776714323087</text:p>
          </table:table-cell>
          <table:table-cell office:value-type="float" office:value="0.0932481864778439" calcext:value-type="float">
            <text:p>0.093248186477844</text:p>
          </table:table-cell>
          <table:table-cell table:number-columns-repeated="4"/>
        </table:table-row>
        <table:table-row table:style-name="ro1">
          <table:table-cell office:value-type="float" office:value="1.12201845430196" calcext:value-type="float">
            <text:p>1.12201845430196</text:p>
          </table:table-cell>
          <table:table-cell office:value-type="float" office:value="0.0901936142992055" calcext:value-type="float">
            <text:p>0.090193614299206</text:p>
          </table:table-cell>
          <table:table-cell office:value-type="float" office:value="0.0946754420588432" calcext:value-type="float">
            <text:p>0.094675442058843</text:p>
          </table:table-cell>
          <table:table-cell table:number-columns-repeated="4"/>
        </table:table-row>
        <table:table-row table:style-name="ro1">
          <table:table-cell office:value-type="float" office:value="1.14815362149688" calcext:value-type="float">
            <text:p>1.14815362149688</text:p>
          </table:table-cell>
          <table:table-cell office:value-type="float" office:value="0.0916249648613826" calcext:value-type="float">
            <text:p>0.091624964861383</text:p>
          </table:table-cell>
          <table:table-cell office:value-type="float" office:value="0.0961120026987516" calcext:value-type="float">
            <text:p>0.096112002698752</text:p>
          </table:table-cell>
          <table:table-cell table:number-columns-repeated="4"/>
        </table:table-row>
        <table:table-row table:style-name="ro1">
          <table:table-cell office:value-type="float" office:value="1.17489755493953" calcext:value-type="float">
            <text:p>1.17489755493953</text:p>
          </table:table-cell>
          <table:table-cell office:value-type="float" office:value="0.0930701090468243" calcext:value-type="float">
            <text:p>0.093070109046824</text:p>
          </table:table-cell>
          <table:table-cell office:value-type="float" office:value="0.097559223331183" calcext:value-type="float">
            <text:p>0.097559223331183</text:p>
          </table:table-cell>
          <table:table-cell table:number-columns-repeated="4"/>
        </table:table-row>
        <table:table-row table:style-name="ro1">
          <table:table-cell office:value-type="float" office:value="1.20226443461741" calcext:value-type="float">
            <text:p>1.20226443461741</text:p>
          </table:table-cell>
          <table:table-cell office:value-type="float" office:value="0.0945278783464623" calcext:value-type="float">
            <text:p>0.094527878346462</text:p>
          </table:table-cell>
          <table:table-cell office:value-type="float" office:value="0.0990198045677163" calcext:value-type="float">
            <text:p>0.099019804567716</text:p>
          </table:table-cell>
          <table:table-cell table:number-columns-repeated="4"/>
        </table:table-row>
        <table:table-row table:style-name="ro1">
          <table:table-cell office:value-type="float" office:value="1.23026877081238" calcext:value-type="float">
            <text:p>1.23026877081238</text:p>
          </table:table-cell>
          <table:table-cell office:value-type="float" office:value="0.0959962939901927" calcext:value-type="float">
            <text:p>0.095996293990193</text:p>
          </table:table-cell>
          <table:table-cell office:value-type="float" office:value="0.100498560736053" calcext:value-type="float">
            <text:p>0.100498560736053</text:p>
          </table:table-cell>
          <table:table-cell table:number-columns-repeated="4"/>
        </table:table-row>
        <table:table-row table:style-name="ro1">
          <table:table-cell office:value-type="float" office:value="1.25892541179417" calcext:value-type="float">
            <text:p>1.25892541179417</text:p>
          </table:table-cell>
          <table:table-cell office:value-type="float" office:value="0.0974728985441111" calcext:value-type="float">
            <text:p>0.097472898544111</text:p>
          </table:table-cell>
          <table:table-cell office:value-type="float" office:value="0.102001487153598" calcext:value-type="float">
            <text:p>0.102001487153598</text:p>
          </table:table-cell>
          <table:table-cell table:number-columns-repeated="4"/>
        </table:table-row>
        <table:table-row table:style-name="ro1">
          <table:table-cell office:value-type="float" office:value="1.28824955169313" calcext:value-type="float">
            <text:p>1.28824955169313</text:p>
          </table:table-cell>
          <table:table-cell office:value-type="float" office:value="0.0989567347884509" calcext:value-type="float">
            <text:p>0.098956734788451</text:p>
          </table:table-cell>
          <table:table-cell office:value-type="float" office:value="0.103530437712546" calcext:value-type="float">
            <text:p>0.103530437712546</text:p>
          </table:table-cell>
          <table:table-cell table:number-columns-repeated="4"/>
        </table:table-row>
        <table:table-row table:style-name="ro1">
          <table:table-cell office:value-type="float" office:value="1.31825673855641" calcext:value-type="float">
            <text:p>1.31825673855641</text:p>
          </table:table-cell>
          <table:table-cell office:value-type="float" office:value="0.100449256758809" calcext:value-type="float">
            <text:p>0.100449256758809</text:p>
          </table:table-cell>
          <table:table-cell office:value-type="float" office:value="0.105080751330488" calcext:value-type="float">
            <text:p>0.105080751330488</text:p>
          </table:table-cell>
          <table:table-cell table:number-columns-repeated="4"/>
        </table:table-row>
        <table:table-row table:style-name="ro1">
          <table:table-cell office:value-type="float" office:value="1.34896288259165" calcext:value-type="float">
            <text:p>1.34896288259165</text:p>
          </table:table-cell>
          <table:table-cell office:value-type="float" office:value="0.101952442463003" calcext:value-type="float">
            <text:p>0.101952442463003</text:p>
          </table:table-cell>
          <table:table-cell office:value-type="float" office:value="0.106646382760099" calcext:value-type="float">
            <text:p>0.106646382760099</text:p>
          </table:table-cell>
          <table:table-cell table:number-columns-repeated="4"/>
        </table:table-row>
        <table:table-row table:style-name="ro1">
          <table:table-cell office:value-type="float" office:value="1.38038426460289" calcext:value-type="float">
            <text:p>1.38038426460289</text:p>
          </table:table-cell>
          <table:table-cell office:value-type="float" office:value="0.103467673306104" calcext:value-type="float">
            <text:p>0.103467673306104</text:p>
          </table:table-cell>
          <table:table-cell office:value-type="float" office:value="0.10822290586833" calcext:value-type="float">
            <text:p>0.10822290586833</text:p>
          </table:table-cell>
          <table:table-cell table:number-columns-repeated="4"/>
        </table:table-row>
        <table:table-row table:style-name="ro1">
          <table:table-cell office:value-type="float" office:value="1.41253754462275" calcext:value-type="float">
            <text:p>1.41253754462275</text:p>
          </table:table-cell>
          <table:table-cell office:value-type="float" office:value="0.104995783368244" calcext:value-type="float">
            <text:p>0.104995783368244</text:p>
          </table:table-cell>
          <table:table-cell office:value-type="float" office:value="0.109807356206997" calcext:value-type="float">
            <text:p>0.109807356206997</text:p>
          </table:table-cell>
          <table:table-cell table:number-columns-repeated="4"/>
        </table:table-row>
        <table:table-row table:style-name="ro1">
          <table:table-cell office:value-type="float" office:value="1.44543977074593" calcext:value-type="float">
            <text:p>1.44543977074593</text:p>
          </table:table-cell>
          <table:table-cell office:value-type="float" office:value="0.106537276501409" calcext:value-type="float">
            <text:p>0.106537276501409</text:p>
          </table:table-cell>
          <table:table-cell office:value-type="float" office:value="0.11139762896822" calcext:value-type="float">
            <text:p>0.11139762896822</text:p>
          </table:table-cell>
          <table:table-cell table:number-columns-repeated="4"/>
        </table:table-row>
        <table:table-row table:style-name="ro1">
          <table:table-cell office:value-type="float" office:value="1.47910838816821" calcext:value-type="float">
            <text:p>1.47910838816821</text:p>
          </table:table-cell>
          <table:table-cell office:value-type="float" office:value="0.108092464885906" calcext:value-type="float">
            <text:p>0.108092464885906</text:p>
          </table:table-cell>
          <table:table-cell office:value-type="float" office:value="0.112992093365145" calcext:value-type="float">
            <text:p>0.112992093365145</text:p>
          </table:table-cell>
          <table:table-cell table:number-columns-repeated="4"/>
        </table:table-row>
        <table:table-row table:style-name="ro1">
          <table:table-cell office:value-type="float" office:value="1.51356124843621" calcext:value-type="float">
            <text:p>1.51356124843621</text:p>
          </table:table-cell>
          <table:table-cell office:value-type="float" office:value="0.10966154275642" calcext:value-type="float">
            <text:p>0.10966154275642</text:p>
          </table:table-cell>
          <table:table-cell office:value-type="float" office:value="0.114589382753767" calcext:value-type="float">
            <text:p>0.114589382753767</text:p>
          </table:table-cell>
          <table:table-cell table:number-columns-repeated="4"/>
        </table:table-row>
        <table:table-row table:style-name="ro1">
          <table:table-cell office:value-type="float" office:value="1.54881661891248" calcext:value-type="float">
            <text:p>1.54881661891248</text:p>
          </table:table-cell>
          <table:table-cell office:value-type="float" office:value="0.111244623851654" calcext:value-type="float">
            <text:p>0.111244623851654</text:p>
          </table:table-cell>
          <table:table-cell office:value-type="float" office:value="0.116188280349917" calcext:value-type="float">
            <text:p>0.116188280349917</text:p>
          </table:table-cell>
          <table:table-cell table:number-columns-repeated="4"/>
        </table:table-row>
        <table:table-row table:style-name="ro1">
          <table:table-cell office:value-type="float" office:value="1.58489319246111" calcext:value-type="float">
            <text:p>1.58489319246111</text:p>
          </table:table-cell>
          <table:table-cell office:value-type="float" office:value="0.112841758136506" calcext:value-type="float">
            <text:p>0.112841758136506</text:p>
          </table:table-cell>
          <table:table-cell office:value-type="float" office:value="0.117787654656855" calcext:value-type="float">
            <text:p>0.117787654656855</text:p>
          </table:table-cell>
          <table:table-cell table:number-columns-repeated="4"/>
        </table:table-row>
        <table:table-row table:style-name="ro1">
          <table:table-cell office:value-type="float" office:value="1.62181009735893" calcext:value-type="float">
            <text:p>1.62181009735893</text:p>
          </table:table-cell>
          <table:table-cell office:value-type="float" office:value="0.114452933857006" calcext:value-type="float">
            <text:p>0.114452933857006</text:p>
          </table:table-cell>
          <table:table-cell office:value-type="float" office:value="0.119386421412274" calcext:value-type="float">
            <text:p>0.119386421412274</text:p>
          </table:table-cell>
          <table:table-cell table:number-columns-repeated="4"/>
        </table:table-row>
        <table:table-row table:style-name="ro1">
          <table:table-cell office:value-type="float" office:value="1.65958690743756" calcext:value-type="float">
            <text:p>1.65958690743756</text:p>
          </table:table-cell>
          <table:table-cell office:value-type="float" office:value="0.116078064251242" calcext:value-type="float">
            <text:p>0.116078064251242</text:p>
          </table:table-cell>
          <table:table-cell office:value-type="float" office:value="0.120983520314329" calcext:value-type="float">
            <text:p>0.120983520314329</text:p>
          </table:table-cell>
          <table:table-cell table:number-columns-repeated="4"/>
        </table:table-row>
        <table:table-row table:style-name="ro1">
          <table:table-cell office:value-type="float" office:value="1.69824365246174" calcext:value-type="float">
            <text:p>1.69824365246174</text:p>
          </table:table-cell>
          <table:table-cell office:value-type="float" office:value="0.117716951309732" calcext:value-type="float">
            <text:p>0.117716951309732</text:p>
          </table:table-cell>
          <table:table-cell office:value-type="float" office:value="0.12257790039923" calcext:value-type="float">
            <text:p>0.12257790039923</text:p>
          </table:table-cell>
          <table:table-cell table:number-columns-repeated="4"/>
        </table:table-row>
        <table:table-row table:style-name="ro1">
          <table:table-cell office:value-type="float" office:value="1.73780082874938" calcext:value-type="float">
            <text:p>1.73780082874938</text:p>
          </table:table-cell>
          <table:table-cell office:value-type="float" office:value="0.119369214359804" calcext:value-type="float">
            <text:p>0.119369214359804</text:p>
          </table:table-cell>
          <table:table-cell office:value-type="float" office:value="0.124168510770238" calcext:value-type="float">
            <text:p>0.124168510770238</text:p>
          </table:table-cell>
          <table:table-cell table:number-columns-repeated="4"/>
        </table:table-row>
        <table:table-row table:style-name="ro1">
          <table:table-cell office:value-type="float" office:value="1.77827941003892" calcext:value-type="float">
            <text:p>1.77827941003892</text:p>
          </table:table-cell>
          <table:table-cell office:value-type="float" office:value="0.121034212824735" calcext:value-type="float">
            <text:p>0.121034212824735</text:p>
          </table:table-cell>
          <table:table-cell office:value-type="float" office:value="0.125754294876579" calcext:value-type="float">
            <text:p>0.125754294876579</text:p>
          </table:table-cell>
          <table:table-cell table:number-columns-repeated="4"/>
        </table:table-row>
        <table:table-row table:style-name="ro1">
          <table:table-cell office:value-type="float" office:value="1.81970085860998" calcext:value-type="float">
            <text:p>1.81970085860998</text:p>
          </table:table-cell>
          <table:table-cell office:value-type="float" office:value="0.12271121740498" calcext:value-type="float">
            <text:p>0.12271121740498</text:p>
          </table:table-cell>
          <table:table-cell office:value-type="float" office:value="0.127334187402798" calcext:value-type="float">
            <text:p>0.127334187402798</text:p>
          </table:table-cell>
          <table:table-cell table:number-columns-repeated="4"/>
        </table:table-row>
        <table:table-row table:style-name="ro1">
          <table:table-cell office:value-type="float" office:value="1.86208713666287" calcext:value-type="float">
            <text:p>1.86208713666287</text:p>
          </table:table-cell>
          <table:table-cell office:value-type="float" office:value="0.124400037890926" calcext:value-type="float">
            <text:p>0.124400037890926</text:p>
          </table:table-cell>
          <table:table-cell office:value-type="float" office:value="0.128907113407018" calcext:value-type="float">
            <text:p>0.128907113407018</text:p>
          </table:table-cell>
          <table:table-cell table:number-columns-repeated="4"/>
        </table:table-row>
        <table:table-row table:style-name="ro1">
          <table:table-cell office:value-type="float" office:value="1.90546071796325" calcext:value-type="float">
            <text:p>1.90546071796325</text:p>
          </table:table-cell>
          <table:table-cell office:value-type="float" office:value="0.126101130138637" calcext:value-type="float">
            <text:p>0.126101130138637</text:p>
          </table:table-cell>
          <table:table-cell office:value-type="float" office:value="0.130471989859541" calcext:value-type="float">
            <text:p>0.130471989859541</text:p>
          </table:table-cell>
          <table:table-cell table:number-columns-repeated="4"/>
        </table:table-row>
        <table:table-row table:style-name="ro1">
          <table:table-cell office:value-type="float" office:value="1.94984459975805" calcext:value-type="float">
            <text:p>1.94984459975805</text:p>
          </table:table-cell>
          <table:table-cell office:value-type="float" office:value="0.127815005249363" calcext:value-type="float">
            <text:p>0.127815005249363</text:p>
          </table:table-cell>
          <table:table-cell office:value-type="float" office:value="0.132027730389119" calcext:value-type="float">
            <text:p>0.132027730389119</text:p>
          </table:table-cell>
          <table:table-cell table:number-columns-repeated="4"/>
        </table:table-row>
        <table:table-row table:style-name="ro1">
          <table:table-cell office:value-type="float" office:value="1.99526231496888" calcext:value-type="float">
            <text:p>1.99526231496888</text:p>
          </table:table-cell>
          <table:table-cell office:value-type="float" office:value="0.129541977810171" calcext:value-type="float">
            <text:p>0.129541977810171</text:p>
          </table:table-cell>
          <table:table-cell office:value-type="float" office:value="0.133573255164086" calcext:value-type="float">
            <text:p>0.133573255164086</text:p>
          </table:table-cell>
          <table:table-cell table:number-columns-repeated="4"/>
        </table:table-row>
        <table:table-row table:style-name="ro1">
          <table:table-cell office:value-type="float" office:value="2.04173794466953" calcext:value-type="float">
            <text:p>2.04173794466953</text:p>
          </table:table-cell>
          <table:table-cell office:value-type="float" office:value="0.131282203265073" calcext:value-type="float">
            <text:p>0.131282203265073</text:p>
          </table:table-cell>
          <table:table-cell office:value-type="float" office:value="0.135107510061486" calcext:value-type="float">
            <text:p>0.135107510061486</text:p>
          </table:table-cell>
          <table:table-cell table:number-columns-repeated="4"/>
        </table:table-row>
        <table:table-row table:style-name="ro1">
          <table:table-cell office:value-type="float" office:value="2.08929613085404" calcext:value-type="float">
            <text:p>2.08929613085404</text:p>
          </table:table-cell>
          <table:table-cell office:value-type="float" office:value="0.133035740047198" calcext:value-type="float">
            <text:p>0.133035740047198</text:p>
          </table:table-cell>
          <table:table-cell office:value-type="float" office:value="0.136629503899969" calcext:value-type="float">
            <text:p>0.136629503899969</text:p>
          </table:table-cell>
          <table:table-cell table:number-columns-repeated="4"/>
        </table:table-row>
        <table:table-row table:style-name="ro1">
          <table:table-cell office:value-type="float" office:value="2.13796208950223" calcext:value-type="float">
            <text:p>2.13796208950223</text:p>
          </table:table-cell>
          <table:table-cell office:value-type="float" office:value="0.134802587332613" calcext:value-type="float">
            <text:p>0.134802587332613</text:p>
          </table:table-cell>
          <table:table-cell office:value-type="float" office:value="0.138138381011659" calcext:value-type="float">
            <text:p>0.138138381011659</text:p>
          </table:table-cell>
          <table:table-cell table:number-columns-repeated="4"/>
        </table:table-row>
        <table:table-row table:style-name="ro1">
          <table:table-cell office:value-type="float" office:value="2.18776162394955" calcext:value-type="float">
            <text:p>2.18776162394955</text:p>
          </table:table-cell>
          <table:table-cell office:value-type="float" office:value="0.136582705351123" calcext:value-type="float">
            <text:p>0.136582705351123</text:p>
          </table:table-cell>
          <table:table-cell office:value-type="float" office:value="0.139633549777182" calcext:value-type="float">
            <text:p>0.139633549777182</text:p>
          </table:table-cell>
          <table:table-cell table:number-columns-repeated="4"/>
        </table:table-row>
        <table:table-row table:style-name="ro1">
          <table:table-cell office:value-type="float" office:value="2.23872113856834" calcext:value-type="float">
            <text:p>2.23872113856834</text:p>
          </table:table-cell>
          <table:table-cell office:value-type="float" office:value="0.13837602634344" calcext:value-type="float">
            <text:p>0.13837602634344</text:p>
          </table:table-cell>
          <table:table-cell office:value-type="float" office:value="0.141114794122121" calcext:value-type="float">
            <text:p>0.141114794122121</text:p>
          </table:table-cell>
          <table:table-cell table:number-columns-repeated="4"/>
        </table:table-row>
        <table:table-row table:style-name="ro1">
          <table:table-cell office:value-type="float" office:value="2.29086765276777" calcext:value-type="float">
            <text:p>2.29086765276777</text:p>
          </table:table-cell>
          <table:table-cell office:value-type="float" office:value="0.140182460616164" calcext:value-type="float">
            <text:p>0.140182460616164</text:p>
          </table:table-cell>
          <table:table-cell office:value-type="float" office:value="0.142581884790924" calcext:value-type="float">
            <text:p>0.142581884790924</text:p>
          </table:table-cell>
          <table:table-cell table:number-columns-repeated="4"/>
        </table:table-row>
        <table:table-row table:style-name="ro1">
          <table:table-cell office:value-type="float" office:value="2.34422881531992" calcext:value-type="float">
            <text:p>2.34422881531992</text:p>
          </table:table-cell>
          <table:table-cell office:value-type="float" office:value="0.142001899924301" calcext:value-type="float">
            <text:p>0.142001899924301</text:p>
          </table:table-cell>
          <table:table-cell office:value-type="float" office:value="0.14403351259803" calcext:value-type="float">
            <text:p>0.14403351259803</text:p>
          </table:table-cell>
          <table:table-cell table:number-columns-repeated="4"/>
        </table:table-row>
        <table:table-row table:style-name="ro1">
          <table:table-cell office:value-type="float" office:value="2.39883291901949" calcext:value-type="float">
            <text:p>2.39883291901949</text:p>
          </table:table-cell>
          <table:table-cell office:value-type="float" office:value="0.143834219293932" calcext:value-type="float">
            <text:p>0.143834219293932</text:p>
          </table:table-cell>
          <table:table-cell office:value-type="float" office:value="0.145467332886881" calcext:value-type="float">
            <text:p>0.145467332886881</text:p>
          </table:table-cell>
          <table:table-cell table:number-columns-repeated="4"/>
        </table:table-row>
        <table:table-row table:style-name="ro1">
          <table:table-cell office:value-type="float" office:value="2.45470891568503" calcext:value-type="float">
            <text:p>2.45470891568503</text:p>
          </table:table-cell>
          <table:table-cell office:value-type="float" office:value="0.145679277832625" calcext:value-type="float">
            <text:p>0.145679277832625</text:p>
          </table:table-cell>
          <table:table-cell office:value-type="float" office:value="0.146880971365473" calcext:value-type="float">
            <text:p>0.146880971365473</text:p>
          </table:table-cell>
          <table:table-cell table:number-columns-repeated="4"/>
        </table:table-row>
        <table:table-row table:style-name="ro1">
          <table:table-cell office:value-type="float" office:value="2.51188643150958" calcext:value-type="float">
            <text:p>2.51188643150958</text:p>
          </table:table-cell>
          <table:table-cell office:value-type="float" office:value="0.147536918758581" calcext:value-type="float">
            <text:p>0.147536918758581</text:p>
          </table:table-cell>
          <table:table-cell office:value-type="float" office:value="0.148272355117873" calcext:value-type="float">
            <text:p>0.148272355117873</text:p>
          </table:table-cell>
          <table:table-cell table:number-columns-repeated="4"/>
        </table:table-row>
        <table:table-row table:style-name="ro1">
          <table:table-cell office:value-type="float" office:value="2.57039578276886" calcext:value-type="float">
            <text:p>2.57039578276886</text:p>
          </table:table-cell>
          <table:table-cell office:value-type="float" office:value="0.149406968651914" calcext:value-type="float">
            <text:p>0.149406968651914</text:p>
          </table:table-cell>
          <table:table-cell office:value-type="float" office:value="0.149639622911062" calcext:value-type="float">
            <text:p>0.149639622911062</text:p>
          </table:table-cell>
          <table:table-cell table:number-columns-repeated="4"/>
        </table:table-row>
        <table:table-row table:style-name="ro1">
          <table:table-cell office:value-type="float" office:value="2.63026799189538" calcext:value-type="float">
            <text:p>2.63026799189538</text:p>
          </table:table-cell>
          <table:table-cell office:value-type="float" office:value="0.151289235682814" calcext:value-type="float">
            <text:p>0.151289235682814</text:p>
          </table:table-cell>
          <table:table-cell office:value-type="float" office:value="0.150981015497332" calcext:value-type="float">
            <text:p>0.150981015497332</text:p>
          </table:table-cell>
          <table:table-cell table:number-columns-repeated="4"/>
        </table:table-row>
        <table:table-row table:style-name="ro1">
          <table:table-cell office:value-type="float" office:value="2.69153480392692" calcext:value-type="float">
            <text:p>2.69153480392692</text:p>
          </table:table-cell>
          <table:table-cell office:value-type="float" office:value="0.153183506169902" calcext:value-type="float">
            <text:p>0.153183506169902</text:p>
          </table:table-cell>
          <table:table-cell office:value-type="float" office:value="0.152294804310645" calcext:value-type="float">
            <text:p>0.152294804310645</text:p>
          </table:table-cell>
          <table:table-cell table:number-columns-repeated="4"/>
        </table:table-row>
        <table:table-row table:style-name="ro1">
          <table:table-cell office:value-type="float" office:value="2.75422870333817" calcext:value-type="float">
            <text:p>2.75422870333817</text:p>
          </table:table-cell>
          <table:table-cell office:value-type="float" office:value="0.155089538036057" calcext:value-type="float">
            <text:p>0.155089538036057</text:p>
          </table:table-cell>
          <table:table-cell office:value-type="float" office:value="0.153579241016603" calcext:value-type="float">
            <text:p>0.153579241016603</text:p>
          </table:table-cell>
          <table:table-cell table:number-columns-repeated="4"/>
        </table:table-row>
        <table:table-row table:style-name="ro1">
          <table:table-cell office:value-type="float" office:value="2.81838293126445" calcext:value-type="float">
            <text:p>2.81838293126445</text:p>
          </table:table-cell>
          <table:table-cell office:value-type="float" office:value="0.157007048204451" calcext:value-type="float">
            <text:p>0.157007048204451</text:p>
          </table:table-cell>
          <table:table-cell office:value-type="float" office:value="0.154832508176243" calcext:value-type="float">
            <text:p>0.154832508176243</text:p>
          </table:table-cell>
          <table:table-cell table:number-columns-repeated="4"/>
        </table:table-row>
        <table:table-row table:style-name="ro1">
          <table:table-cell office:value-type="float" office:value="2.88403150312661" calcext:value-type="float">
            <text:p>2.88403150312661</text:p>
          </table:table-cell>
          <table:table-cell office:value-type="float" office:value="0.158935689278279" calcext:value-type="float">
            <text:p>0.158935689278279</text:p>
          </table:table-cell>
          <table:table-cell office:value-type="float" office:value="0.156052650587526" calcext:value-type="float">
            <text:p>0.156052650587526</text:p>
          </table:table-cell>
          <table:table-cell table:number-columns-repeated="4"/>
        </table:table-row>
        <table:table-row table:style-name="ro1">
          <table:table-cell office:value-type="float" office:value="2.95120922666639" calcext:value-type="float">
            <text:p>2.95120922666639</text:p>
          </table:table-cell>
          <table:table-cell office:value-type="float" office:value="0.160875019531749" calcext:value-type="float">
            <text:p>0.160875019531749</text:p>
          </table:table-cell>
          <table:table-cell office:value-type="float" office:value="0.157237456206424" calcext:value-type="float">
            <text:p>0.157237456206424</text:p>
          </table:table-cell>
          <table:table-cell table:number-columns-repeated="4"/>
        </table:table-row>
        <table:table-row table:style-name="ro1">
          <table:table-cell office:value-type="float" office:value="3.01995172040202" calcext:value-type="float">
            <text:p>3.01995172040202</text:p>
          </table:table-cell>
          <table:table-cell office:value-type="float" office:value="0.162824533925889" calcext:value-type="float">
            <text:p>0.162824533925889</text:p>
          </table:table-cell>
          <table:table-cell office:value-type="float" office:value="0.158384234147631" calcext:value-type="float">
            <text:p>0.158384234147631</text:p>
          </table:table-cell>
          <table:table-cell table:number-columns-repeated="4"/>
        </table:table-row>
        <table:table-row table:style-name="ro1">
          <table:table-cell office:value-type="float" office:value="3.09029543251359" calcext:value-type="float">
            <text:p>3.09029543251359</text:p>
          </table:table-cell>
          <table:table-cell office:value-type="float" office:value="0.164783861884957" calcext:value-type="float">
            <text:p>0.164783861884957</text:p>
          </table:table-cell>
          <table:table-cell office:value-type="float" office:value="0.159489458873295" calcext:value-type="float">
            <text:p>0.159489458873295</text:p>
          </table:table-cell>
          <table:table-cell table:number-columns-repeated="4"/>
        </table:table-row>
        <table:table-row table:style-name="ro1">
          <table:table-cell office:value-type="float" office:value="3.16227766016838" calcext:value-type="float">
            <text:p>3.16227766016838</text:p>
          </table:table-cell>
          <table:table-cell office:value-type="float" office:value="0.166752865095307" calcext:value-type="float">
            <text:p>0.166752865095307</text:p>
          </table:table-cell>
          <table:table-cell office:value-type="float" office:value="0.160548683334577" calcext:value-type="float">
            <text:p>0.160548683334577</text:p>
          </table:table-cell>
          <table:table-cell table:number-columns-repeated="4"/>
        </table:table-row>
        <table:table-row table:style-name="ro1">
          <table:table-cell office:value-type="float" office:value="3.23593656929628" calcext:value-type="float">
            <text:p>3.23593656929628</text:p>
          </table:table-cell>
          <table:table-cell office:value-type="float" office:value="0.168731447687229" calcext:value-type="float">
            <text:p>0.168731447687229</text:p>
          </table:table-cell>
          <table:table-cell office:value-type="float" office:value="0.161558199671051" calcext:value-type="float">
            <text:p>0.161558199671051</text:p>
          </table:table-cell>
          <table:table-cell table:number-columns-repeated="4"/>
        </table:table-row>
        <table:table-row table:style-name="ro1">
          <table:table-cell office:value-type="float" office:value="3.31131121482591" calcext:value-type="float">
            <text:p>3.31131121482591</text:p>
          </table:table-cell>
          <table:table-cell office:value-type="float" office:value="0.170719439154435" calcext:value-type="float">
            <text:p>0.170719439154435</text:p>
          </table:table-cell>
          <table:table-cell office:value-type="float" office:value="0.162517414617311" calcext:value-type="float">
            <text:p>0.162517414617311</text:p>
          </table:table-cell>
          <table:table-cell table:number-columns-repeated="4"/>
        </table:table-row>
        <table:table-row table:style-name="ro1">
          <table:table-cell office:value-type="float" office:value="3.38844156139203" calcext:value-type="float">
            <text:p>3.38844156139203</text:p>
          </table:table-cell>
          <table:table-cell office:value-type="float" office:value="0.1727165982924" calcext:value-type="float">
            <text:p>0.1727165982924</text:p>
          </table:table-cell>
          <table:table-cell office:value-type="float" office:value="0.163427489943614" calcext:value-type="float">
            <text:p>0.163427489943614</text:p>
          </table:table-cell>
          <table:table-cell table:number-columns-repeated="4"/>
        </table:table-row>
        <table:table-row table:style-name="ro1">
          <table:table-cell office:value-type="float" office:value="3.46736850452532" calcext:value-type="float">
            <text:p>3.46736850452532</text:p>
          </table:table-cell>
          <table:table-cell office:value-type="float" office:value="0.174722635357862" calcext:value-type="float">
            <text:p>0.174722635357862</text:p>
          </table:table-cell>
          <table:table-cell office:value-type="float" office:value="0.164289122357378" calcext:value-type="float">
            <text:p>0.164289122357378</text:p>
          </table:table-cell>
          <table:table-cell table:number-columns-repeated="4"/>
        </table:table-row>
        <table:table-row table:style-name="ro1">
          <table:table-cell office:value-type="float" office:value="3.54813389233575" calcext:value-type="float">
            <text:p>3.54813389233575</text:p>
          </table:table-cell>
          <table:table-cell office:value-type="float" office:value="0.17673722634581" calcext:value-type="float">
            <text:p>0.17673722634581</text:p>
          </table:table-cell>
          <table:table-cell office:value-type="float" office:value="0.165102201537481" calcext:value-type="float">
            <text:p>0.165102201537481</text:p>
          </table:table-cell>
          <table:table-cell table:number-columns-repeated="4"/>
        </table:table-row>
        <table:table-row table:style-name="ro1">
          <table:table-cell office:value-type="float" office:value="3.63078054770101" calcext:value-type="float">
            <text:p>3.63078054770101</text:p>
          </table:table-cell>
          <table:table-cell office:value-type="float" office:value="0.178760020687611" calcext:value-type="float">
            <text:p>0.178760020687611</text:p>
          </table:table-cell>
          <table:table-cell office:value-type="float" office:value="0.165866095446418" calcext:value-type="float">
            <text:p>0.165866095446418</text:p>
          </table:table-cell>
          <table:table-cell table:number-columns-repeated="4"/>
        </table:table-row>
        <table:table-row table:style-name="ro1">
          <table:table-cell office:value-type="float" office:value="3.71535229097173" calcext:value-type="float">
            <text:p>3.71535229097173</text:p>
          </table:table-cell>
          <table:table-cell office:value-type="float" office:value="0.180790645383137" calcext:value-type="float">
            <text:p>0.180790645383137</text:p>
          </table:table-cell>
          <table:table-cell office:value-type="float" office:value="0.166579883624135" calcext:value-type="float">
            <text:p>0.166579883624135</text:p>
          </table:table-cell>
          <table:table-cell table:number-columns-repeated="4"/>
        </table:table-row>
        <table:table-row table:style-name="ro1">
          <table:table-cell office:value-type="float" office:value="3.80189396320561" calcext:value-type="float">
            <text:p>3.80189396320561</text:p>
          </table:table-cell>
          <table:table-cell office:value-type="float" office:value="0.182828707318913" calcext:value-type="float">
            <text:p>0.182828707318913</text:p>
          </table:table-cell>
          <table:table-cell office:value-type="float" office:value="0.167242490319351" calcext:value-type="float">
            <text:p>0.167242490319351</text:p>
          </table:table-cell>
          <table:table-cell table:number-columns-repeated="4"/>
        </table:table-row>
        <table:table-row table:style-name="ro1">
          <table:table-cell office:value-type="float" office:value="3.89045144994281" calcext:value-type="float">
            <text:p>3.89045144994281</text:p>
          </table:table-cell>
          <table:table-cell office:value-type="float" office:value="0.184873794677829" calcext:value-type="float">
            <text:p>0.184873794677829</text:p>
          </table:table-cell>
          <table:table-cell office:value-type="float" office:value="0.167852758370029" calcext:value-type="float">
            <text:p>0.167852758370029</text:p>
          </table:table-cell>
          <table:table-cell table:number-columns-repeated="4"/>
        </table:table-row>
        <table:table-row table:style-name="ro1">
          <table:table-cell office:value-type="float" office:value="3.98107170553497" calcext:value-type="float">
            <text:p>3.98107170553497</text:p>
          </table:table-cell>
          <table:table-cell office:value-type="float" office:value="0.186925477927533" calcext:value-type="float">
            <text:p>0.186925477927533</text:p>
          </table:table-cell>
          <table:table-cell office:value-type="float" office:value="0.168409492145769" calcext:value-type="float">
            <text:p>0.168409492145769</text:p>
          </table:table-cell>
          <table:table-cell table:number-columns-repeated="4"/>
        </table:table-row>
        <table:table-row table:style-name="ro1">
          <table:table-cell office:value-type="float" office:value="4.07380277804113" calcext:value-type="float">
            <text:p>4.07380277804113</text:p>
          </table:table-cell>
          <table:table-cell office:value-type="float" office:value="0.188983310686346" calcext:value-type="float">
            <text:p>0.188983310686346</text:p>
          </table:table-cell>
          <table:table-cell office:value-type="float" office:value="0.168911484282338" calcext:value-type="float">
            <text:p>0.168911484282338</text:p>
          </table:table-cell>
          <table:table-cell table:number-columns-repeated="4"/>
        </table:table-row>
        <table:table-row table:style-name="ro1">
          <table:table-cell office:value-type="float" office:value="4.16869383470335" calcext:value-type="float">
            <text:p>4.16869383470335</text:p>
          </table:table-cell>
          <table:table-cell office:value-type="float" office:value="0.19104683069908" calcext:value-type="float">
            <text:p>0.19104683069908</text:p>
          </table:table-cell>
          <table:table-cell office:value-type="float" office:value="0.169357533653345" calcext:value-type="float">
            <text:p>0.169357533653345</text:p>
          </table:table-cell>
          <table:table-cell table:number-columns-repeated="4"/>
        </table:table-row>
        <table:table-row table:style-name="ro1">
          <table:table-cell office:value-type="float" office:value="4.26579518801593" calcext:value-type="float">
            <text:p>4.26579518801593</text:p>
          </table:table-cell>
          <table:table-cell office:value-type="float" office:value="0.19311556116879" calcext:value-type="float">
            <text:p>0.19311556116879</text:p>
          </table:table-cell>
          <table:table-cell office:value-type="float" office:value="0.169746458445424" calcext:value-type="float">
            <text:p>0.169746458445424</text:p>
          </table:table-cell>
          <table:table-cell table:number-columns-repeated="4"/>
        </table:table-row>
        <table:table-row table:style-name="ro1">
          <table:table-cell office:value-type="float" office:value="4.36515832240166" calcext:value-type="float">
            <text:p>4.36515832240166</text:p>
          </table:table-cell>
          <table:table-cell office:value-type="float" office:value="0.195189012784244" calcext:value-type="float">
            <text:p>0.195189012784244</text:p>
          </table:table-cell>
          <table:table-cell office:value-type="float" office:value="0.170077106435011" calcext:value-type="float">
            <text:p>0.170077106435011</text:p>
          </table:table-cell>
          <table:table-cell table:number-columns-repeated="4"/>
        </table:table-row>
        <table:table-row table:style-name="ro1">
          <table:table-cell office:value-type="float" office:value="4.46683592150963" calcext:value-type="float">
            <text:p>4.46683592150963</text:p>
          </table:table-cell>
          <table:table-cell office:value-type="float" office:value="0.197266686997268" calcext:value-type="float">
            <text:p>0.197266686997268</text:p>
          </table:table-cell>
          <table:table-cell office:value-type="float" office:value="0.17034836366834" calcext:value-type="float">
            <text:p>0.17034836366834</text:p>
          </table:table-cell>
          <table:table-cell table:number-columns-repeated="4"/>
        </table:table-row>
        <table:table-row table:style-name="ro1">
          <table:table-cell office:value-type="float" office:value="4.57088189614875" calcext:value-type="float">
            <text:p>4.57088189614875</text:p>
          </table:table-cell>
          <table:table-cell office:value-type="float" office:value="0.199348081545459" calcext:value-type="float">
            <text:p>0.199348081545459</text:p>
          </table:table-cell>
          <table:table-cell office:value-type="float" office:value="0.170559162284222" calcext:value-type="float">
            <text:p>0.170559162284222</text:p>
          </table:table-cell>
          <table:table-cell table:number-columns-repeated="4"/>
        </table:table-row>
        <table:table-row table:style-name="ro1">
          <table:table-cell office:value-type="float" office:value="4.67735141287198" calcext:value-type="float">
            <text:p>4.67735141287198</text:p>
          </table:table-cell>
          <table:table-cell office:value-type="float" office:value="0.201432700128718" calcext:value-type="float">
            <text:p>0.201432700128718</text:p>
          </table:table-cell>
          <table:table-cell office:value-type="float" office:value="0.170708487989273" calcext:value-type="float">
            <text:p>0.170708487989273</text:p>
          </table:table-cell>
          <table:table-cell table:number-columns-repeated="4"/>
        </table:table-row>
        <table:table-row table:style-name="ro1">
          <table:table-cell office:value-type="float" office:value="4.78630092322638" calcext:value-type="float">
            <text:p>4.78630092322638</text:p>
          </table:table-cell>
          <table:table-cell office:value-type="float" office:value="0.203520070083297" calcext:value-type="float">
            <text:p>0.203520070083297</text:p>
          </table:table-cell>
          <table:table-cell office:value-type="float" office:value="0.170795387607682" calcext:value-type="float">
            <text:p>0.170795387607682</text:p>
          </table:table-cell>
          <table:table-cell table:number-columns-repeated="4"/>
        </table:table-row>
        <table:table-row table:style-name="ro1">
          <table:table-cell office:value-type="float" office:value="4.89778819368446" calcext:value-type="float">
            <text:p>4.89778819368446</text:p>
          </table:table-cell>
          <table:table-cell office:value-type="float" office:value="0.20560977599976" calcext:value-type="float">
            <text:p>0.20560977599976</text:p>
          </table:table-cell>
          <table:table-cell office:value-type="float" office:value="0.170818977154495" calcext:value-type="float">
            <text:p>0.170818977154495</text:p>
          </table:table-cell>
          <table:table-cell table:number-columns-repeated="4"/>
        </table:table-row>
        <table:table-row table:style-name="ro1">
          <table:table-cell office:value-type="float" office:value="5.01187233627272" calcext:value-type="float">
            <text:p>5.01187233627272</text:p>
          </table:table-cell>
          <table:table-cell office:value-type="float" office:value="0.207701524878482" calcext:value-type="float">
            <text:p>0.207701524878482</text:p>
          </table:table-cell>
          <table:table-cell office:value-type="float" office:value="0.170778451043023" calcext:value-type="float">
            <text:p>0.170778451043023</text:p>
          </table:table-cell>
          <table:table-cell table:number-columns-repeated="4"/>
        </table:table-row>
        <table:table-row table:style-name="ro1">
          <table:table-cell office:value-type="float" office:value="5.12861383991365" calcext:value-type="float">
            <text:p>5.12861383991365</text:p>
          </table:table-cell>
          <table:table-cell office:value-type="float" office:value="0.209795262044074" calcext:value-type="float">
            <text:p>0.209795262044074</text:p>
          </table:table-cell>
          <table:table-cell office:value-type="float" office:value="0.170673093418145" calcext:value-type="float">
            <text:p>0.170673093418145</text:p>
          </table:table-cell>
          <table:table-cell table:number-columns-repeated="4"/>
        </table:table-row>
        <table:table-row table:style-name="ro1">
          <table:table-cell office:value-type="float" office:value="5.24807460249773" calcext:value-type="float">
            <text:p>5.24807460249773</text:p>
          </table:table-cell>
          <table:table-cell office:value-type="float" office:value="0.211891276914086" calcext:value-type="float">
            <text:p>0.211891276914086</text:p>
          </table:table-cell>
          <table:table-cell office:value-type="float" office:value="0.170502293415015" calcext:value-type="float">
            <text:p>0.170502293415015</text:p>
          </table:table-cell>
          <table:table-cell table:number-columns-repeated="4"/>
        </table:table-row>
        <table:table-row table:style-name="ro1">
          <table:table-cell office:value-type="float" office:value="5.37031796370253" calcext:value-type="float">
            <text:p>5.37031796370253</text:p>
          </table:table-cell>
          <table:table-cell office:value-type="float" office:value="0.213989872494555" calcext:value-type="float">
            <text:p>0.213989872494555</text:p>
          </table:table-cell>
          <table:table-cell office:value-type="float" office:value="0.170265567855016" calcext:value-type="float">
            <text:p>0.170265567855016</text:p>
          </table:table-cell>
          <table:table-cell table:number-columns-repeated="4"/>
        </table:table-row>
        <table:table-row table:style-name="ro1">
          <table:table-cell office:value-type="float" office:value="5.49540873857625" calcext:value-type="float">
            <text:p>5.49540873857625</text:p>
          </table:table-cell>
          <table:table-cell office:value-type="float" office:value="0.216090405569298" calcext:value-type="float">
            <text:p>0.216090405569298</text:p>
          </table:table-cell>
          <table:table-cell office:value-type="float" office:value="0.169962598587121" calcext:value-type="float">
            <text:p>0.169962598587121</text:p>
          </table:table-cell>
          <table:table-cell table:number-columns-repeated="4"/>
        </table:table-row>
        <table:table-row table:style-name="ro1">
          <table:table-cell office:value-type="float" office:value="5.62341325190349" calcext:value-type="float">
            <text:p>5.62341325190349</text:p>
          </table:table-cell>
          <table:table-cell office:value-type="float" office:value="0.218191286770888" calcext:value-type="float">
            <text:p>0.218191286770888</text:p>
          </table:table-cell>
          <table:table-cell office:value-type="float" office:value="0.169593299526248" calcext:value-type="float">
            <text:p>0.169593299526248</text:p>
          </table:table-cell>
          <table:table-cell table:number-columns-repeated="4"/>
        </table:table-row>
        <table:table-row table:style-name="ro1">
          <table:table-cell office:value-type="float" office:value="5.75439937337157" calcext:value-type="float">
            <text:p>5.75439937337157</text:p>
          </table:table-cell>
          <table:table-cell office:value-type="float" office:value="0.220290878377825" calcext:value-type="float">
            <text:p>0.220290878377825</text:p>
          </table:table-cell>
          <table:table-cell office:value-type="float" office:value="0.16915794196024" calcext:value-type="float">
            <text:p>0.16915794196024</text:p>
          </table:table-cell>
          <table:table-cell table:number-columns-repeated="4"/>
        </table:table-row>
        <table:table-row table:style-name="ro1">
          <table:table-cell office:value-type="float" office:value="5.88843655355589" calcext:value-type="float">
            <text:p>5.88843655355589</text:p>
          </table:table-cell>
          <table:table-cell office:value-type="float" office:value="0.222387803281248" calcext:value-type="float">
            <text:p>0.222387803281248</text:p>
          </table:table-cell>
          <table:table-cell office:value-type="float" office:value="0.168657360936945" calcext:value-type="float">
            <text:p>0.168657360936945</text:p>
          </table:table-cell>
          <table:table-cell table:number-columns-repeated="4"/>
        </table:table-row>
        <table:table-row table:style-name="ro1">
          <table:table-cell office:value-type="float" office:value="6.02559586074358" calcext:value-type="float">
            <text:p>6.02559586074358</text:p>
          </table:table-cell>
          <table:table-cell office:value-type="float" office:value="0.224480869969241" calcext:value-type="float">
            <text:p>0.224480869969241</text:p>
          </table:table-cell>
          <table:table-cell office:value-type="float" office:value="0.16809304532232" calcext:value-type="float">
            <text:p>0.16809304532232</text:p>
          </table:table-cell>
          <table:table-cell table:number-columns-repeated="4"/>
        </table:table-row>
        <table:table-row table:style-name="ro1">
          <table:table-cell office:value-type="float" office:value="6.16595001861482" calcext:value-type="float">
            <text:p>6.16595001861482</text:p>
          </table:table-cell>
          <table:table-cell office:value-type="float" office:value="0.226568977508248" calcext:value-type="float">
            <text:p>0.226568977508248</text:p>
          </table:table-cell>
          <table:table-cell office:value-type="float" office:value="0.167466264859199" calcext:value-type="float">
            <text:p>0.167466264859199</text:p>
          </table:table-cell>
          <table:table-cell table:number-columns-repeated="4"/>
        </table:table-row>
        <table:table-row table:style-name="ro1">
          <table:table-cell office:value-type="float" office:value="6.30957344480193" calcext:value-type="float">
            <text:p>6.30957344480193</text:p>
          </table:table-cell>
          <table:table-cell office:value-type="float" office:value="0.228651056464433" calcext:value-type="float">
            <text:p>0.228651056464433</text:p>
          </table:table-cell>
          <table:table-cell office:value-type="float" office:value="0.16677660259718" calcext:value-type="float">
            <text:p>0.16677660259718</text:p>
          </table:table-cell>
          <table:table-cell table:number-columns-repeated="4"/>
        </table:table-row>
        <table:table-row table:style-name="ro1">
          <table:table-cell office:value-type="float" office:value="6.45654229034656" calcext:value-type="float">
            <text:p>6.45654229034656</text:p>
          </table:table-cell>
          <table:table-cell office:value-type="float" office:value="0.230726032759403" calcext:value-type="float">
            <text:p>0.230726032759403</text:p>
          </table:table-cell>
          <table:table-cell office:value-type="float" office:value="0.166022618172015" calcext:value-type="float">
            <text:p>0.166022618172015</text:p>
          </table:table-cell>
          <table:table-cell table:number-columns-repeated="4"/>
        </table:table-row>
        <table:table-row table:style-name="ro1">
          <table:table-cell office:value-type="float" office:value="6.60693448007596" calcext:value-type="float">
            <text:p>6.60693448007596</text:p>
          </table:table-cell>
          <table:table-cell office:value-type="float" office:value="0.232792801381298" calcext:value-type="float">
            <text:p>0.232792801381298</text:p>
          </table:table-cell>
          <table:table-cell office:value-type="float" office:value="0.165203244216992" calcext:value-type="float">
            <text:p>0.165203244216992</text:p>
          </table:table-cell>
          <table:table-cell table:number-columns-repeated="4"/>
        </table:table-row>
        <table:table-row table:style-name="ro1">
          <table:table-cell office:value-type="float" office:value="6.76082975391982" calcext:value-type="float">
            <text:p>6.76082975391982</text:p>
          </table:table-cell>
          <table:table-cell office:value-type="float" office:value="0.234850201221724" calcext:value-type="float">
            <text:p>0.234850201221724</text:p>
          </table:table-cell>
          <table:table-cell office:value-type="float" office:value="0.164318058316569" calcext:value-type="float">
            <text:p>0.164318058316569</text:p>
          </table:table-cell>
          <table:table-cell table:number-columns-repeated="4"/>
        </table:table-row>
        <table:table-row table:style-name="ro1">
          <table:table-cell office:value-type="float" office:value="6.91830970918937" calcext:value-type="float">
            <text:p>6.91830970918937</text:p>
          </table:table-cell>
          <table:table-cell office:value-type="float" office:value="0.236896983409802" calcext:value-type="float">
            <text:p>0.236896983409802</text:p>
          </table:table-cell>
          <table:table-cell office:value-type="float" office:value="0.163367122293467" calcext:value-type="float">
            <text:p>0.163367122293467</text:p>
          </table:table-cell>
          <table:table-cell table:number-columns-repeated="4"/>
        </table:table-row>
        <table:table-row table:style-name="ro1">
          <table:table-cell office:value-type="float" office:value="7.07945784384138" calcext:value-type="float">
            <text:p>7.07945784384138</text:p>
          </table:table-cell>
          <table:table-cell office:value-type="float" office:value="0.238931762871231" calcext:value-type="float">
            <text:p>0.238931762871231</text:p>
          </table:table-cell>
          <table:table-cell office:value-type="float" office:value="0.162350841599036" calcext:value-type="float">
            <text:p>0.162350841599036</text:p>
          </table:table-cell>
          <table:table-cell table:number-columns-repeated="4"/>
        </table:table-row>
        <table:table-row table:style-name="ro1">
          <table:table-cell office:value-type="float" office:value="7.2443596007499" calcext:value-type="float">
            <text:p>7.2443596007499</text:p>
          </table:table-cell>
          <table:table-cell office:value-type="float" office:value="0.240952934693291" calcext:value-type="float">
            <text:p>0.240952934693291</text:p>
          </table:table-cell>
          <table:table-cell office:value-type="float" office:value="0.161269886268485" calcext:value-type="float">
            <text:p>0.161269886268485</text:p>
          </table:table-cell>
          <table:table-cell table:number-columns-repeated="4"/>
        </table:table-row>
        <table:table-row table:style-name="ro1">
          <table:table-cell office:value-type="float" office:value="7.41310241300918" calcext:value-type="float">
            <text:p>7.41310241300918</text:p>
          </table:table-cell>
          <table:table-cell office:value-type="float" office:value="0.242958518452181" calcext:value-type="float">
            <text:p>0.242958518452181</text:p>
          </table:table-cell>
          <table:table-cell office:value-type="float" office:value="0.16012514937723" calcext:value-type="float">
            <text:p>0.16012514937723</text:p>
          </table:table-cell>
          <table:table-cell table:number-columns-repeated="4"/>
        </table:table-row>
        <table:table-row table:style-name="ro1">
          <table:table-cell office:value-type="float" office:value="7.58577575029184" calcext:value-type="float">
            <text:p>7.58577575029184</text:p>
          </table:table-cell>
          <table:table-cell office:value-type="float" office:value="0.244945860115952" calcext:value-type="float">
            <text:p>0.244945860115952</text:p>
          </table:table-cell>
          <table:table-cell office:value-type="float" office:value="0.158917725175464" calcext:value-type="float">
            <text:p>0.158917725175464</text:p>
          </table:table-cell>
          <table:table-cell table:number-columns-repeated="4"/>
        </table:table-row>
        <table:table-row table:style-name="ro1">
          <table:table-cell office:value-type="float" office:value="7.76247116628692" calcext:value-type="float">
            <text:p>7.76247116628692</text:p>
          </table:table-cell>
          <table:table-cell office:value-type="float" office:value="0.246911118414036" calcext:value-type="float">
            <text:p>0.246911118414036</text:p>
          </table:table-cell>
          <table:table-cell office:value-type="float" office:value="0.157648897458626" calcext:value-type="float">
            <text:p>0.157648897458626</text:p>
          </table:table-cell>
          <table:table-cell table:number-columns-repeated="4"/>
        </table:table-row>
        <table:table-row table:style-name="ro1">
          <table:table-cell office:value-type="float" office:value="7.94328234724282" calcext:value-type="float">
            <text:p>7.94328234724282</text:p>
          </table:table-cell>
          <table:table-cell office:value-type="float" office:value="0.248848902099133" calcext:value-type="float">
            <text:p>0.248848902099133</text:p>
          </table:table-cell>
          <table:table-cell office:value-type="float" office:value="0.156320133347794" calcext:value-type="float">
            <text:p>0.156320133347794</text:p>
          </table:table-cell>
          <table:table-cell table:number-columns-repeated="4"/>
        </table:table-row>
        <table:table-row table:style-name="ro1">
          <table:table-cell office:value-type="float" office:value="8.128305161641" calcext:value-type="float">
            <text:p>8.128305161641</text:p>
          </table:table-cell>
          <table:table-cell office:value-type="float" office:value="0.250754055340749" calcext:value-type="float">
            <text:p>0.250754055340749</text:p>
          </table:table-cell>
          <table:table-cell office:value-type="float" office:value="0.15493307994395" calcext:value-type="float">
            <text:p>0.15493307994395</text:p>
          </table:table-cell>
          <table:table-cell table:number-columns-repeated="4"/>
        </table:table-row>
        <table:table-row table:style-name="ro1">
          <table:table-cell office:value-type="float" office:value="8.31763771102671" calcext:value-type="float">
            <text:p>8.31763771102671</text:p>
          </table:table-cell>
          <table:table-cell office:value-type="float" office:value="0.252625643973492" calcext:value-type="float">
            <text:p>0.252625643973492</text:p>
          </table:table-cell>
          <table:table-cell office:value-type="float" office:value="0.153489562459315" calcext:value-type="float">
            <text:p>0.153489562459315</text:p>
          </table:table-cell>
          <table:table-cell table:number-columns-repeated="4"/>
        </table:table-row>
        <table:table-row table:style-name="ro1">
          <table:table-cell office:value-type="float" office:value="8.51138038202376" calcext:value-type="float">
            <text:p>8.51138038202376</text:p>
          </table:table-cell>
          <table:table-cell office:value-type="float" office:value="0.254466169168564" calcext:value-type="float">
            <text:p>0.254466169168564</text:p>
          </table:table-cell>
          <table:table-cell office:value-type="float" office:value="0.15199158301283" calcext:value-type="float">
            <text:p>0.15199158301283</text:p>
          </table:table-cell>
          <table:table-cell table:number-columns-repeated="4"/>
        </table:table-row>
        <table:table-row table:style-name="ro1">
          <table:table-cell office:value-type="float" office:value="8.70963589956081" calcext:value-type="float">
            <text:p>8.70963589956081</text:p>
          </table:table-cell>
          <table:table-cell office:value-type="float" office:value="0.256277872378082" calcext:value-type="float">
            <text:p>0.256277872378082</text:p>
          </table:table-cell>
          <table:table-cell office:value-type="float" office:value="0.150441319587076" calcext:value-type="float">
            <text:p>0.150441319587076</text:p>
          </table:table-cell>
          <table:table-cell table:number-columns-repeated="4"/>
        </table:table-row>
        <table:table-row table:style-name="ro1">
          <table:table-cell office:value-type="float" office:value="8.91250938133745" calcext:value-type="float">
            <text:p>8.91250938133745</text:p>
          </table:table-cell>
          <table:table-cell office:value-type="float" office:value="0.258061739171114" calcext:value-type="float">
            <text:p>0.258061739171114</text:p>
          </table:table-cell>
          <table:table-cell office:value-type="float" office:value="0.148841124814332" calcext:value-type="float">
            <text:p>0.148841124814332</text:p>
          </table:table-cell>
          <table:table-cell table:number-columns-repeated="4"/>
        </table:table-row>
        <table:table-row table:style-name="ro1">
          <table:table-cell office:value-type="float" office:value="9.1201083935591" calcext:value-type="float">
            <text:p>9.1201083935591</text:p>
          </table:table-cell>
          <table:table-cell office:value-type="float" office:value="0.25981785944483" calcext:value-type="float">
            <text:p>0.25981785944483</text:p>
          </table:table-cell>
          <table:table-cell office:value-type="float" office:value="0.147193524355855" calcext:value-type="float">
            <text:p>0.147193524355855</text:p>
          </table:table-cell>
          <table:table-cell table:number-columns-repeated="4"/>
        </table:table-row>
        <table:table-row table:style-name="ro1">
          <table:table-cell office:value-type="float" office:value="9.33254300796991" calcext:value-type="float">
            <text:p>9.33254300796991</text:p>
          </table:table-cell>
          <table:table-cell office:value-type="float" office:value="0.261545799385426" calcext:value-type="float">
            <text:p>0.261545799385426</text:p>
          </table:table-cell>
          <table:table-cell office:value-type="float" office:value="0.145501214694238" calcext:value-type="float">
            <text:p>0.145501214694238</text:p>
          </table:table-cell>
          <table:table-cell table:number-columns-repeated="4"/>
        </table:table-row>
        <table:table-row table:style-name="ro1">
          <table:table-cell office:value-type="float" office:value="9.54992586021436" calcext:value-type="float">
            <text:p>9.54992586021436</text:p>
          </table:table-cell>
          <table:table-cell office:value-type="float" office:value="0.263244817885505" calcext:value-type="float">
            <text:p>0.263244817885505</text:p>
          </table:table-cell>
          <table:table-cell office:value-type="float" office:value="0.143767060191503" calcext:value-type="float">
            <text:p>0.143767060191503</text:p>
          </table:table-cell>
          <table:table-cell table:number-columns-repeated="4"/>
        </table:table-row>
        <table:table-row table:style-name="ro1">
          <table:table-cell office:value-type="float" office:value="9.77237220955811" calcext:value-type="float">
            <text:p>9.77237220955811</text:p>
          </table:table-cell>
          <table:table-cell office:value-type="float" office:value="0.264913983920761" calcext:value-type="float">
            <text:p>0.264913983920761</text:p>
          </table:table-cell>
          <table:table-cell office:value-type="float" office:value="0.141994089285121" calcext:value-type="float">
            <text:p>0.1419940892851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552241713076" calcext:value-type="float">
            <text:p>0.266552241713076</text:p>
          </table:table-cell>
          <table:table-cell office:value-type="float" office:value="0.140185489706015" calcext:value-type="float">
            <text:p>0.140185489706015</text:p>
          </table:table-cell>
          <table:table-cell table:number-columns-repeated="4"/>
        </table:table-row>
        <table:table-row table:style-name="ro1">
          <table:table-cell office:value-type="float" office:value="10.2329299228075" calcext:value-type="float">
            <text:p>10.2329299228075</text:p>
          </table:table-cell>
          <table:table-cell office:value-type="float" office:value="0.26815844860076" calcext:value-type="float">
            <text:p>0.26815844860076</text:p>
          </table:table-cell>
          <table:table-cell office:value-type="float" office:value="0.138344602609897" calcext:value-type="float">
            <text:p>0.138344602609897</text:p>
          </table:table-cell>
          <table:table-cell table:number-columns-repeated="4"/>
        </table:table-row>
        <table:table-row table:style-name="ro1">
          <table:table-cell office:value-type="float" office:value="10.471285480509" calcext:value-type="float">
            <text:p>10.471285480509</text:p>
          </table:table-cell>
          <table:table-cell office:value-type="float" office:value="0.269731398176382" calcext:value-type="float">
            <text:p>0.269731398176382</text:p>
          </table:table-cell>
          <table:table-cell office:value-type="float" office:value="0.136474915520596" calcext:value-type="float">
            <text:p>0.136474915520596</text:p>
          </table:table-cell>
          <table:table-cell table:number-columns-repeated="4"/>
        </table:table-row>
        <table:table-row table:style-name="ro1">
          <table:table-cell office:value-type="float" office:value="10.7151930523761" calcext:value-type="float">
            <text:p>10.7151930523761</text:p>
          </table:table-cell>
          <table:table-cell office:value-type="float" office:value="0.271269835145051" calcext:value-type="float">
            <text:p>0.271269835145051</text:p>
          </table:table-cell>
          <table:table-cell office:value-type="float" office:value="0.134580053982169" calcext:value-type="float">
            <text:p>0.134580053982169</text:p>
          </table:table-cell>
          <table:table-cell table:number-columns-repeated="4"/>
        </table:table-row>
        <table:table-row table:style-name="ro1">
          <table:table-cell office:value-type="float" office:value="10.9647819614319" calcext:value-type="float">
            <text:p>10.9647819614319</text:p>
          </table:table-cell>
          <table:table-cell office:value-type="float" office:value="0.272772465345657" calcext:value-type="float">
            <text:p>0.272772465345657</text:p>
          </table:table-cell>
          <table:table-cell office:value-type="float" office:value="0.132663771835462" calcext:value-type="float">
            <text:p>0.132663771835462</text:p>
          </table:table-cell>
          <table:table-cell table:number-columns-repeated="4"/>
        </table:table-row>
        <table:table-row table:style-name="ro1">
          <table:table-cell office:value-type="float" office:value="11.2201845430196" calcext:value-type="float">
            <text:p>11.2201845430196</text:p>
          </table:table-cell>
          <table:table-cell office:value-type="float" office:value="0.274237962848463" calcext:value-type="float">
            <text:p>0.274237962848463</text:p>
          </table:table-cell>
          <table:table-cell office:value-type="float" office:value="0.130729940025268" calcext:value-type="float">
            <text:p>0.130729940025268</text:p>
          </table:table-cell>
          <table:table-cell table:number-columns-repeated="4"/>
        </table:table-row>
        <table:table-row table:style-name="ro1">
          <table:table-cell office:value-type="float" office:value="11.4815362149688" calcext:value-type="float">
            <text:p>11.4815362149688</text:p>
          </table:table-cell>
          <table:table-cell office:value-type="float" office:value="0.275664975235312" calcext:value-type="float">
            <text:p>0.275664975235312</text:p>
          </table:table-cell>
          <table:table-cell office:value-type="float" office:value="0.128782533867804" calcext:value-type="float">
            <text:p>0.128782533867804</text:p>
          </table:table-cell>
          <table:table-cell table:number-columns-repeated="4"/>
        </table:table-row>
        <table:table-row table:style-name="ro1">
          <table:table-cell office:value-type="float" office:value="11.7489755493953" calcext:value-type="float">
            <text:p>11.7489755493953</text:p>
          </table:table-cell>
          <table:table-cell office:value-type="float" office:value="0.277052127725796" calcext:value-type="float">
            <text:p>0.277052127725796</text:p>
          </table:table-cell>
          <table:table-cell office:value-type="float" office:value="0.126825618715898" calcext:value-type="float">
            <text:p>0.126825618715898</text:p>
          </table:table-cell>
          <table:table-cell table:number-columns-repeated="4"/>
        </table:table-row>
        <table:table-row table:style-name="ro1">
          <table:table-cell office:value-type="float" office:value="12.0226443461741" calcext:value-type="float">
            <text:p>12.0226443461741</text:p>
          </table:table-cell>
          <table:table-cell office:value-type="float" office:value="0.278398026560599" calcext:value-type="float">
            <text:p>0.278398026560599</text:p>
          </table:table-cell>
          <table:table-cell office:value-type="float" office:value="0.124863333981364" calcext:value-type="float">
            <text:p>0.124863333981364</text:p>
          </table:table-cell>
          <table:table-cell table:number-columns-repeated="4"/>
        </table:table-row>
        <table:table-row table:style-name="ro1">
          <table:table-cell office:value-type="float" office:value="12.3026877081238" calcext:value-type="float">
            <text:p>12.3026877081238</text:p>
          </table:table-cell>
          <table:table-cell office:value-type="float" office:value="0.279701261904797" calcext:value-type="float">
            <text:p>0.279701261904797</text:p>
          </table:table-cell>
          <table:table-cell office:value-type="float" office:value="0.122899875501991" calcext:value-type="float">
            <text:p>0.122899875501991</text:p>
          </table:table-cell>
          <table:table-cell table:number-columns-repeated="4"/>
        </table:table-row>
        <table:table-row table:style-name="ro1">
          <table:table-cell office:value-type="float" office:value="12.5892541179417" calcext:value-type="float">
            <text:p>12.5892541179417</text:p>
          </table:table-cell>
          <table:table-cell office:value-type="float" office:value="0.280960410443758" calcext:value-type="float">
            <text:p>0.280960410443758</text:p>
          </table:table-cell>
          <table:table-cell office:value-type="float" office:value="0.120939476279936" calcext:value-type="float">
            <text:p>0.120939476279936</text:p>
          </table:table-cell>
          <table:table-cell table:number-columns-repeated="4"/>
        </table:table-row>
        <table:table-row table:style-name="ro1">
          <table:table-cell office:value-type="float" office:value="12.8824955169313" calcext:value-type="float">
            <text:p>12.8824955169313</text:p>
          </table:table-cell>
          <table:table-cell office:value-type="float" office:value="0.282174037788046" calcext:value-type="float">
            <text:p>0.282174037788046</text:p>
          </table:table-cell>
          <table:table-cell office:value-type="float" office:value="0.118986385674134" calcext:value-type="float">
            <text:p>0.118986385674134</text:p>
          </table:table-cell>
          <table:table-cell table:number-columns-repeated="4"/>
        </table:table-row>
        <table:table-row table:style-name="ro1">
          <table:table-cell office:value-type="float" office:value="13.1825673855641" calcext:value-type="float">
            <text:p>13.1825673855641</text:p>
          </table:table-cell>
          <table:table-cell office:value-type="float" office:value="0.283340700767687" calcext:value-type="float">
            <text:p>0.283340700767687</text:p>
          </table:table-cell>
          <table:table-cell office:value-type="float" office:value="0.117044847210617" calcext:value-type="float">
            <text:p>0.117044847210617</text:p>
          </table:table-cell>
          <table:table-cell table:number-columns-repeated="4"/>
        </table:table-row>
        <table:table-row table:style-name="ro1">
          <table:table-cell office:value-type="float" office:value="13.4896288259165" calcext:value-type="float">
            <text:p>13.4896288259165</text:p>
          </table:table-cell>
          <table:table-cell office:value-type="float" office:value="0.284458949672567" calcext:value-type="float">
            <text:p>0.284458949672567</text:p>
          </table:table-cell>
          <table:table-cell office:value-type="float" office:value="0.11511907529879" calcext:value-type="float">
            <text:p>0.11511907529879</text:p>
          </table:table-cell>
          <table:table-cell table:number-columns-repeated="4"/>
        </table:table-row>
        <table:table-row table:style-name="ro1">
          <table:table-cell office:value-type="float" office:value="13.8038426460289" calcext:value-type="float">
            <text:p>13.8038426460289</text:p>
          </table:table-cell>
          <table:table-cell office:value-type="float" office:value="0.285527330479904" calcext:value-type="float">
            <text:p>0.285527330479904</text:p>
          </table:table-cell>
          <table:table-cell office:value-type="float" office:value="0.113213231343088" calcext:value-type="float">
            <text:p>0.113213231343088</text:p>
          </table:table-cell>
          <table:table-cell table:number-columns-repeated="4"/>
        </table:table-row>
        <table:table-row table:style-name="ro1">
          <table:table-cell office:value-type="float" office:value="14.1253754462275" calcext:value-type="float">
            <text:p>14.1253754462275</text:p>
          </table:table-cell>
          <table:table-cell office:value-type="float" office:value="0.286544387098944" calcext:value-type="float">
            <text:p>0.286544387098944</text:p>
          </table:table-cell>
          <table:table-cell office:value-type="float" office:value="0.11133140009161" calcext:value-type="float">
            <text:p>0.11133140009161</text:p>
          </table:table-cell>
          <table:table-cell table:number-columns-repeated="4"/>
        </table:table-row>
        <table:table-row table:style-name="ro1">
          <table:table-cell office:value-type="float" office:value="14.4543977074593" calcext:value-type="float">
            <text:p>14.4543977074593</text:p>
          </table:table-cell>
          <table:table-cell office:value-type="float" office:value="0.287508663655502" calcext:value-type="float">
            <text:p>0.287508663655502</text:p>
          </table:table-cell>
          <table:table-cell office:value-type="float" office:value="0.109477567728166" calcext:value-type="float">
            <text:p>0.109477567728166</text:p>
          </table:table-cell>
          <table:table-cell table:number-columns-repeated="4"/>
        </table:table-row>
        <table:table-row table:style-name="ro1">
          <table:table-cell office:value-type="float" office:value="14.7910838816821" calcext:value-type="float">
            <text:p>14.7910838816821</text:p>
          </table:table-cell>
          <table:table-cell office:value-type="float" office:value="0.28841870683363" calcext:value-type="float">
            <text:p>0.28841870683363</text:p>
          </table:table-cell>
          <table:table-cell office:value-type="float" office:value="0.107655604561787" calcext:value-type="float">
            <text:p>0.107655604561787</text:p>
          </table:table-cell>
          <table:table-cell table:number-columns-repeated="4"/>
        </table:table-row>
        <table:table-row table:style-name="ro1">
          <table:table-cell office:value-type="float" office:value="15.1356124843621" calcext:value-type="float">
            <text:p>15.1356124843621</text:p>
          </table:table-cell>
          <table:table-cell office:value-type="float" office:value="0.289273068287825" calcext:value-type="float">
            <text:p>0.289273068287825</text:p>
          </table:table-cell>
          <table:table-cell office:value-type="float" office:value="0.105869258033203" calcext:value-type="float">
            <text:p>0.105869258033203</text:p>
          </table:table-cell>
          <table:table-cell table:number-columns-repeated="4"/>
        </table:table-row>
        <table:table-row table:style-name="ro1">
          <table:table-cell office:value-type="float" office:value="15.4881661891248" calcext:value-type="float">
            <text:p>15.4881661891248</text:p>
          </table:table-cell>
          <table:table-cell office:value-type="float" office:value="0.290070307136325" calcext:value-type="float">
            <text:p>0.290070307136325</text:p>
          </table:table-cell>
          <table:table-cell office:value-type="float" office:value="0.104122167742038" calcext:value-type="float">
            <text:p>0.104122167742038</text:p>
          </table:table-cell>
          <table:table-cell table:number-columns-repeated="4"/>
        </table:table-row>
        <table:table-row table:style-name="ro1">
          <table:table-cell office:value-type="float" office:value="15.8489319246111" calcext:value-type="float">
            <text:p>15.8489319246111</text:p>
          </table:table-cell>
          <table:table-cell office:value-type="float" office:value="0.290808992543929" calcext:value-type="float">
            <text:p>0.290808992543929</text:p>
          </table:table-cell>
          <table:table-cell office:value-type="float" office:value="0.102417923457766" calcext:value-type="float">
            <text:p>0.102417923457766</text:p>
          </table:table-cell>
          <table:table-cell table:number-columns-repeated="4"/>
        </table:table-row>
        <table:table-row table:style-name="ro1">
          <table:table-cell office:value-type="float" office:value="16.2181009735893" calcext:value-type="float">
            <text:p>16.2181009735893</text:p>
          </table:table-cell>
          <table:table-cell office:value-type="float" office:value="0.291487706401056" calcext:value-type="float">
            <text:p>0.291487706401056</text:p>
          </table:table-cell>
          <table:table-cell office:value-type="float" office:value="0.100760171751584" calcext:value-type="float">
            <text:p>0.100760171751584</text:p>
          </table:table-cell>
          <table:table-cell table:number-columns-repeated="4"/>
        </table:table-row>
        <table:table-row table:style-name="ro1">
          <table:table-cell office:value-type="float" office:value="16.5958690743756" calcext:value-type="float">
            <text:p>16.5958690743756</text:p>
          </table:table-cell>
          <table:table-cell office:value-type="float" office:value="0.2921050461045" calcext:value-type="float">
            <text:p>0.2921050461045</text:p>
          </table:table-cell>
          <table:table-cell office:value-type="float" office:value="0.0991525599320246" calcext:value-type="float">
            <text:p>0.099152559932025</text:p>
          </table:table-cell>
          <table:table-cell table:number-columns-repeated="4"/>
        </table:table-row>
        <table:table-row table:style-name="ro1">
          <table:table-cell office:value-type="float" office:value="16.9824365246174" calcext:value-type="float">
            <text:p>16.9824365246174</text:p>
          </table:table-cell>
          <table:table-cell office:value-type="float" office:value="0.29265962744422" calcext:value-type="float">
            <text:p>0.29265962744422</text:p>
          </table:table-cell>
          <table:table-cell office:value-type="float" office:value="0.0975978816283132" calcext:value-type="float">
            <text:p>0.097597881628313</text:p>
          </table:table-cell>
          <table:table-cell table:number-columns-repeated="4"/>
        </table:table-row>
        <table:table-row table:style-name="ro1">
          <table:table-cell office:value-type="float" office:value="17.3780082874938" calcext:value-type="float">
            <text:p>17.3780082874938</text:p>
          </table:table-cell>
          <table:table-cell office:value-type="float" office:value="0.293150087599643" calcext:value-type="float">
            <text:p>0.293150087599643</text:p>
          </table:table-cell>
          <table:table-cell office:value-type="float" office:value="0.0960971754844977" calcext:value-type="float">
            <text:p>0.096097175484498</text:p>
          </table:table-cell>
          <table:table-cell table:number-columns-repeated="4"/>
        </table:table-row>
        <table:table-row table:style-name="ro1">
          <table:table-cell office:value-type="float" office:value="17.7827941003892" calcext:value-type="float">
            <text:p>17.7827941003892</text:p>
          </table:table-cell>
          <table:table-cell office:value-type="float" office:value="0.293575088248137" calcext:value-type="float">
            <text:p>0.293575088248137</text:p>
          </table:table-cell>
          <table:table-cell office:value-type="float" office:value="0.0946505887807643" calcext:value-type="float">
            <text:p>0.094650588780764</text:p>
          </table:table-cell>
          <table:table-cell table:number-columns-repeated="4"/>
        </table:table-row>
        <table:table-row table:style-name="ro1">
          <table:table-cell office:value-type="float" office:value="18.1970085860998" calcext:value-type="float">
            <text:p>18.1970085860998</text:p>
          </table:table-cell>
          <table:table-cell office:value-type="float" office:value="0.293933318787569" calcext:value-type="float">
            <text:p>0.293933318787569</text:p>
          </table:table-cell>
          <table:table-cell office:value-type="float" office:value="0.0932583355734527" calcext:value-type="float">
            <text:p>0.093258335573453</text:p>
          </table:table-cell>
          <table:table-cell table:number-columns-repeated="4"/>
        </table:table-row>
        <table:table-row table:style-name="ro1">
          <table:table-cell office:value-type="float" office:value="18.6208713666287" calcext:value-type="float">
            <text:p>18.6208713666287</text:p>
          </table:table-cell>
          <table:table-cell office:value-type="float" office:value="0.294223499674749" calcext:value-type="float">
            <text:p>0.294223499674749</text:p>
          </table:table-cell>
          <table:table-cell office:value-type="float" office:value="0.0919207601530031" calcext:value-type="float">
            <text:p>0.091920760153003</text:p>
          </table:table-cell>
          <table:table-cell table:number-columns-repeated="4"/>
        </table:table-row>
        <table:table-row table:style-name="ro1">
          <table:table-cell office:value-type="float" office:value="19.0546071796325" calcext:value-type="float">
            <text:p>19.0546071796325</text:p>
          </table:table-cell>
          <table:table-cell office:value-type="float" office:value="0.294444385879005" calcext:value-type="float">
            <text:p>0.294444385879005</text:p>
          </table:table-cell>
          <table:table-cell office:value-type="float" office:value="0.0906381650206717" calcext:value-type="float">
            <text:p>0.090638165020672</text:p>
          </table:table-cell>
          <table:table-cell table:number-columns-repeated="4"/>
        </table:table-row>
        <table:table-row table:style-name="ro1">
          <table:table-cell office:value-type="float" office:value="19.4984459975805" calcext:value-type="float">
            <text:p>19.4984459975805</text:p>
          </table:table-cell>
          <table:table-cell office:value-type="float" office:value="0.294594770453433" calcext:value-type="float">
            <text:p>0.294594770453433</text:p>
          </table:table-cell>
          <table:table-cell office:value-type="float" office:value="0.0894106869940084" calcext:value-type="float">
            <text:p>0.089410686994009</text:p>
          </table:table-cell>
          <table:table-cell table:number-columns-repeated="4"/>
        </table:table-row>
        <table:table-row table:style-name="ro1">
          <table:table-cell office:value-type="float" office:value="19.9526231496888" calcext:value-type="float">
            <text:p>19.9526231496888</text:p>
          </table:table-cell>
          <table:table-cell office:value-type="float" office:value="0.294673488220864" calcext:value-type="float">
            <text:p>0.294673488220864</text:p>
          </table:table-cell>
          <table:table-cell office:value-type="float" office:value="0.0882382324898533" calcext:value-type="float">
            <text:p>0.088238232489853</text:p>
          </table:table-cell>
          <table:table-cell table:number-columns-repeated="4"/>
        </table:table-row>
        <table:table-row table:style-name="ro1">
          <table:table-cell office:value-type="float" office:value="20.4173794466953" calcext:value-type="float">
            <text:p>20.4173794466953</text:p>
          </table:table-cell>
          <table:table-cell office:value-type="float" office:value="0.294679419574911" calcext:value-type="float">
            <text:p>0.294679419574911</text:p>
          </table:table-cell>
          <table:table-cell office:value-type="float" office:value="0.0871204497967871" calcext:value-type="float">
            <text:p>0.087120449796787</text:p>
          </table:table-cell>
          <table:table-cell table:number-columns-repeated="4"/>
        </table:table-row>
        <table:table-row table:style-name="ro1">
          <table:table-cell office:value-type="float" office:value="20.8929613085404" calcext:value-type="float">
            <text:p>20.8929613085404</text:p>
          </table:table-cell>
          <table:table-cell office:value-type="float" office:value="0.29461149439386" calcext:value-type="float">
            <text:p>0.29461149439386</text:p>
          </table:table-cell>
          <table:table-cell office:value-type="float" office:value="0.0860567235021397" calcext:value-type="float">
            <text:p>0.08605672350214</text:p>
          </table:table-cell>
          <table:table-cell table:number-columns-repeated="4"/>
        </table:table-row>
        <table:table-row table:style-name="ro1">
          <table:table-cell office:value-type="float" office:value="21.3796208950223" calcext:value-type="float">
            <text:p>21.3796208950223</text:p>
          </table:table-cell>
          <table:table-cell office:value-type="float" office:value="0.294468696065084" calcext:value-type="float">
            <text:p>0.294468696065084</text:p>
          </table:table-cell>
          <table:table-cell office:value-type="float" office:value="0.0850461829592002" calcext:value-type="float">
            <text:p>0.0850461829592</text:p>
          </table:table-cell>
          <table:table-cell table:number-columns-repeated="4"/>
        </table:table-row>
        <table:table-row table:style-name="ro1">
          <table:table-cell office:value-type="float" office:value="21.8776162394955" calcext:value-type="float">
            <text:p>21.8776162394955</text:p>
          </table:table-cell>
          <table:table-cell office:value-type="float" office:value="0.294250065616902" calcext:value-type="float">
            <text:p>0.294250065616902</text:p>
          </table:table-cell>
          <table:table-cell office:value-type="float" office:value="0.0840877202276349" calcext:value-type="float">
            <text:p>0.084087720227635</text:p>
          </table:table-cell>
          <table:table-cell table:number-columns-repeated="4"/>
        </table:table-row>
        <table:table-row table:style-name="ro1">
          <table:table-cell office:value-type="float" office:value="22.3872113856834" calcext:value-type="float">
            <text:p>22.3872113856834</text:p>
          </table:table-cell>
          <table:table-cell office:value-type="float" office:value="0.293954705954106" calcext:value-type="float">
            <text:p>0.293954705954106</text:p>
          </table:table-cell>
          <table:table-cell office:value-type="float" office:value="0.0831800146365632" calcext:value-type="float">
            <text:p>0.083180014636563</text:p>
          </table:table-cell>
          <table:table-cell table:number-columns-repeated="4"/>
        </table:table-row>
        <table:table-row table:style-name="ro1">
          <table:table-cell office:value-type="float" office:value="22.9086765276777" calcext:value-type="float">
            <text:p>22.9086765276777</text:p>
          </table:table-cell>
          <table:table-cell office:value-type="float" office:value="0.293581786192602" calcext:value-type="float">
            <text:p>0.293581786192602</text:p>
          </table:table-cell>
          <table:table-cell office:value-type="float" office:value="0.0823215619434228" calcext:value-type="float">
            <text:p>0.082321561943423</text:p>
          </table:table-cell>
          <table:table-cell table:number-columns-repeated="4"/>
        </table:table-row>
        <table:table-row table:style-name="ro1">
          <table:table-cell office:value-type="float" office:value="23.4422881531992" calcext:value-type="float">
            <text:p>23.4422881531992</text:p>
          </table:table-cell>
          <table:table-cell office:value-type="float" office:value="0.293130546087827" calcext:value-type="float">
            <text:p>0.293130546087827</text:p>
          </table:table-cell>
          <table:table-cell office:value-type="float" office:value="0.0815107064660986" calcext:value-type="float">
            <text:p>0.081510706466099</text:p>
          </table:table-cell>
          <table:table-cell table:number-columns-repeated="4"/>
        </table:table-row>
        <table:table-row table:style-name="ro1">
          <table:table-cell office:value-type="float" office:value="23.9883291901949" calcext:value-type="float">
            <text:p>23.9883291901949</text:p>
          </table:table-cell>
          <table:table-cell office:value-type="float" office:value="0.292600300550769" calcext:value-type="float">
            <text:p>0.292600300550769</text:p>
          </table:table-cell>
          <table:table-cell office:value-type="float" office:value="0.0807456747791929" calcext:value-type="float">
            <text:p>0.080745674779193</text:p>
          </table:table-cell>
          <table:table-cell table:number-columns-repeated="4"/>
        </table:table-row>
        <table:table-row table:style-name="ro1">
          <table:table-cell office:value-type="float" office:value="24.5470891568503" calcext:value-type="float">
            <text:p>24.5470891568503</text:p>
          </table:table-cell>
          <table:table-cell office:value-type="float" office:value="0.291990444244489" calcext:value-type="float">
            <text:p>0.291990444244489</text:p>
          </table:table-cell>
          <table:table-cell office:value-type="float" office:value="0.0800246096991795" calcext:value-type="float">
            <text:p>0.08002460969918</text:p>
          </table:table-cell>
          <table:table-cell table:number-columns-repeated="4"/>
        </table:table-row>
        <table:table-row table:style-name="ro1">
          <table:table-cell office:value-type="float" office:value="25.1188643150958" calcext:value-type="float">
            <text:p>25.1188643150958</text:p>
          </table:table-cell>
          <table:table-cell office:value-type="float" office:value="0.291300456253118" calcext:value-type="float">
            <text:p>0.291300456253118</text:p>
          </table:table-cell>
          <table:table-cell office:value-type="float" office:value="0.0793456033930054" calcext:value-type="float">
            <text:p>0.079345603393005</text:p>
          </table:table-cell>
          <table:table-cell table:number-columns-repeated="4"/>
        </table:table-row>
        <table:table-row table:style-name="ro1">
          <table:table-cell office:value-type="float" office:value="25.7039578276886" calcext:value-type="float">
            <text:p>25.7039578276886</text:p>
          </table:table-cell>
          <table:table-cell office:value-type="float" office:value="0.290529904814276" calcext:value-type="float">
            <text:p>0.290529904814276</text:p>
          </table:table-cell>
          <table:table-cell office:value-type="float" office:value="0.078706728558204" calcext:value-type="float">
            <text:p>0.078706728558204</text:p>
          </table:table-cell>
          <table:table-cell table:number-columns-repeated="4"/>
        </table:table-row>
        <table:table-row table:style-name="ro1">
          <table:table-cell office:value-type="float" office:value="26.3026799189538" calcext:value-type="float">
            <text:p>26.3026799189538</text:p>
          </table:table-cell>
          <table:table-cell office:value-type="float" office:value="0.289678452104786" calcext:value-type="float">
            <text:p>0.289678452104786</text:p>
          </table:table-cell>
          <table:table-cell office:value-type="float" office:value="0.0781060667531076" calcext:value-type="float">
            <text:p>0.078106066753108</text:p>
          </table:table-cell>
          <table:table-cell table:number-columns-repeated="4"/>
        </table:table-row>
        <table:table-row table:style-name="ro1">
          <table:table-cell office:value-type="float" office:value="26.9153480392692" calcext:value-type="float">
            <text:p>26.9153480392692</text:p>
          </table:table-cell>
          <table:table-cell office:value-type="float" office:value="0.288745859068405" calcext:value-type="float">
            <text:p>0.288745859068405</text:p>
          </table:table-cell>
          <table:table-cell office:value-type="float" office:value="0.0775417331086487" calcext:value-type="float">
            <text:p>0.077541733108649</text:p>
          </table:table-cell>
          <table:table-cell table:number-columns-repeated="4"/>
        </table:table-row>
        <table:table-row table:style-name="ro1">
          <table:table-cell office:value-type="float" office:value="27.5422870333817" calcext:value-type="float">
            <text:p>27.5422870333817</text:p>
          </table:table-cell>
          <table:table-cell office:value-type="float" office:value="0.287731990273068" calcext:value-type="float">
            <text:p>0.287731990273068</text:p>
          </table:table-cell>
          <table:table-cell office:value-type="float" office:value="0.0770118968291712" calcext:value-type="float">
            <text:p>0.077011896829171</text:p>
          </table:table-cell>
          <table:table-cell table:number-columns-repeated="4"/>
        </table:table-row>
        <table:table-row table:style-name="ro1">
          <table:table-cell office:value-type="float" office:value="28.1838293126445" calcext:value-type="float">
            <text:p>28.1838293126445</text:p>
          </table:table-cell>
          <table:table-cell office:value-type="float" office:value="0.286636818783868" calcext:value-type="float">
            <text:p>0.286636818783868</text:p>
          </table:table-cell>
          <table:table-cell office:value-type="float" office:value="0.0765147970859629" calcext:value-type="float">
            <text:p>0.076514797085963</text:p>
          </table:table-cell>
          <table:table-cell table:number-columns-repeated="4"/>
        </table:table-row>
        <table:table-row table:style-name="ro1">
          <table:table-cell office:value-type="float" office:value="28.8403150312661" calcext:value-type="float">
            <text:p>28.8403150312661</text:p>
          </table:table-cell>
          <table:table-cell office:value-type="float" office:value="0.285460431036574" calcext:value-type="float">
            <text:p>0.285460431036574</text:p>
          </table:table-cell>
          <table:table-cell office:value-type="float" office:value="0.0760487541187006" calcext:value-type="float">
            <text:p>0.076048754118701</text:p>
          </table:table-cell>
          <table:table-cell table:number-columns-repeated="4"/>
        </table:table-row>
        <table:table-row table:style-name="ro1">
          <table:table-cell office:value-type="float" office:value="29.5120922666639" calcext:value-type="float">
            <text:p>29.5120922666639</text:p>
          </table:table-cell>
          <table:table-cell office:value-type="float" office:value="0.284203031695045" calcext:value-type="float">
            <text:p>0.284203031695045</text:p>
          </table:table-cell>
          <table:table-cell office:value-type="float" office:value="0.0756121755791144" calcext:value-type="float">
            <text:p>0.075612175579114</text:p>
          </table:table-cell>
          <table:table-cell table:number-columns-repeated="4"/>
        </table:table-row>
        <table:table-row table:style-name="ro1">
          <table:table-cell office:value-type="float" office:value="30.1995172040202" calcext:value-type="float">
            <text:p>30.1995172040202</text:p>
          </table:table-cell>
          <table:table-cell office:value-type="float" office:value="0.282864948474335" calcext:value-type="float">
            <text:p>0.282864948474335</text:p>
          </table:table-cell>
          <table:table-cell office:value-type="float" office:value="0.0752035583683822" calcext:value-type="float">
            <text:p>0.075203558368382</text:p>
          </table:table-cell>
          <table:table-cell table:number-columns-repeated="4"/>
        </table:table-row>
        <table:table-row table:style-name="ro1">
          <table:table-cell office:value-type="float" office:value="30.9029543251359" calcext:value-type="float">
            <text:p>30.9029543251359</text:p>
          </table:table-cell>
          <table:table-cell office:value-type="float" office:value="0.281446636909586" calcext:value-type="float">
            <text:p>0.281446636909586</text:p>
          </table:table-cell>
          <table:table-cell office:value-type="float" office:value="0.0748214864238754" calcext:value-type="float">
            <text:p>0.074821486423875</text:p>
          </table:table-cell>
          <table:table-cell table:number-columns-repeated="4"/>
        </table:table-row>
        <table:table-row table:style-name="ro1">
          <table:table-cell office:value-type="float" office:value="31.6227766016838" calcext:value-type="float">
            <text:p>31.6227766016838</text:p>
          </table:table-cell>
          <table:table-cell office:value-type="float" office:value="0.279948685049076" calcext:value-type="float">
            <text:p>0.279948685049076</text:p>
          </table:table-cell>
          <table:table-cell office:value-type="float" office:value="0.0744646250898856" calcext:value-type="float">
            <text:p>0.074464625089886</text:p>
          </table:table-cell>
          <table:table-cell table:number-columns-repeated="4"/>
        </table:table-row>
        <table:table-row table:style-name="ro1">
          <table:table-cell office:value-type="float" office:value="32.3593656929628" calcext:value-type="float">
            <text:p>32.3593656929628</text:p>
          </table:table-cell>
          <table:table-cell office:value-type="float" office:value="0.27837181804787" calcext:value-type="float">
            <text:p>0.27837181804787</text:p>
          </table:table-cell>
          <table:table-cell office:value-type="float" office:value="0.0741317128491357" calcext:value-type="float">
            <text:p>0.074131712849136</text:p>
          </table:table-cell>
          <table:table-cell table:number-columns-repeated="4"/>
        </table:table-row>
        <table:table-row table:style-name="ro1">
          <table:table-cell office:value-type="float" office:value="33.1131121482591" calcext:value-type="float">
            <text:p>33.1131121482591</text:p>
          </table:table-cell>
          <table:table-cell office:value-type="float" office:value="0.276716902636526" calcext:value-type="float">
            <text:p>0.276716902636526</text:p>
          </table:table-cell>
          <table:table-cell office:value-type="float" office:value="0.0738215512870158" calcext:value-type="float">
            <text:p>0.073821551287016</text:p>
          </table:table-cell>
          <table:table-cell table:number-columns-repeated="4"/>
        </table:table-row>
        <table:table-row table:style-name="ro1">
          <table:table-cell office:value-type="float" office:value="33.8844156139203" calcext:value-type="float">
            <text:p>33.8844156139203</text:p>
          </table:table-cell>
          <table:table-cell office:value-type="float" office:value="0.274984951437202" calcext:value-type="float">
            <text:p>0.274984951437202</text:p>
          </table:table-cell>
          <table:table-cell office:value-type="float" office:value="0.0735329942011021" calcext:value-type="float">
            <text:p>0.073532994201102</text:p>
          </table:table-cell>
          <table:table-cell table:number-columns-repeated="4"/>
        </table:table-row>
        <table:table-row table:style-name="ro1">
          <table:table-cell office:value-type="float" office:value="34.6736850452532" calcext:value-type="float">
            <text:p>34.6736850452532</text:p>
          </table:table-cell>
          <table:table-cell office:value-type="float" office:value="0.273177127097198" calcext:value-type="float">
            <text:p>0.273177127097198</text:p>
          </table:table-cell>
          <table:table-cell office:value-type="float" office:value="0.0732649367507948" calcext:value-type="float">
            <text:p>0.073264936750795</text:p>
          </table:table-cell>
          <table:table-cell table:number-columns-repeated="4"/>
        </table:table-row>
        <table:table-row table:style-name="ro1">
          <table:table-cell office:value-type="float" office:value="35.4813389233576" calcext:value-type="float">
            <text:p>35.4813389233576</text:p>
          </table:table-cell>
          <table:table-cell office:value-type="float" office:value="0.271294746207637" calcext:value-type="float">
            <text:p>0.271294746207637</text:p>
          </table:table-cell>
          <table:table-cell office:value-type="float" office:value="0.0730163054661995" calcext:value-type="float">
            <text:p>0.0730163054662</text:p>
          </table:table-cell>
          <table:table-cell table:number-columns-repeated="4"/>
        </table:table-row>
        <table:table-row table:style-name="ro1">
          <table:table-cell office:value-type="float" office:value="36.3078054770101" calcext:value-type="float">
            <text:p>36.3078054770101</text:p>
          </table:table-cell>
          <table:table-cell office:value-type="float" office:value="0.269339282972405" calcext:value-type="float">
            <text:p>0.269339282972405</text:p>
          </table:table-cell>
          <table:table-cell office:value-type="float" office:value="0.0727860498064488" calcext:value-type="float">
            <text:p>0.072786049806449</text:p>
          </table:table-cell>
          <table:table-cell table:number-columns-repeated="4"/>
        </table:table-row>
        <table:table-row table:style-name="ro1">
          <table:table-cell office:value-type="float" office:value="37.1535229097172" calcext:value-type="float">
            <text:p>37.1535229097172</text:p>
          </table:table-cell>
          <table:table-cell office:value-type="float" office:value="0.267312372589822" calcext:value-type="float">
            <text:p>0.267312372589822</text:p>
          </table:table-cell>
          <table:table-cell office:value-type="float" office:value="0.0725731357846603" calcext:value-type="float">
            <text:p>0.07257313578466</text:p>
          </table:table-cell>
          <table:table-cell table:number-columns-repeated="4"/>
        </table:table-row>
        <table:table-row table:style-name="ro1">
          <table:table-cell office:value-type="float" office:value="38.0189396320561" calcext:value-type="float">
            <text:p>38.0189396320561</text:p>
          </table:table-cell>
          <table:table-cell office:value-type="float" office:value="0.265215814306704" calcext:value-type="float">
            <text:p>0.265215814306704</text:p>
          </table:table-cell>
          <table:table-cell office:value-type="float" office:value="0.0723765419729698" calcext:value-type="float">
            <text:p>0.07237654197297</text:p>
          </table:table-cell>
          <table:table-cell table:number-columns-repeated="4"/>
        </table:table-row>
        <table:table-row table:style-name="ro1">
          <table:table-cell office:value-type="float" office:value="38.904514499428" calcext:value-type="float">
            <text:p>38.904514499428</text:p>
          </table:table-cell>
          <table:table-cell office:value-type="float" office:value="0.263051574101519" calcext:value-type="float">
            <text:p>0.263051574101519</text:p>
          </table:table-cell>
          <table:table-cell office:value-type="float" office:value="0.0721952579834394" calcext:value-type="float">
            <text:p>0.072195257983439</text:p>
          </table:table-cell>
          <table:table-cell table:number-columns-repeated="4"/>
        </table:table-row>
        <table:table-row table:style-name="ro1">
          <table:table-cell office:value-type="float" office:value="39.8107170553497" calcext:value-type="float">
            <text:p>39.8107170553497</text:p>
          </table:table-cell>
          <table:table-cell office:value-type="float" office:value="0.260821786950292" calcext:value-type="float">
            <text:p>0.260821786950292</text:p>
          </table:table-cell>
          <table:table-cell office:value-type="float" office:value="0.0720282853083886" calcext:value-type="float">
            <text:p>0.072028285308389</text:p>
          </table:table-cell>
          <table:table-cell table:number-columns-repeated="4"/>
        </table:table-row>
        <table:table-row table:style-name="ro1">
          <table:table-cell office:value-type="float" office:value="40.7380277804113" calcext:value-type="float">
            <text:p>40.7380277804113</text:p>
          </table:table-cell>
          <table:table-cell office:value-type="float" office:value="0.258528758625709" calcext:value-type="float">
            <text:p>0.258528758625709</text:p>
          </table:table-cell>
          <table:table-cell office:value-type="float" office:value="0.0718746402164537" calcext:value-type="float">
            <text:p>0.071874640216454</text:p>
          </table:table-cell>
          <table:table-cell table:number-columns-repeated="4"/>
        </table:table-row>
        <table:table-row table:style-name="ro1">
          <table:table-cell office:value-type="float" office:value="41.6869383470335" calcext:value-type="float">
            <text:p>41.6869383470335</text:p>
          </table:table-cell>
          <table:table-cell office:value-type="float" office:value="0.25617496697662" calcext:value-type="float">
            <text:p>0.25617496697662</text:p>
          </table:table-cell>
          <table:table-cell office:value-type="float" office:value="0.0717333582557865" calcext:value-type="float">
            <text:p>0.071733358255787</text:p>
          </table:table-cell>
          <table:table-cell table:number-columns-repeated="4"/>
        </table:table-row>
        <table:table-row table:style-name="ro1">
          <table:table-cell office:value-type="float" office:value="42.6579518801593" calcext:value-type="float">
            <text:p>42.6579518801593</text:p>
          </table:table-cell>
          <table:table-cell office:value-type="float" office:value="0.253763062631816" calcext:value-type="float">
            <text:p>0.253763062631816</text:p>
          </table:table-cell>
          <table:table-cell office:value-type="float" office:value="0.0716034998255555" calcext:value-type="float">
            <text:p>0.071603499825556</text:p>
          </table:table-cell>
          <table:table-cell table:number-columns-repeated="4"/>
        </table:table-row>
        <table:table-row table:style-name="ro1">
          <table:table-cell office:value-type="float" office:value="43.6515832240166" calcext:value-type="float">
            <text:p>43.6515832240166</text:p>
          </table:table-cell>
          <table:table-cell office:value-type="float" office:value="0.251295869068603" calcext:value-type="float">
            <text:p>0.251295869068603</text:p>
          </table:table-cell>
          <table:table-cell office:value-type="float" office:value="0.0714841562463826" calcext:value-type="float">
            <text:p>0.071484156246383</text:p>
          </table:table-cell>
          <table:table-cell table:number-columns-repeated="4"/>
        </table:table-row>
        <table:table-row table:style-name="ro1">
          <table:table-cell office:value-type="float" office:value="44.6683592150963" calcext:value-type="float">
            <text:p>44.6683592150963</text:p>
          </table:table-cell>
          <table:table-cell office:value-type="float" office:value="0.248776381983427" calcext:value-type="float">
            <text:p>0.248776381983427</text:p>
          </table:table-cell>
          <table:table-cell office:value-type="float" office:value="0.0713744557867117" calcext:value-type="float">
            <text:p>0.071374455786712</text:p>
          </table:table-cell>
          <table:table-cell table:number-columns-repeated="4"/>
        </table:table-row>
        <table:table-row table:style-name="ro1">
          <table:table-cell office:value-type="float" office:value="45.7088189614875" calcext:value-type="float">
            <text:p>45.7088189614875</text:p>
          </table:table-cell>
          <table:table-cell office:value-type="float" office:value="0.246207767898587" calcext:value-type="float">
            <text:p>0.246207767898587</text:p>
          </table:table-cell>
          <table:table-cell office:value-type="float" office:value="0.0712735691754158" calcext:value-type="float">
            <text:p>0.071273569175416</text:p>
          </table:table-cell>
          <table:table-cell table:number-columns-repeated="4"/>
        </table:table-row>
        <table:table-row table:style-name="ro1">
          <table:table-cell office:value-type="float" office:value="46.7735141287198" calcext:value-type="float">
            <text:p>46.7735141287198</text:p>
          </table:table-cell>
          <table:table-cell office:value-type="float" office:value="0.243593361936143" calcext:value-type="float">
            <text:p>0.243593361936143</text:p>
          </table:table-cell>
          <table:table-cell office:value-type="float" office:value="0.071180714236446" calcext:value-type="float">
            <text:p>0.071180714236446</text:p>
          </table:table-cell>
          <table:table-cell table:number-columns-repeated="4"/>
        </table:table-row>
        <table:table-row table:style-name="ro1">
          <table:table-cell office:value-type="float" office:value="47.8630092322639" calcext:value-type="float">
            <text:p>47.8630092322639</text:p>
          </table:table-cell>
          <table:table-cell office:value-type="float" office:value="0.240936664687438" calcext:value-type="float">
            <text:p>0.240936664687438</text:p>
          </table:table-cell>
          <table:table-cell office:value-type="float" office:value="0.071095159402392" calcext:value-type="float">
            <text:p>0.071095159402392</text:p>
          </table:table-cell>
          <table:table-cell table:number-columns-repeated="4"/>
        </table:table-row>
        <table:table-row table:style-name="ro1">
          <table:table-cell office:value-type="float" office:value="48.9778819368446" calcext:value-type="float">
            <text:p>48.9778819368446</text:p>
          </table:table-cell>
          <table:table-cell office:value-type="float" office:value="0.238241338104483" calcext:value-type="float">
            <text:p>0.238241338104483</text:p>
          </table:table-cell>
          <table:table-cell office:value-type="float" office:value="0.0710162259848523" calcext:value-type="float">
            <text:p>0.071016225984852</text:p>
          </table:table-cell>
          <table:table-cell table:number-columns-repeated="4"/>
        </table:table-row>
        <table:table-row table:style-name="ro1">
          <table:table-cell office:value-type="float" office:value="50.1187233627273" calcext:value-type="float">
            <text:p>50.1187233627273</text:p>
          </table:table-cell>
          <table:table-cell office:value-type="float" office:value="0.235511200337873" calcext:value-type="float">
            <text:p>0.235511200337873</text:p>
          </table:table-cell>
          <table:table-cell office:value-type="float" office:value="0.0709432891880683" calcext:value-type="float">
            <text:p>0.070943289188068</text:p>
          </table:table-cell>
          <table:table-cell table:number-columns-repeated="4"/>
        </table:table-row>
        <table:table-row table:style-name="ro1">
          <table:table-cell office:value-type="float" office:value="51.2861383991365" calcext:value-type="float">
            <text:p>51.2861383991365</text:p>
          </table:table-cell>
          <table:table-cell office:value-type="float" office:value="0.232750219445181" calcext:value-type="float">
            <text:p>0.232750219445181</text:p>
          </table:table-cell>
          <table:table-cell office:value-type="float" office:value="0.0708757779402258" calcext:value-type="float">
            <text:p>0.070875777940226</text:p>
          </table:table-cell>
          <table:table-cell table:number-columns-repeated="4"/>
        </table:table-row>
        <table:table-row table:style-name="ro1">
          <table:table-cell office:value-type="float" office:value="52.4807460249773" calcext:value-type="float">
            <text:p>52.4807460249773</text:p>
          </table:table-cell>
          <table:table-cell office:value-type="float" office:value="0.229962505894067" calcext:value-type="float">
            <text:p>0.229962505894067</text:p>
          </table:table-cell>
          <table:table-cell office:value-type="float" office:value="0.0708131736804009" calcext:value-type="float">
            <text:p>0.070813173680401</text:p>
          </table:table-cell>
          <table:table-cell table:number-columns-repeated="4"/>
        </table:table-row>
        <table:table-row table:style-name="ro1">
          <table:table-cell office:value-type="float" office:value="53.7031796370253" calcext:value-type="float">
            <text:p>53.7031796370253</text:p>
          </table:table-cell>
          <table:table-cell office:value-type="float" office:value="0.227152303785992" calcext:value-type="float">
            <text:p>0.227152303785992</text:p>
          </table:table-cell>
          <table:table-cell office:value-type="float" office:value="0.0707550082782999" calcext:value-type="float">
            <text:p>0.0707550082783</text:p>
          </table:table-cell>
          <table:table-cell table:number-columns-repeated="4"/>
        </table:table-row>
        <table:table-row table:style-name="ro1">
          <table:table-cell office:value-type="float" office:value="54.9540873857625" calcext:value-type="float">
            <text:p>54.9540873857625</text:p>
          </table:table-cell>
          <table:table-cell office:value-type="float" office:value="0.224323980729669" calcext:value-type="float">
            <text:p>0.224323980729669</text:p>
          </table:table-cell>
          <table:table-cell office:value-type="float" office:value="0.070700861281373" calcext:value-type="float">
            <text:p>0.070700861281373</text:p>
          </table:table-cell>
          <table:table-cell table:number-columns-repeated="4"/>
        </table:table-row>
        <table:table-row table:style-name="ro1">
          <table:table-cell office:value-type="float" office:value="56.2341325190349" calcext:value-type="float">
            <text:p>56.2341325190349</text:p>
          </table:table-cell>
          <table:table-cell office:value-type="float" office:value="0.221482016298575" calcext:value-type="float">
            <text:p>0.221482016298575</text:p>
          </table:table-cell>
          <table:table-cell office:value-type="float" office:value="0.0706503566838044" calcext:value-type="float">
            <text:p>0.070650356683804</text:p>
          </table:table-cell>
          <table:table-cell table:number-columns-repeated="4"/>
        </table:table-row>
        <table:table-row table:style-name="ro1">
          <table:table-cell office:value-type="float" office:value="57.5439937337157" calcext:value-type="float">
            <text:p>57.5439937337157</text:p>
          </table:table-cell>
          <table:table-cell office:value-type="float" office:value="0.218630989014333" calcext:value-type="float">
            <text:p>0.218630989014333</text:p>
          </table:table-cell>
          <table:table-cell office:value-type="float" office:value="0.0706031593990952" calcext:value-type="float">
            <text:p>0.070603159399095</text:p>
          </table:table-cell>
          <table:table-cell table:number-columns-repeated="4"/>
        </table:table-row>
        <table:table-row table:style-name="ro1">
          <table:table-cell office:value-type="float" office:value="58.8843655355589" calcext:value-type="float">
            <text:p>58.8843655355589</text:p>
          </table:table-cell>
          <table:table-cell office:value-type="float" office:value="0.215775561807931" calcext:value-type="float">
            <text:p>0.215775561807931</text:p>
          </table:table-cell>
          <table:table-cell office:value-type="float" office:value="0.0705589715964507" calcext:value-type="float">
            <text:p>0.070558971596451</text:p>
          </table:table-cell>
          <table:table-cell table:number-columns-repeated="4"/>
        </table:table-row>
        <table:table-row table:style-name="ro1">
          <table:table-cell office:value-type="float" office:value="60.2559586074358" calcext:value-type="float">
            <text:p>60.2559586074358</text:p>
          </table:table-cell>
          <table:table-cell office:value-type="float" office:value="0.212920465923928" calcext:value-type="float">
            <text:p>0.212920465923928</text:p>
          </table:table-cell>
          <table:table-cell office:value-type="float" office:value="0.0705175290284953" calcext:value-type="float">
            <text:p>0.070517529028495</text:p>
          </table:table-cell>
          <table:table-cell table:number-columns-repeated="4"/>
        </table:table-row>
        <table:table-row table:style-name="ro1">
          <table:table-cell office:value-type="float" office:value="61.6595001861482" calcext:value-type="float">
            <text:p>61.6595001861482</text:p>
          </table:table-cell>
          <table:table-cell office:value-type="float" office:value="0.210070483249391" calcext:value-type="float">
            <text:p>0.210070483249391</text:p>
          </table:table-cell>
          <table:table-cell office:value-type="float" office:value="0.0704785974161565" calcext:value-type="float">
            <text:p>0.070478597416157</text:p>
          </table:table-cell>
          <table:table-cell table:number-columns-repeated="4"/>
        </table:table-row>
        <table:table-row table:style-name="ro1">
          <table:table-cell office:value-type="float" office:value="63.0957344480194" calcext:value-type="float">
            <text:p>63.0957344480194</text:p>
          </table:table-cell>
          <table:table-cell office:value-type="float" office:value="0.207230427069904" calcext:value-type="float">
            <text:p>0.207230427069904</text:p>
          </table:table-cell>
          <table:table-cell office:value-type="float" office:value="0.0704419689446309" calcext:value-type="float">
            <text:p>0.070441968944631</text:p>
          </table:table-cell>
          <table:table-cell table:number-columns-repeated="4"/>
        </table:table-row>
        <table:table-row table:style-name="ro1">
          <table:table-cell office:value-type="float" office:value="64.5654229034656" calcext:value-type="float">
            <text:p>64.5654229034656</text:p>
          </table:table-cell>
          <table:table-cell office:value-type="float" office:value="0.204405121277127" calcext:value-type="float">
            <text:p>0.204405121277127</text:p>
          </table:table-cell>
          <table:table-cell office:value-type="float" office:value="0.0704074591281141" calcext:value-type="float">
            <text:p>0.070407459128114</text:p>
          </table:table-cell>
          <table:table-cell table:number-columns-repeated="4"/>
        </table:table-row>
        <table:table-row table:style-name="ro1">
          <table:table-cell office:value-type="float" office:value="66.0693448007596" calcext:value-type="float">
            <text:p>66.0693448007596</text:p>
          </table:table-cell>
          <table:table-cell office:value-type="float" office:value="0.201599378087621" calcext:value-type="float">
            <text:p>0.201599378087621</text:p>
          </table:table-cell>
          <table:table-cell office:value-type="float" office:value="0.0703749040744406" calcext:value-type="float">
            <text:p>0.070374904074441</text:p>
          </table:table-cell>
          <table:table-cell table:number-columns-repeated="4"/>
        </table:table-row>
        <table:table-row table:style-name="ro1">
          <table:table-cell office:value-type="float" office:value="67.6082975391982" calcext:value-type="float">
            <text:p>67.6082975391982</text:p>
          </table:table-cell>
          <table:table-cell office:value-type="float" office:value="0.198817974353471" calcext:value-type="float">
            <text:p>0.198817974353471</text:p>
          </table:table-cell>
          <table:table-cell office:value-type="float" office:value="0.070344157891674" calcext:value-type="float">
            <text:p>0.070344157891674</text:p>
          </table:table-cell>
          <table:table-cell table:number-columns-repeated="4"/>
        </table:table-row>
        <table:table-row table:style-name="ro1">
          <table:table-cell office:value-type="float" office:value="69.1830970918936" calcext:value-type="float">
            <text:p>69.1830970918936</text:p>
          </table:table-cell>
          <table:table-cell office:value-type="float" office:value="0.196065626548315" calcext:value-type="float">
            <text:p>0.196065626548315</text:p>
          </table:table-cell>
          <table:table-cell office:value-type="float" office:value="0.0703150902966829" calcext:value-type="float">
            <text:p>0.070315090296683</text:p>
          </table:table-cell>
          <table:table-cell table:number-columns-repeated="4"/>
        </table:table-row>
        <table:table-row table:style-name="ro1">
          <table:table-cell office:value-type="float" office:value="70.7945784384138" calcext:value-type="float">
            <text:p>70.7945784384138</text:p>
          </table:table-cell>
          <table:table-cell office:value-type="float" office:value="0.193346964874002" calcext:value-type="float">
            <text:p>0.193346964874002</text:p>
          </table:table-cell>
          <table:table-cell office:value-type="float" office:value="0.0702875845154954" calcext:value-type="float">
            <text:p>0.070287584515495</text:p>
          </table:table-cell>
          <table:table-cell table:number-columns-repeated="4"/>
        </table:table-row>
        <table:table-row table:style-name="ro1">
          <table:table-cell office:value-type="float" office:value="72.443596007499" calcext:value-type="float">
            <text:p>72.443596007499</text:p>
          </table:table-cell>
          <table:table-cell office:value-type="float" office:value="0.190666505969649" calcext:value-type="float">
            <text:p>0.190666505969649</text:p>
          </table:table-cell>
          <table:table-cell office:value-type="float" office:value="0.070261535468403" calcext:value-type="float">
            <text:p>0.070261535468403</text:p>
          </table:table-cell>
          <table:table-cell table:number-columns-repeated="4"/>
        </table:table-row>
        <table:table-row table:style-name="ro1">
          <table:table-cell office:value-type="float" office:value="74.1310241300918" calcext:value-type="float">
            <text:p>74.1310241300918</text:p>
          </table:table-cell>
          <table:table-cell office:value-type="float" office:value="0.188028625473211" calcext:value-type="float">
            <text:p>0.188028625473211</text:p>
          </table:table-cell>
          <table:table-cell office:value-type="float" office:value="0.0702368482089067" calcext:value-type="float">
            <text:p>0.070236848208907</text:p>
          </table:table-cell>
          <table:table-cell table:number-columns-repeated="4"/>
        </table:table-row>
        <table:table-row table:style-name="ro1">
          <table:table-cell office:value-type="float" office:value="75.8577575029184" calcext:value-type="float">
            <text:p>75.8577575029184</text:p>
          </table:table-cell>
          <table:table-cell office:value-type="float" office:value="0.185437529966289" calcext:value-type="float">
            <text:p>0.185437529966289</text:p>
          </table:table-cell>
          <table:table-cell office:value-type="float" office:value="0.0702134365861563" calcext:value-type="float">
            <text:p>0.070213436586156</text:p>
          </table:table-cell>
          <table:table-cell table:number-columns-repeated="4"/>
        </table:table-row>
        <table:table-row table:style-name="ro1">
          <table:table-cell office:value-type="float" office:value="77.6247116628692" calcext:value-type="float">
            <text:p>77.6247116628692</text:p>
          </table:table-cell>
          <table:table-cell office:value-type="float" office:value="0.182897228966297" calcext:value-type="float">
            <text:p>0.182897228966297</text:p>
          </table:table-cell>
          <table:table-cell office:value-type="float" office:value="0.0701912221031707" calcext:value-type="float">
            <text:p>0.070191222103171</text:p>
          </table:table-cell>
          <table:table-cell table:number-columns-repeated="4"/>
        </table:table-row>
        <table:table-row table:style-name="ro1">
          <table:table-cell office:value-type="float" office:value="79.4328234724281" calcext:value-type="float">
            <text:p>79.4328234724281</text:p>
          </table:table-cell>
          <table:table-cell office:value-type="float" office:value="0.180411507301579" calcext:value-type="float">
            <text:p>0.180411507301579</text:p>
          </table:table-cell>
          <table:table-cell office:value-type="float" office:value="0.0701701329453557" calcext:value-type="float">
            <text:p>0.070170132945356</text:p>
          </table:table-cell>
          <table:table-cell table:number-columns-repeated="4"/>
        </table:table-row>
        <table:table-row table:style-name="ro1">
          <table:table-cell office:value-type="float" office:value="81.28305161641" calcext:value-type="float">
            <text:p>81.28305161641</text:p>
          </table:table-cell>
          <table:table-cell office:value-type="float" office:value="0.177983898299027" calcext:value-type="float">
            <text:p>0.177983898299027</text:p>
          </table:table-cell>
          <table:table-cell office:value-type="float" office:value="0.0701501031559102" calcext:value-type="float">
            <text:p>0.07015010315591</text:p>
          </table:table-cell>
          <table:table-cell table:number-columns-repeated="4"/>
        </table:table-row>
        <table:table-row table:style-name="ro1">
          <table:table-cell office:value-type="float" office:value="83.1763771102671" calcext:value-type="float">
            <text:p>83.1763771102671</text:p>
          </table:table-cell>
          <table:table-cell office:value-type="float" office:value="0.175617658246222" calcext:value-type="float">
            <text:p>0.175617658246222</text:p>
          </table:table-cell>
          <table:table-cell office:value-type="float" office:value="0.0701310719368505" calcext:value-type="float">
            <text:p>0.070131071936851</text:p>
          </table:table-cell>
          <table:table-cell table:number-columns-repeated="4"/>
        </table:table-row>
        <table:table-row table:style-name="ro1">
          <table:table-cell office:value-type="float" office:value="85.1138038202377" calcext:value-type="float">
            <text:p>85.1138038202377</text:p>
          </table:table-cell>
          <table:table-cell office:value-type="float" office:value="0.173315742613334" calcext:value-type="float">
            <text:p>0.173315742613334</text:p>
          </table:table-cell>
          <table:table-cell office:value-type="float" office:value="0.0701129830566006" calcext:value-type="float">
            <text:p>0.070112983056601</text:p>
          </table:table-cell>
          <table:table-cell table:number-columns-repeated="4"/>
        </table:table-row>
        <table:table-row table:style-name="ro1">
          <table:table-cell office:value-type="float" office:value="87.0963589956081" calcext:value-type="float">
            <text:p>87.0963589956081</text:p>
          </table:table-cell>
          <table:table-cell office:value-type="float" office:value="0.171080784531629" calcext:value-type="float">
            <text:p>0.171080784531629</text:p>
          </table:table-cell>
          <table:table-cell office:value-type="float" office:value="0.0700957843473456" calcext:value-type="float">
            <text:p>0.070095784347346</text:p>
          </table:table-cell>
          <table:table-cell table:number-columns-repeated="4"/>
        </table:table-row>
        <table:table-row table:style-name="ro1">
          <table:table-cell office:value-type="float" office:value="89.1250938133746" calcext:value-type="float">
            <text:p>89.1250938133746</text:p>
          </table:table-cell>
          <table:table-cell office:value-type="float" office:value="0.168915076023207" calcext:value-type="float">
            <text:p>0.168915076023207</text:p>
          </table:table-cell>
          <table:table-cell office:value-type="float" office:value="0.0700794272775448" calcext:value-type="float">
            <text:p>0.070079427277545</text:p>
          </table:table-cell>
          <table:table-cell table:number-columns-repeated="4"/>
        </table:table-row>
        <table:table-row table:style-name="ro1">
          <table:table-cell office:value-type="float" office:value="91.201083935591" calcext:value-type="float">
            <text:p>91.201083935591</text:p>
          </table:table-cell>
          <table:table-cell office:value-type="float" office:value="0.166820552458721" calcext:value-type="float">
            <text:p>0.166820552458721</text:p>
          </table:table-cell>
          <table:table-cell office:value-type="float" office:value="0.0700638665870826" calcext:value-type="float">
            <text:p>0.070063866587083</text:p>
          </table:table-cell>
          <table:table-cell table:number-columns-repeated="4"/>
        </table:table-row>
        <table:table-row table:style-name="ro1">
          <table:table-cell office:value-type="float" office:value="93.3254300796991" calcext:value-type="float">
            <text:p>93.3254300796991</text:p>
          </table:table-cell>
          <table:table-cell office:value-type="float" office:value="0.164798780684938" calcext:value-type="float">
            <text:p>0.164798780684938</text:p>
          </table:table-cell>
          <table:table-cell office:value-type="float" office:value="0.0700490599744557" calcext:value-type="float">
            <text:p>0.070049059974456</text:p>
          </table:table-cell>
          <table:table-cell table:number-columns-repeated="4"/>
        </table:table-row>
        <table:table-row table:style-name="ro1">
          <table:table-cell office:value-type="float" office:value="95.4992586021436" calcext:value-type="float">
            <text:p>95.4992586021436</text:p>
          </table:table-cell>
          <table:table-cell office:value-type="float" office:value="0.162850951211604" calcext:value-type="float">
            <text:p>0.162850951211604</text:p>
          </table:table-cell>
          <table:table-cell office:value-type="float" office:value="0.0700349678271121" calcext:value-type="float">
            <text:p>0.070034967827112</text:p>
          </table:table-cell>
          <table:table-cell table:number-columns-repeated="4"/>
        </table:table-row>
        <table:table-row table:style-name="ro1">
          <table:table-cell office:value-type="float" office:value="97.7237220955811" calcext:value-type="float">
            <text:p>97.7237220955811</text:p>
          </table:table-cell>
          <table:table-cell office:value-type="float" office:value="0.160977874777263" calcext:value-type="float">
            <text:p>0.160977874777263</text:p>
          </table:table-cell>
          <table:table-cell office:value-type="float" office:value="0.0700215529875709" calcext:value-type="float">
            <text:p>0.07002155298757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9179983527805" calcext:value-type="float">
            <text:p>0.159179983527805</text:p>
          </table:table-cell>
          <table:table-cell office:value-type="float" office:value="0.0700087805492589" calcext:value-type="float">
            <text:p>0.0700087805492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8-10-13T19:38:34.181000000</dc:date>
    <meta:editing-duration>PT1M16S</meta:editing-duration>
    <meta:editing-cycles>1</meta:editing-cycles>
    <meta:document-statistic meta:table-count="1" meta:cell-count="1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2.615cm" svg:y="3.457cm" style:legend-expansion="high" chart:style-name="ch2"/>
        <chart:plot-area chart:style-name="ch3" table:cell-range-address="response_spectra.A7:response_spectra.C307 response_spectra.F7:response_spectra.G66" chart:data-source-has-labels="row" svg:x="0.319cm" svg:y="0.18cm" svg:width="11.977cm" svg:height="8.646cm">
          <chartooo:coordinate-region svg:x="1.417cm" svg:y="0.379cm" svg:width="10.59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ponse_spectra.B7:response_spectra.B307" loext:label-string="&quot;pyrvt - ENA&quot;" chart:class="chart:scatter">
            <chart:domain table:cell-range-address="response_spectra.A7:response_spectra.A307"/>
            <chart:data-point chart:repeated="301"/>
          </chart:series>
          <chart:series chart:style-name="ch7" chart:values-cell-range-address="response_spectra.F7:response_spectra.F66" loext:label-string="&quot;Strata - ENA&quot;" chart:class="chart:scatter">
            <chart:domain table:cell-range-address="response_spectra.E7:response_spectra.E66"/>
            <chart:data-point chart:repeated="60"/>
          </chart:series>
          <chart:series chart:style-name="ch8" chart:values-cell-range-address="response_spectra.C7:response_spectra.C307" loext:label-string="&quot;pyrvt - WNA&quot;" chart:class="chart:scatter">
            <chart:data-point chart:repeated="301"/>
          </chart:series>
          <chart:series chart:style-name="ch9" chart:values-cell-range-address="response_spectra.G7:response_spectra.G66" loext:label-string="&quot;Strata - WNA&quot;" chart:class="chart:scatter">
            <chart:domain table:cell-range-address="response_spectra.E7:response_spectra.E66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yrvt - ENA</text:p>
              </table:table-cell>
              <table:table-cell office:value-type="string">
                <text:p>Column E</text:p>
              </table:table-cell>
              <table:table-cell office:value-type="string">
                <text:p>Strata - ENA</text:p>
              </table:table-cell>
              <table:table-cell office:value-type="string">
                <text:p>pyrvt - WNA</text:p>
              </table:table-cell>
              <table:table-cell office:value-type="string">
                <text:p>Column E</text:p>
              </table:table-cell>
              <table:table-cell office:value-type="string">
                <text:p>Strata - WN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response_spectra.A7:response_spectra.A307</svg:desc>
                </draw:g>
              </table:table-cell>
              <table:table-cell office:value-type="float" office:value="0.00537761812994779">
                <text:p>0.00537761812994779</text:p>
                <draw:g>
                  <svg:desc>response_spectra.B7:response_spectra.B307</svg:desc>
                </draw:g>
              </table:table-cell>
              <table:table-cell office:value-type="float" office:value="100">
                <text:p>100</text:p>
                <draw:g>
                  <svg:desc>response_spectra.E7:response_spectra.E66</svg:desc>
                </draw:g>
              </table:table-cell>
              <table:table-cell office:value-type="float" office:value="0.138297">
                <text:p>0.138297</text:p>
                <draw:g>
                  <svg:desc>response_spectra.F7:response_spectra.F66</svg:desc>
                </draw:g>
              </table:table-cell>
              <table:table-cell office:value-type="float" office:value="0.0057868704551019">
                <text:p>0.0057868704551019</text:p>
                <draw:g>
                  <svg:desc>response_spectra.C7:response_spectra.C307</svg:desc>
                </draw:g>
              </table:table-cell>
              <table:table-cell office:value-type="float" office:value="100">
                <text:p>100</text:p>
                <draw:g>
                  <svg:desc>response_spectra.E7:response_spectra.E66</svg:desc>
                </draw:g>
              </table:table-cell>
              <table:table-cell office:value-type="float" office:value="0.0746027">
                <text:p>0.0746027</text:p>
                <draw:g>
                  <svg:desc>response_spectra.G7:response_spectra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329299228075">
                <text:p>0.102329299228075</text:p>
              </table:table-cell>
              <table:table-cell office:value-type="float" office:value="0.00563893993613926">
                <text:p>0.00563893993613926</text:p>
              </table:table-cell>
              <table:table-cell office:value-type="float" office:value="90.002520070562">
                <text:p>90.002520070562</text:p>
              </table:table-cell>
              <table:table-cell office:value-type="float" office:value="0.139954">
                <text:p>0.139954</text:p>
              </table:table-cell>
              <table:table-cell office:value-type="float" office:value="0.00606133172831719">
                <text:p>0.00606133172831719</text:p>
              </table:table-cell>
              <table:table-cell office:value-type="float" office:value="90.002520070562">
                <text:p>90.002520070562</text:p>
              </table:table-cell>
              <table:table-cell office:value-type="float" office:value="0.07467">
                <text:p>0.07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71285480509">
                <text:p>0.10471285480509</text:p>
              </table:table-cell>
              <table:table-cell office:value-type="float" office:value="0.0059100771966009">
                <text:p>0.0059100771966009</text:p>
              </table:table-cell>
              <table:table-cell office:value-type="float" office:value="81.0044552450385">
                <text:p>81.0044552450385</text:p>
              </table:table-cell>
              <table:table-cell office:value-type="float" office:value="0.142244">
                <text:p>0.142244</text:p>
              </table:table-cell>
              <table:table-cell office:value-type="float" office:value="0.00634563228057161">
                <text:p>0.00634563228057161</text:p>
              </table:table-cell>
              <table:table-cell office:value-type="float" office:value="81.0044552450385">
                <text:p>81.0044552450385</text:p>
              </table:table-cell>
              <table:table-cell office:value-type="float" office:value="0.0747543">
                <text:p>0.0747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7151930523761">
                <text:p>0.107151930523761</text:p>
              </table:table-cell>
              <table:table-cell office:value-type="float" office:value="0.00619117888566168">
                <text:p>0.00619117888566168</text:p>
              </table:table-cell>
              <table:table-cell office:value-type="float" office:value="72.9059586039967">
                <text:p>72.9059586039967</text:p>
              </table:table-cell>
              <table:table-cell office:value-type="float" office:value="0.145559">
                <text:p>0.145559</text:p>
              </table:table-cell>
              <table:table-cell office:value-type="float" office:value="0.00663988403033885">
                <text:p>0.00663988403033885</text:p>
              </table:table-cell>
              <table:table-cell office:value-type="float" office:value="72.9059586039967">
                <text:p>72.9059586039967</text:p>
              </table:table-cell>
              <table:table-cell office:value-type="float" office:value="0.0748608">
                <text:p>0.074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647819614318">
                <text:p>0.109647819614318</text:p>
              </table:table-cell>
              <table:table-cell office:value-type="float" office:value="0.00648238894887811">
                <text:p>0.00648238894887811</text:p>
              </table:table-cell>
              <table:table-cell office:value-type="float" office:value="65.6172284595043">
                <text:p>65.6172284595043</text:p>
              </table:table-cell>
              <table:table-cell office:value-type="float" office:value="0.15074">
                <text:p>0.15074</text:p>
              </table:table-cell>
              <table:table-cell office:value-type="float" office:value="0.00694420163290758">
                <text:p>0.00694420163290758</text:p>
              </table:table-cell>
              <table:table-cell office:value-type="float" office:value="65.6172284595043">
                <text:p>65.6172284595043</text:p>
              </table:table-cell>
              <table:table-cell office:value-type="float" office:value="0.0749962">
                <text:p>0.074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201845430196">
                <text:p>0.112201845430196</text:p>
              </table:table-cell>
              <table:table-cell office:value-type="float" office:value="0.0067838476174117">
                <text:p>0.0067838476174117</text:p>
              </table:table-cell>
              <table:table-cell office:value-type="float" office:value="59.0573269472677">
                <text:p>59.0573269472677</text:p>
              </table:table-cell>
              <table:table-cell office:value-type="float" office:value="0.160123">
                <text:p>0.160123</text:p>
              </table:table-cell>
              <table:table-cell office:value-type="float" office:value="0.00725869811976327">
                <text:p>0.00725869811976327</text:p>
              </table:table-cell>
              <table:table-cell office:value-type="float" office:value="59.0573269472677">
                <text:p>59.0573269472677</text:p>
              </table:table-cell>
              <table:table-cell office:value-type="float" office:value="0.0751708">
                <text:p>0.0751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815362149688">
                <text:p>0.114815362149688</text:p>
              </table:table-cell>
              <table:table-cell office:value-type="float" office:value="0.00709568883280604">
                <text:p>0.00709568883280604</text:p>
              </table:table-cell>
              <table:table-cell office:value-type="float" office:value="53.1530382276651">
                <text:p>53.1530382276651</text:p>
              </table:table-cell>
              <table:table-cell office:value-type="float" office:value="0.184156">
                <text:p>0.184156</text:p>
              </table:table-cell>
              <table:table-cell office:value-type="float" office:value="0.00758348250231545">
                <text:p>0.00758348250231545</text:p>
              </table:table-cell>
              <table:table-cell office:value-type="float" office:value="53.1530382276651">
                <text:p>53.1530382276651</text:p>
              </table:table-cell>
              <table:table-cell office:value-type="float" office:value="0.0754037">
                <text:p>0.075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489755493953">
                <text:p>0.117489755493953</text:p>
              </table:table-cell>
              <table:table-cell office:value-type="float" office:value="0.00741803826979718">
                <text:p>0.00741803826979718</text:p>
              </table:table-cell>
              <table:table-cell office:value-type="float" office:value="47.8391075136102">
                <text:p>47.8391075136102</text:p>
              </table:table-cell>
              <table:table-cell office:value-type="float" office:value="0.247152">
                <text:p>0.247152</text:p>
              </table:table-cell>
              <table:table-cell office:value-type="float" office:value="0.00791865847523865">
                <text:p>0.00791865847523865</text:p>
              </table:table-cell>
              <table:table-cell office:value-type="float" office:value="47.8391075136102">
                <text:p>47.8391075136102</text:p>
              </table:table-cell>
              <table:table-cell office:value-type="float" office:value="0.0757432">
                <text:p>0.0757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226443461741">
                <text:p>0.120226443461741</text:p>
              </table:table-cell>
              <table:table-cell office:value-type="float" office:value="0.00775101213354769">
                <text:p>0.00775101213354769</text:p>
              </table:table-cell>
              <table:table-cell office:value-type="float" office:value="43.0564944263368">
                <text:p>43.0564944263368</text:p>
              </table:table-cell>
              <table:table-cell office:value-type="float" office:value="0.271147">
                <text:p>0.271147</text:p>
              </table:table-cell>
              <table:table-cell office:value-type="float" office:value="0.00826432380425811">
                <text:p>0.00826432380425811</text:p>
              </table:table-cell>
              <table:table-cell office:value-type="float" office:value="43.0564944263368">
                <text:p>43.0564944263368</text:p>
              </table:table-cell>
              <table:table-cell office:value-type="float" office:value="0.0762236">
                <text:p>0.0762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026877081238">
                <text:p>0.123026877081238</text:p>
              </table:table-cell>
              <table:table-cell office:value-type="float" office:value="0.008094716420774">
                <text:p>0.008094716420774</text:p>
              </table:table-cell>
              <table:table-cell office:value-type="float" office:value="38.7518794661541">
                <text:p>38.7518794661541</text:p>
              </table:table-cell>
              <table:table-cell office:value-type="float" office:value="0.284508">
                <text:p>0.284508</text:p>
              </table:table-cell>
              <table:table-cell office:value-type="float" office:value="0.0086205702115511">
                <text:p>0.0086205702115511</text:p>
              </table:table-cell>
              <table:table-cell office:value-type="float" office:value="38.7518794661541">
                <text:p>38.7518794661541</text:p>
              </table:table-cell>
              <table:table-cell office:value-type="float" office:value="0.0769225">
                <text:p>0.0769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892541179417">
                <text:p>0.125892541179417</text:p>
              </table:table-cell>
              <table:table-cell office:value-type="float" office:value="0.00844924645034937">
                <text:p>0.00844924645034937</text:p>
              </table:table-cell>
              <table:table-cell office:value-type="float" office:value="34.8777187181741">
                <text:p>34.8777187181741</text:p>
              </table:table-cell>
              <table:table-cell office:value-type="float" office:value="0.295042">
                <text:p>0.295042</text:p>
              </table:table-cell>
              <table:table-cell office:value-type="float" office:value="0.00898748370405792">
                <text:p>0.00898748370405792</text:p>
              </table:table-cell>
              <table:table-cell office:value-type="float" office:value="34.8777187181741">
                <text:p>34.8777187181741</text:p>
              </table:table-cell>
              <table:table-cell office:value-type="float" office:value="0.0779359">
                <text:p>0.0779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8824955169313">
                <text:p>0.128824955169313</text:p>
              </table:table-cell>
              <table:table-cell office:value-type="float" office:value="0.0088146865676259">
                <text:p>0.0088146865676259</text:p>
              </table:table-cell>
              <table:table-cell office:value-type="float" office:value="31.3907679751385">
                <text:p>31.3907679751385</text:p>
              </table:table-cell>
              <table:table-cell office:value-type="float" office:value="0.303535">
                <text:p>0.303535</text:p>
              </table:table-cell>
              <table:table-cell office:value-type="float" office:value="0.0093651453902569">
                <text:p>0.0093651453902569</text:p>
              </table:table-cell>
              <table:table-cell office:value-type="float" office:value="31.3907679751385">
                <text:p>31.3907679751385</text:p>
              </table:table-cell>
              <table:table-cell office:value-type="float" office:value="0.0793688">
                <text:p>0.0793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1825673855641">
                <text:p>0.131825673855641</text:p>
              </table:table-cell>
              <table:table-cell office:value-type="float" office:value="0.00919110997753521">
                <text:p>0.00919110997753521</text:p>
              </table:table-cell>
              <table:table-cell office:value-type="float" office:value="28.2524982271557">
                <text:p>28.2524982271557</text:p>
              </table:table-cell>
              <table:table-cell office:value-type="float" office:value="0.310106">
                <text:p>0.310106</text:p>
              </table:table-cell>
              <table:table-cell office:value-type="float" office:value="0.00975363294200418">
                <text:p>0.00975363294200418</text:p>
              </table:table-cell>
              <table:table-cell office:value-type="float" office:value="28.2524982271557">
                <text:p>28.2524982271557</text:p>
              </table:table-cell>
              <table:table-cell office:value-type="float" office:value="0.0813419">
                <text:p>0.0813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4896288259165">
                <text:p>0.134896288259165</text:p>
              </table:table-cell>
              <table:table-cell office:value-type="float" office:value="0.00957857868635295">
                <text:p>0.00957857868635295</text:p>
              </table:table-cell>
              <table:table-cell office:value-type="float" office:value="25.4279524395578">
                <text:p>25.4279524395578</text:p>
              </table:table-cell>
              <table:table-cell office:value-type="float" office:value="0.314786">
                <text:p>0.314786</text:p>
              </table:table-cell>
              <table:table-cell office:value-type="float" office:value="0.0101530230264436">
                <text:p>0.0101530230264436</text:p>
              </table:table-cell>
              <table:table-cell office:value-type="float" office:value="25.4279524395578">
                <text:p>25.4279524395578</text:p>
              </table:table-cell>
              <table:table-cell office:value-type="float" office:value="0.0840091">
                <text:p>0.0840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8038426460288">
                <text:p>0.138038426460288</text:p>
              </table:table-cell>
              <table:table-cell office:value-type="float" office:value="0.0099771435448375">
                <text:p>0.0099771435448375</text:p>
              </table:table-cell>
              <table:table-cell office:value-type="float" office:value="22.8858089675754">
                <text:p>22.8858089675754</text:p>
              </table:table-cell>
              <table:table-cell office:value-type="float" office:value="0.317616">
                <text:p>0.317616</text:p>
              </table:table-cell>
              <table:table-cell office:value-type="float" office:value="0.0105633953374242">
                <text:p>0.0105633953374242</text:p>
              </table:table-cell>
              <table:table-cell office:value-type="float" office:value="22.8858089675754">
                <text:p>22.8858089675754</text:p>
              </table:table-cell>
              <table:table-cell office:value-type="float" office:value="0.0875677">
                <text:p>0.0875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253754462275">
                <text:p>0.141253754462275</text:p>
              </table:table-cell>
              <table:table-cell office:value-type="float" office:value="0.0103868443931572">
                <text:p>0.0103868443931572</text:p>
              </table:table-cell>
              <table:table-cell office:value-type="float" office:value="20.5978314603039">
                <text:p>20.5978314603039</text:p>
              </table:table-cell>
              <table:table-cell office:value-type="float" office:value="0.318664">
                <text:p>0.318664</text:p>
              </table:table-cell>
              <table:table-cell office:value-type="float" office:value="0.010984839458513">
                <text:p>0.010984839458513</text:p>
              </table:table-cell>
              <table:table-cell office:value-type="float" office:value="20.5978314603039">
                <text:p>20.5978314603039</text:p>
              </table:table-cell>
              <table:table-cell office:value-type="float" office:value="0.0922317">
                <text:p>0.0922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4543977074593">
                <text:p>0.144543977074593</text:p>
              </table:table-cell>
              <table:table-cell office:value-type="float" office:value="0.0108077103140949">
                <text:p>0.0108077103140949</text:p>
              </table:table-cell>
              <table:table-cell office:value-type="float" office:value="18.5385676361102">
                <text:p>18.5385676361102</text:p>
              </table:table-cell>
              <table:table-cell office:value-type="float" office:value="0.318021">
                <text:p>0.318021</text:p>
              </table:table-cell>
              <table:table-cell office:value-type="float" office:value="0.0114174670443971">
                <text:p>0.0114174670443971</text:p>
              </table:table-cell>
              <table:table-cell office:value-type="float" office:value="18.5385676361102">
                <text:p>18.5385676361102</text:p>
              </table:table-cell>
              <table:table-cell office:value-type="float" office:value="0.0981605">
                <text:p>0.0981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910838816821">
                <text:p>0.147910838816821</text:p>
              </table:table-cell>
              <table:table-cell office:value-type="float" office:value="0.0112397600076423">
                <text:p>0.0112397600076423</text:p>
              </table:table-cell>
              <table:table-cell office:value-type="float" office:value="16.685159384985">
                <text:p>16.685159384985</text:p>
              </table:table-cell>
              <table:table-cell office:value-type="float" office:value="0.315774">
                <text:p>0.315774</text:p>
              </table:table-cell>
              <table:table-cell office:value-type="float" office:value="0.0118614344384489">
                <text:p>0.0118614344384489</text:p>
              </table:table-cell>
              <table:table-cell office:value-type="float" office:value="16.685159384985">
                <text:p>16.685159384985</text:p>
              </table:table-cell>
              <table:table-cell office:value-type="float" office:value="0.10531">
                <text:p>0.10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356124843621">
                <text:p>0.151356124843621</text:p>
              </table:table-cell>
              <table:table-cell office:value-type="float" office:value="0.0116830023092559">
                <text:p>0.0116830023092559</text:p>
              </table:table-cell>
              <table:table-cell office:value-type="float" office:value="15.0170668965279">
                <text:p>15.0170668965279</text:p>
              </table:table-cell>
              <table:table-cell office:value-type="float" office:value="0.311986">
                <text:p>0.311986</text:p>
              </table:table-cell>
              <table:table-cell office:value-type="float" office:value="0.0123169856883925">
                <text:p>0.0123169856883925</text:p>
              </table:table-cell>
              <table:table-cell office:value-type="float" office:value="15.0170668965279">
                <text:p>15.0170668965279</text:p>
              </table:table-cell>
              <table:table-cell office:value-type="float" office:value="0.11328">
                <text:p>0.11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81661891248">
                <text:p>0.154881661891248</text:p>
              </table:table-cell>
              <table:table-cell office:value-type="float" office:value="0.0121374368884162">
                <text:p>0.0121374368884162</text:p>
              </table:table-cell>
              <table:table-cell office:value-type="float" office:value="13.5157417844564">
                <text:p>13.5157417844564</text:p>
              </table:table-cell>
              <table:table-cell office:value-type="float" office:value="0.306907">
                <text:p>0.306907</text:p>
              </table:table-cell>
              <table:table-cell office:value-type="float" office:value="0.0127845280123898">
                <text:p>0.0127845280123898</text:p>
              </table:table-cell>
              <table:table-cell office:value-type="float" office:value="13.5157417844564">
                <text:p>13.5157417844564</text:p>
              </table:table-cell>
              <table:table-cell office:value-type="float" office:value="0.121951">
                <text:p>0.121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0.0126030551881267">
                <text:p>0.0126030551881267</text:p>
              </table:table-cell>
              <table:table-cell office:value-type="float" office:value="12.1645178045965">
                <text:p>12.1645178045965</text:p>
              </table:table-cell>
              <table:table-cell office:value-type="float" office:value="0.300732">
                <text:p>0.300732</text:p>
              </table:table-cell>
              <table:table-cell office:value-type="float" office:value="0.0132647006199358">
                <text:p>0.0132647006199358</text:p>
              </table:table-cell>
              <table:table-cell office:value-type="float" office:value="12.1645178045965">
                <text:p>12.1645178045965</text:p>
              </table:table-cell>
              <table:table-cell office:value-type="float" office:value="0.131075">
                <text:p>0.131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2181009735893">
                <text:p>0.162181009735893</text:p>
              </table:table-cell>
              <table:table-cell office:value-type="float" office:value="0.0130798417078544">
                <text:p>0.0130798417078544</text:p>
              </table:table-cell>
              <table:table-cell office:value-type="float" office:value="10.9483696782712">
                <text:p>10.9483696782712</text:p>
              </table:table-cell>
              <table:table-cell office:value-type="float" office:value="0.293616">
                <text:p>0.293616</text:p>
              </table:table-cell>
              <table:table-cell office:value-type="float" office:value="0.0137581722107391">
                <text:p>0.0137581722107391</text:p>
              </table:table-cell>
              <table:table-cell office:value-type="float" office:value="10.9483696782712">
                <text:p>10.9483696782712</text:p>
              </table:table-cell>
              <table:table-cell office:value-type="float" office:value="0.140312">
                <text:p>0.140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958690743756">
                <text:p>0.165958690743756</text:p>
              </table:table-cell>
              <table:table-cell office:value-type="float" office:value="0.0135677758082413">
                <text:p>0.0135677758082413</text:p>
              </table:table-cell>
              <table:table-cell office:value-type="float" office:value="9.85377005242206">
                <text:p>9.85377005242206</text:p>
              </table:table-cell>
              <table:table-cell office:value-type="float" office:value="0.285707">
                <text:p>0.285707</text:p>
              </table:table-cell>
              <table:table-cell office:value-type="float" office:value="0.0142650582403581">
                <text:p>0.0142650582403581</text:p>
              </table:table-cell>
              <table:table-cell office:value-type="float" office:value="9.85377005242206">
                <text:p>9.85377005242206</text:p>
              </table:table-cell>
              <table:table-cell office:value-type="float" office:value="0.149315">
                <text:p>0.149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24365246174">
                <text:p>0.169824365246174</text:p>
              </table:table-cell>
              <table:table-cell office:value-type="float" office:value="0.0140668343589413">
                <text:p>0.0140668343589413</text:p>
              </table:table-cell>
              <table:table-cell office:value-type="float" office:value="8.86870765192096">
                <text:p>8.86870765192096</text:p>
              </table:table-cell>
              <table:table-cell office:value-type="float" office:value="0.277142">
                <text:p>0.277142</text:p>
              </table:table-cell>
              <table:table-cell office:value-type="float" office:value="0.0147849189235501">
                <text:p>0.0147849189235501</text:p>
              </table:table-cell>
              <table:table-cell office:value-type="float" office:value="8.86870765192096">
                <text:p>8.86870765192096</text:p>
              </table:table-cell>
              <table:table-cell office:value-type="float" office:value="0.157772">
                <text:p>0.157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780082874938">
                <text:p>0.173780082874938</text:p>
              </table:table-cell>
              <table:table-cell office:value-type="float" office:value="0.0145769958322474">
                <text:p>0.0145769958322474</text:p>
              </table:table-cell>
              <table:table-cell office:value-type="float" office:value="7.98205633735363">
                <text:p>7.98205633735363</text:p>
              </table:table-cell>
              <table:table-cell office:value-type="float" office:value="0.26805">
                <text:p>0.26805</text:p>
              </table:table-cell>
              <table:table-cell office:value-type="float" office:value="0.0153172856964032">
                <text:p>0.0153172856964032</text:p>
              </table:table-cell>
              <table:table-cell office:value-type="float" office:value="7.98205633735363">
                <text:p>7.98205633735363</text:p>
              </table:table-cell>
              <table:table-cell office:value-type="float" office:value="0.165409">
                <text:p>0.165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827941003892">
                <text:p>0.177827941003892</text:p>
              </table:table-cell>
              <table:table-cell office:value-type="float" office:value="0.0150982470218471">
                <text:p>0.0150982470218471</text:p>
              </table:table-cell>
              <table:table-cell office:value-type="float" office:value="7.18406287491828">
                <text:p>7.18406287491828</text:p>
              </table:table-cell>
              <table:table-cell office:value-type="float" office:value="0.258547">
                <text:p>0.258547</text:p>
              </table:table-cell>
              <table:table-cell office:value-type="float" office:value="0.0158618429154609">
                <text:p>0.0158618429154609</text:p>
              </table:table-cell>
              <table:table-cell office:value-type="float" office:value="7.18406287491828">
                <text:p>7.18406287491828</text:p>
              </table:table-cell>
              <table:table-cell office:value-type="float" office:value="0.171995">
                <text:p>0.171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1970085860998">
                <text:p>0.181970085860998</text:p>
              </table:table-cell>
              <table:table-cell office:value-type="float" office:value="0.0156305947832684">
                <text:p>0.0156305947832684</text:p>
              </table:table-cell>
              <table:table-cell office:value-type="float" office:value="6.46579593948015">
                <text:p>6.46579593948015</text:p>
              </table:table-cell>
              <table:table-cell office:value-type="float" office:value="0.248731">
                <text:p>0.248731</text:p>
              </table:table-cell>
              <table:table-cell office:value-type="float" office:value="0.0164183882136331">
                <text:p>0.0164183882136331</text:p>
              </table:table-cell>
              <table:table-cell office:value-type="float" office:value="6.46579593948015">
                <text:p>6.46579593948015</text:p>
              </table:table-cell>
              <table:table-cell office:value-type="float" office:value="0.177283">
                <text:p>0.177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208713666287">
                <text:p>0.186208713666287</text:p>
              </table:table-cell>
              <table:table-cell office:value-type="float" office:value="0.0161740877117591">
                <text:p>0.0161740877117591</text:p>
              </table:table-cell>
              <table:table-cell office:value-type="float" office:value="5.81940071811405">
                <text:p>5.81940071811405</text:p>
              </table:table-cell>
              <table:table-cell office:value-type="float" office:value="0.238633">
                <text:p>0.238633</text:p>
              </table:table-cell>
              <table:table-cell office:value-type="float" office:value="0.0169867817105027">
                <text:p>0.0169867817105027</text:p>
              </table:table-cell>
              <table:table-cell office:value-type="float" office:value="5.81940071811405">
                <text:p>5.81940071811405</text:p>
              </table:table-cell>
              <table:table-cell office:value-type="float" office:value="0.180635">
                <text:p>0.180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0546071796325">
                <text:p>0.190546071796325</text:p>
              </table:table-cell>
              <table:table-cell office:value-type="float" office:value="0.0167288567718816">
                <text:p>0.0167288567718816</text:p>
              </table:table-cell>
              <table:table-cell office:value-type="float" office:value="5.23760390096739">
                <text:p>5.23760390096739</text:p>
              </table:table-cell>
              <table:table-cell office:value-type="float" office:value="0.228343">
                <text:p>0.228343</text:p>
              </table:table-cell>
              <table:table-cell office:value-type="float" office:value="0.0175669161943458">
                <text:p>0.0175669161943458</text:p>
              </table:table-cell>
              <table:table-cell office:value-type="float" office:value="5.23760390096739">
                <text:p>5.23760390096739</text:p>
              </table:table-cell>
              <table:table-cell office:value-type="float" office:value="0.181917">
                <text:p>0.181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984459975805">
                <text:p>0.194984459975805</text:p>
              </table:table-cell>
              <table:table-cell office:value-type="float" office:value="0.0172951805572412">
                <text:p>0.0172951805572412</text:p>
              </table:table-cell>
              <table:table-cell office:value-type="float" office:value="4.71397930563085">
                <text:p>4.71397930563085</text:p>
              </table:table-cell>
              <table:table-cell office:value-type="float" office:value="0.218037">
                <text:p>0.218037</text:p>
              </table:table-cell>
              <table:table-cell office:value-type="float" office:value="0.018158701290316">
                <text:p>0.018158701290316</text:p>
              </table:table-cell>
              <table:table-cell office:value-type="float" office:value="4.71397930563085">
                <text:p>4.71397930563085</text:p>
              </table:table-cell>
              <table:table-cell office:value-type="float" office:value="0.181884">
                <text:p>0.181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0.0178735072098006">
                <text:p>0.0178735072098006</text:p>
              </table:table-cell>
              <table:table-cell office:value-type="float" office:value="4.24269937505038">
                <text:p>4.24269937505038</text:p>
              </table:table-cell>
              <table:table-cell office:value-type="float" office:value="0.207795">
                <text:p>0.207795</text:p>
              </table:table-cell>
              <table:table-cell office:value-type="float" office:value="0.0187620549829091">
                <text:p>0.0187620549829091</text:p>
              </table:table-cell>
              <table:table-cell office:value-type="float" office:value="4.24269937505038">
                <text:p>4.24269937505038</text:p>
              </table:table-cell>
              <table:table-cell office:value-type="float" office:value="0.180722">
                <text:p>0.180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173794466953">
                <text:p>0.204173794466953</text:p>
              </table:table-cell>
              <table:table-cell office:value-type="float" office:value="0.0184641798625087">
                <text:p>0.0184641798625087</text:p>
              </table:table-cell>
              <table:table-cell office:value-type="float" office:value="3.81854284405071">
                <text:p>3.81854284405071</text:p>
              </table:table-cell>
              <table:table-cell office:value-type="float" office:value="0.19767">
                <text:p>0.19767</text:p>
              </table:table-cell>
              <table:table-cell office:value-type="float" office:value="0.0193768989353009">
                <text:p>0.0193768989353009</text:p>
              </table:table-cell>
              <table:table-cell office:value-type="float" office:value="3.81854284405071">
                <text:p>3.81854284405071</text:p>
              </table:table-cell>
              <table:table-cell office:value-type="float" office:value="0.178526">
                <text:p>0.178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29613085404">
                <text:p>0.208929613085404</text:p>
              </table:table-cell>
              <table:table-cell office:value-type="float" office:value="0.019067030395086">
                <text:p>0.019067030395086</text:p>
              </table:table-cell>
              <table:table-cell office:value-type="float" office:value="3.4367804240987">
                <text:p>3.4367804240987</text:p>
              </table:table-cell>
              <table:table-cell office:value-type="float" office:value="0.187696">
                <text:p>0.187696</text:p>
              </table:table-cell>
              <table:table-cell office:value-type="float" office:value="0.020003155828067">
                <text:p>0.020003155828067</text:p>
              </table:table-cell>
              <table:table-cell office:value-type="float" office:value="3.4367804240987">
                <text:p>3.4367804240987</text:p>
              </table:table-cell>
              <table:table-cell office:value-type="float" office:value="0.175336">
                <text:p>0.175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796208950223">
                <text:p>0.213796208950223</text:p>
              </table:table-cell>
              <table:table-cell office:value-type="float" office:value="0.0196815890970568">
                <text:p>0.0196815890970568</text:p>
              </table:table-cell>
              <table:table-cell office:value-type="float" office:value="3.09318848962699">
                <text:p>3.09318848962699</text:p>
              </table:table-cell>
              <table:table-cell office:value-type="float" office:value="0.177847">
                <text:p>0.177847</text:p>
              </table:table-cell>
              <table:table-cell office:value-type="float" office:value="0.0206407478159788">
                <text:p>0.0206407478159788</text:p>
              </table:table-cell>
              <table:table-cell office:value-type="float" office:value="3.09318848962699">
                <text:p>3.09318848962699</text:p>
              </table:table-cell>
              <table:table-cell office:value-type="float" office:value="0.170868">
                <text:p>0.170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8776162394955">
                <text:p>0.218776162394955</text:p>
              </table:table-cell>
              <table:table-cell office:value-type="float" office:value="0.0203074450182477">
                <text:p>0.0203074450182477</text:p>
              </table:table-cell>
              <table:table-cell office:value-type="float" office:value="2.78394886442726">
                <text:p>2.78394886442726</text:p>
              </table:table-cell>
              <table:table-cell office:value-type="float" office:value="0.168122">
                <text:p>0.168122</text:p>
              </table:table-cell>
              <table:table-cell office:value-type="float" office:value="0.0212895956289302">
                <text:p>0.0212895956289302</text:p>
              </table:table-cell>
              <table:table-cell office:value-type="float" office:value="2.78394886442726">
                <text:p>2.78394886442726</text:p>
              </table:table-cell>
              <table:table-cell office:value-type="float" office:value="0.164995">
                <text:p>0.164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3872113856834">
                <text:p>0.223872113856834</text:p>
              </table:table-cell>
              <table:table-cell office:value-type="float" office:value="0.0209443056181538">
                <text:p>0.0209443056181538</text:p>
              </table:table-cell>
              <table:table-cell office:value-type="float" office:value="2.50562512841329">
                <text:p>2.50562512841329</text:p>
              </table:table-cell>
              <table:table-cell office:value-type="float" office:value="0.158668">
                <text:p>0.158668</text:p>
              </table:table-cell>
              <table:table-cell office:value-type="float" office:value="0.0219496180577141">
                <text:p>0.0219496180577141</text:p>
              </table:table-cell>
              <table:table-cell office:value-type="float" office:value="2.50562512841329">
                <text:p>2.50562512841329</text:p>
              </table:table-cell>
              <table:table-cell office:value-type="float" office:value="0.158524">
                <text:p>0.158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9086765276777">
                <text:p>0.229086765276777</text:p>
              </table:table-cell>
              <table:table-cell office:value-type="float" office:value="0.021591955325141">
                <text:p>0.021591955325141</text:p>
              </table:table-cell>
              <table:table-cell office:value-type="float" office:value="2.25512703130567">
                <text:p>2.25512703130567</text:p>
              </table:table-cell>
              <table:table-cell office:value-type="float" office:value="0.149494">
                <text:p>0.149494</text:p>
              </table:table-cell>
              <table:table-cell office:value-type="float" office:value="0.0226207316773645">
                <text:p>0.0226207316773645</text:p>
              </table:table-cell>
              <table:table-cell office:value-type="float" office:value="2.25512703130567">
                <text:p>2.25512703130567</text:p>
              </table:table-cell>
              <table:table-cell office:value-type="float" office:value="0.151506">
                <text:p>0.151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4422881531992">
                <text:p>0.234422881531992</text:p>
              </table:table-cell>
              <table:table-cell office:value-type="float" office:value="0.0222502214196473">
                <text:p>0.0222502214196473</text:p>
              </table:table-cell>
              <table:table-cell office:value-type="float" office:value="2.02966971184779">
                <text:p>2.02966971184779</text:p>
              </table:table-cell>
              <table:table-cell office:value-type="float" office:value="0.140564">
                <text:p>0.140564</text:p>
              </table:table-cell>
              <table:table-cell office:value-type="float" office:value="0.0233028507216118">
                <text:p>0.0233028507216118</text:p>
              </table:table-cell>
              <table:table-cell office:value-type="float" office:value="2.02966971184779">
                <text:p>2.02966971184779</text:p>
              </table:table-cell>
              <table:table-cell office:value-type="float" office:value="0.143701">
                <text:p>0.143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883291901949">
                <text:p>0.239883291901949</text:p>
              </table:table-cell>
              <table:table-cell office:value-type="float" office:value="0.0229189550409429">
                <text:p>0.0229189550409429</text:p>
              </table:table-cell>
              <table:table-cell office:value-type="float" office:value="1.82675427780183">
                <text:p>1.82675427780183</text:p>
              </table:table-cell>
              <table:table-cell office:value-type="float" office:value="0.131972">
                <text:p>0.131972</text:p>
              </table:table-cell>
              <table:table-cell office:value-type="float" office:value="0.0239958870563257">
                <text:p>0.0239958870563257</text:p>
              </table:table-cell>
              <table:table-cell office:value-type="float" office:value="1.82675427780183">
                <text:p>1.82675427780183</text:p>
              </table:table-cell>
              <table:table-cell office:value-type="float" office:value="0.135772">
                <text:p>0.135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470891568503">
                <text:p>0.245470891568503</text:p>
              </table:table-cell>
              <table:table-cell office:value-type="float" office:value="0.0235980209926116">
                <text:p>0.0235980209926116</text:p>
              </table:table-cell>
              <table:table-cell office:value-type="float" office:value="1.64412570327477">
                <text:p>1.64412570327477</text:p>
              </table:table-cell>
              <table:table-cell office:value-type="float" office:value="0.123744">
                <text:p>0.123744</text:p>
              </table:table-cell>
              <table:table-cell office:value-type="float" office:value="0.0246997502198959">
                <text:p>0.0246997502198959</text:p>
              </table:table-cell>
              <table:table-cell office:value-type="float" office:value="1.64412570327477">
                <text:p>1.64412570327477</text:p>
              </table:table-cell>
              <table:table-cell office:value-type="float" office:value="0.127972">
                <text:p>0.127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0242872919209759">
                <text:p>0.0242872919209759</text:p>
              </table:table-cell>
              <table:table-cell office:value-type="float" office:value="1.47975400569409">
                <text:p>1.47975400569409</text:p>
              </table:table-cell>
              <table:table-cell office:value-type="float" office:value="0.115875">
                <text:p>0.115875</text:p>
              </table:table-cell>
              <table:table-cell office:value-type="float" office:value="0.0254143475106377">
                <text:p>0.0254143475106377</text:p>
              </table:table-cell>
              <table:table-cell office:value-type="float" office:value="1.47975400569409">
                <text:p>1.47975400569409</text:p>
              </table:table-cell>
              <table:table-cell office:value-type="float" office:value="0.120366">
                <text:p>0.120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039578276886">
                <text:p>0.257039578276886</text:p>
              </table:table-cell>
              <table:table-cell office:value-type="float" office:value="0.0249866444482487">
                <text:p>0.0249866444482487</text:p>
              </table:table-cell>
              <table:table-cell office:value-type="float" office:value="1.33181683789392">
                <text:p>1.33181683789392</text:p>
              </table:table-cell>
              <table:table-cell office:value-type="float" office:value="0.108344">
                <text:p>0.108344</text:p>
              </table:table-cell>
              <table:table-cell office:value-type="float" office:value="0.0261395841088946">
                <text:p>0.0261395841088946</text:p>
              </table:table-cell>
              <table:table-cell office:value-type="float" office:value="1.33181683789392">
                <text:p>1.33181683789392</text:p>
              </table:table-cell>
              <table:table-cell office:value-type="float" office:value="0.112971">
                <text:p>0.112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3026799189538">
                <text:p>0.263026799189538</text:p>
              </table:table-cell>
              <table:table-cell office:value-type="float" office:value="0.0256959557852622">
                <text:p>0.0256959557852622</text:p>
              </table:table-cell>
              <table:table-cell office:value-type="float" office:value="1.19866851900908">
                <text:p>1.19866851900908</text:p>
              </table:table-cell>
              <table:table-cell office:value-type="float" office:value="0.101076">
                <text:p>0.101076</text:p>
              </table:table-cell>
              <table:table-cell office:value-type="float" office:value="0.0268753632264122">
                <text:p>0.0268753632264122</text:p>
              </table:table-cell>
              <table:table-cell office:value-type="float" office:value="1.19866851900908">
                <text:p>1.19866851900908</text:p>
              </table:table-cell>
              <table:table-cell office:value-type="float" office:value="0.105696">
                <text:p>0.105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153480392692">
                <text:p>0.269153480392692</text:p>
              </table:table-cell>
              <table:table-cell office:value-type="float" office:value="0.0264150995356508">
                <text:p>0.0264150995356508</text:p>
              </table:table-cell>
              <table:table-cell office:value-type="float" office:value="1.0788324443754">
                <text:p>1.0788324443754</text:p>
              </table:table-cell>
              <table:table-cell office:value-type="float" office:value="0.0940735">
                <text:p>0.0940735</text:p>
              </table:table-cell>
              <table:table-cell office:value-type="float" office:value="0.0276215862788134">
                <text:p>0.0276215862788134</text:p>
              </table:table-cell>
              <table:table-cell office:value-type="float" office:value="1.0788324443754">
                <text:p>1.0788324443754</text:p>
              </table:table-cell>
              <table:table-cell office:value-type="float" office:value="0.0982365">
                <text:p>0.0982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5422870333817">
                <text:p>0.275422870333817</text:p>
              </table:table-cell>
              <table:table-cell office:value-type="float" office:value="0.0271439389149915">
                <text:p>0.0271439389149915</text:p>
              </table:table-cell>
              <table:table-cell office:value-type="float" office:value="0.970977483032168">
                <text:p>0.970977483032168</text:p>
              </table:table-cell>
              <table:table-cell office:value-type="float" office:value="0.0874164">
                <text:p>0.0874164</text:p>
              </table:table-cell>
              <table:table-cell office:value-type="float" office:value="0.028378153079313">
                <text:p>0.028378153079313</text:p>
              </table:table-cell>
              <table:table-cell office:value-type="float" office:value="0.970977483032168">
                <text:p>0.970977483032168</text:p>
              </table:table-cell>
              <table:table-cell office:value-type="float" office:value="0.0902313">
                <text:p>0.0902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838293126445">
                <text:p>0.281838293126445</text:p>
              </table:table-cell>
              <table:table-cell office:value-type="float" office:value="0.0278823142457243">
                <text:p>0.0278823142457243</text:p>
              </table:table-cell>
              <table:table-cell office:value-type="float" office:value="0.873904342430678">
                <text:p>0.873904342430678</text:p>
              </table:table-cell>
              <table:table-cell office:value-type="float" office:value="0.0802151">
                <text:p>0.0802151</text:p>
              </table:table-cell>
              <table:table-cell office:value-type="float" office:value="0.0291449620535015">
                <text:p>0.0291449620535015</text:p>
              </table:table-cell>
              <table:table-cell office:value-type="float" office:value="0.873904342430678">
                <text:p>0.873904342430678</text:p>
              </table:table-cell>
              <table:table-cell office:value-type="float" office:value="0.0826282">
                <text:p>0.0826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8403150312661">
                <text:p>0.288403150312661</text:p>
              </table:table-cell>
              <table:table-cell office:value-type="float" office:value="0.0286300199612008">
                <text:p>0.0286300199612008</text:p>
              </table:table-cell>
              <table:table-cell office:value-type="float" office:value="0.786534528865817">
                <text:p>0.786534528865817</text:p>
              </table:table-cell>
              <table:table-cell office:value-type="float" office:value="0.0733942">
                <text:p>0.0733942</text:p>
              </table:table-cell>
              <table:table-cell office:value-type="float" office:value="0.029921910476404">
                <text:p>0.029921910476404</text:p>
              </table:table-cell>
              <table:table-cell office:value-type="float" office:value="0.786534528865817">
                <text:p>0.786534528865817</text:p>
              </table:table-cell>
              <table:table-cell office:value-type="float" office:value="0.0753376">
                <text:p>0.0753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5120922666639">
                <text:p>0.295120922666639</text:p>
              </table:table-cell>
              <table:table-cell office:value-type="float" office:value="0.0293867747662423">
                <text:p>0.0293867747662423</text:p>
              </table:table-cell>
              <table:table-cell office:value-type="float" office:value="0.707899449962127">
                <text:p>0.707899449962127</text:p>
              </table:table-cell>
              <table:table-cell office:value-type="float" office:value="0.0669512">
                <text:p>0.0669512</text:p>
              </table:table-cell>
              <table:table-cell office:value-type="float" office:value="0.0307088947342696">
                <text:p>0.0307088947342696</text:p>
              </table:table-cell>
              <table:table-cell office:value-type="float" office:value="0.707899449962127">
                <text:p>0.707899449962127</text:p>
              </table:table-cell>
              <table:table-cell office:value-type="float" office:value="0.0684226">
                <text:p>0.0684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1995172040202">
                <text:p>0.301995172040202</text:p>
              </table:table-cell>
              <table:table-cell office:value-type="float" office:value="0.0301522505855889">
                <text:p>0.0301522505855889</text:p>
              </table:table-cell>
              <table:table-cell office:value-type="float" office:value="0.637129350000637">
                <text:p>0.637129350000637</text:p>
              </table:table-cell>
              <table:table-cell office:value-type="float" office:value="0.0608857">
                <text:p>0.0608857</text:p>
              </table:table-cell>
              <table:table-cell office:value-type="float" office:value="0.0315058106148134">
                <text:p>0.0315058106148134</text:p>
              </table:table-cell>
              <table:table-cell office:value-type="float" office:value="0.637129350000637">
                <text:p>0.637129350000637</text:p>
              </table:table-cell>
              <table:table-cell office:value-type="float" office:value="0.0619539">
                <text:p>0.0619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9029543251359">
                <text:p>0.309029543251359</text:p>
              </table:table-cell>
              <table:table-cell office:value-type="float" office:value="0.0309262642393527">
                <text:p>0.0309262642393527</text:p>
              </table:table-cell>
              <table:table-cell office:value-type="float" office:value="0.573433951877423">
                <text:p>0.573433951877423</text:p>
              </table:table-cell>
              <table:table-cell office:value-type="float" office:value="0.0551833">
                <text:p>0.0551833</text:p>
              </table:table-cell>
              <table:table-cell office:value-type="float" office:value="0.0323125536311097">
                <text:p>0.0323125536311097</text:p>
              </table:table-cell>
              <table:table-cell office:value-type="float" office:value="0.573433951877423">
                <text:p>0.573433951877423</text:p>
              </table:table-cell>
              <table:table-cell office:value-type="float" office:value="0.0559176">
                <text:p>0.0559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0317088765072942">
                <text:p>0.0317088765072942</text:p>
              </table:table-cell>
              <table:table-cell office:value-type="float" office:value="0.516105058345677">
                <text:p>0.516105058345677</text:p>
              </table:table-cell>
              <table:table-cell office:value-type="float" office:value="0.0498297">
                <text:p>0.0498297</text:p>
              </table:table-cell>
              <table:table-cell office:value-type="float" office:value="0.033129019386173">
                <text:p>0.033129019386173</text:p>
              </table:table-cell>
              <table:table-cell office:value-type="float" office:value="0.516105058345677">
                <text:p>0.516105058345677</text:p>
              </table:table-cell>
              <table:table-cell office:value-type="float" office:value="0.0502665">
                <text:p>0.0502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593656929628">
                <text:p>0.323593656929628</text:p>
              </table:table-cell>
              <table:table-cell office:value-type="float" office:value="0.0325002134781718">
                <text:p>0.0325002134781718</text:p>
              </table:table-cell>
              <table:table-cell office:value-type="float" office:value="0.464507018701053">
                <text:p>0.464507018701053</text:p>
              </table:table-cell>
              <table:table-cell office:value-type="float" office:value="0.0448125">
                <text:p>0.0448125</text:p>
              </table:table-cell>
              <table:table-cell office:value-type="float" office:value="0.0339551039877365">
                <text:p>0.0339551039877365</text:p>
              </table:table-cell>
              <table:table-cell office:value-type="float" office:value="0.464507018701053">
                <text:p>0.464507018701053</text:p>
              </table:table-cell>
              <table:table-cell office:value-type="float" office:value="0.0449102">
                <text:p>0.0449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1131121482591">
                <text:p>0.331131121482591</text:p>
              </table:table-cell>
              <table:table-cell office:value-type="float" office:value="0.0333003542428721">
                <text:p>0.0333003542428721</text:p>
              </table:table-cell>
              <table:table-cell office:value-type="float" office:value="0.41806719175906">
                <text:p>0.41806719175906</text:p>
              </table:table-cell>
              <table:table-cell office:value-type="float" office:value="0.0401165">
                <text:p>0.0401165</text:p>
              </table:table-cell>
              <table:table-cell office:value-type="float" office:value="0.0347907045261748">
                <text:p>0.0347907045261748</text:p>
              </table:table-cell>
              <table:table-cell office:value-type="float" office:value="0.41806719175906">
                <text:p>0.41806719175906</text:p>
              </table:table-cell>
              <table:table-cell office:value-type="float" office:value="0.0399362">
                <text:p>0.0399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8844156139203">
                <text:p>0.338844156139203</text:p>
              </table:table-cell>
              <table:table-cell office:value-type="float" office:value="0.0341093339685348">
                <text:p>0.0341093339685348</text:p>
              </table:table-cell>
              <table:table-cell office:value-type="float" office:value="0.376272270615017">
                <text:p>0.376272270615017</text:p>
              </table:table-cell>
              <table:table-cell office:value-type="float" office:value="0.0357292">
                <text:p>0.0357292</text:p>
              </table:table-cell>
              <table:table-cell office:value-type="float" office:value="0.0356357196334285">
                <text:p>0.0356357196334285</text:p>
              </table:table-cell>
              <table:table-cell office:value-type="float" office:value="0.376272270615017">
                <text:p>0.376272270615017</text:p>
              </table:table-cell>
              <table:table-cell office:value-type="float" office:value="0.0353675">
                <text:p>0.0353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6736850452532">
                <text:p>0.346736850452532</text:p>
              </table:table-cell>
              <table:table-cell office:value-type="float" office:value="0.0349271647981301">
                <text:p>0.0349271647981301</text:p>
              </table:table-cell>
              <table:table-cell office:value-type="float" office:value="0.338653581092293">
                <text:p>0.338653581092293</text:p>
              </table:table-cell>
              <table:table-cell office:value-type="float" office:value="0.0316408">
                <text:p>0.0316408</text:p>
              </table:table-cell>
              <table:table-cell office:value-type="float" office:value="0.0364900501479593">
                <text:p>0.0364900501479593</text:p>
              </table:table-cell>
              <table:table-cell office:value-type="float" office:value="0.338653581092293">
                <text:p>0.338653581092293</text:p>
              </table:table-cell>
              <table:table-cell office:value-type="float" office:value="0.0311833">
                <text:p>0.03118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4813389233575">
                <text:p>0.354813389233575</text:p>
              </table:table-cell>
              <table:table-cell office:value-type="float" office:value="0.0357538494856329">
                <text:p>0.0357538494856329</text:p>
              </table:table-cell>
              <table:table-cell office:value-type="float" office:value="0.304797203180864">
                <text:p>0.304797203180864</text:p>
              </table:table-cell>
              <table:table-cell office:value-type="float" office:value="0.0278432">
                <text:p>0.0278432</text:p>
              </table:table-cell>
              <table:table-cell office:value-type="float" office:value="0.0373535999214142">
                <text:p>0.0373535999214142</text:p>
              </table:table-cell>
              <table:table-cell office:value-type="float" office:value="0.304797203180864">
                <text:p>0.304797203180864</text:p>
              </table:table-cell>
              <table:table-cell office:value-type="float" office:value="0.0273596">
                <text:p>0.02735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3078054770101">
                <text:p>0.363078054770101</text:p>
              </table:table-cell>
              <table:table-cell office:value-type="float" office:value="0.0365893888600128">
                <text:p>0.0365893888600128</text:p>
              </table:table-cell>
              <table:table-cell office:value-type="float" office:value="0.274325091693162">
                <text:p>0.274325091693162</text:p>
              </table:table-cell>
              <table:table-cell office:value-type="float" office:value="0.0243295">
                <text:p>0.0243295</text:p>
              </table:table-cell>
              <table:table-cell office:value-type="float" office:value="0.0382262768187993">
                <text:p>0.0382262768187993</text:p>
              </table:table-cell>
              <table:table-cell office:value-type="float" office:value="0.274325091693162">
                <text:p>0.274325091693162</text:p>
              </table:table-cell>
              <table:table-cell office:value-type="float" office:value="0.0238733">
                <text:p>0.0238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1535229097173">
                <text:p>0.371535229097173</text:p>
              </table:table-cell>
              <table:table-cell office:value-type="float" office:value="0.0374337858960562">
                <text:p>0.0374337858960562</text:p>
              </table:table-cell>
              <table:table-cell office:value-type="float" office:value="0.246899558790488">
                <text:p>0.246899558790488</text:p>
              </table:table-cell>
              <table:table-cell office:value-type="float" office:value="0.0210943">
                <text:p>0.0210943</text:p>
              </table:table-cell>
              <table:table-cell office:value-type="float" office:value="0.0391079939888386">
                <text:p>0.0391079939888386</text:p>
              </table:table-cell>
              <table:table-cell office:value-type="float" office:value="0.246899558790488">
                <text:p>0.246899558790488</text:p>
              </table:table-cell>
              <table:table-cell office:value-type="float" office:value="0.0207034">
                <text:p>0.0207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0189396320561">
                <text:p>0.380189396320561</text:p>
              </table:table-cell>
              <table:table-cell office:value-type="float" office:value="0.0382870479924733">
                <text:p>0.0382870479924733</text:p>
              </table:table-cell>
              <table:table-cell office:value-type="float" office:value="0.22221580265459">
                <text:p>0.22221580265459</text:p>
              </table:table-cell>
              <table:table-cell office:value-type="float" office:value="0.0181331">
                <text:p>0.0181331</text:p>
              </table:table-cell>
              <table:table-cell office:value-type="float" office:value="0.0399986715204254">
                <text:p>0.0399986715204254</text:p>
              </table:table-cell>
              <table:table-cell office:value-type="float" office:value="0.22221580265459">
                <text:p>0.22221580265459</text:p>
              </table:table-cell>
              <table:table-cell office:value-type="float" office:value="0.0178311">
                <text:p>0.0178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9045144994281">
                <text:p>0.389045144994281</text:p>
              </table:table-cell>
              <table:table-cell office:value-type="float" office:value="0.0391491882543203">
                <text:p>0.0391491882543203</text:p>
              </table:table-cell>
              <table:table-cell office:value-type="float" office:value="0.2">
                <text:p>0.2</text:p>
              </table:table-cell>
              <table:table-cell office:value-type="float" office:value="0.0154422">
                <text:p>0.0154422</text:p>
              </table:table-cell>
              <table:table-cell office:value-type="float" office:value="0.0408982386644747">
                <text:p>0.0408982386644747</text:p>
              </table:table-cell>
              <table:table-cell office:value-type="float" office:value="0.2">
                <text:p>0.2</text:p>
              </table:table-cell>
              <table:table-cell office:value-type="float" office:value="0.0152398">
                <text:p>0.0152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8107170553497">
                <text:p>0.398107170553497</text:p>
              </table:table-cell>
              <table:table-cell office:value-type="float" office:value="0.0400202261640791">
                <text:p>0.040020226164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066369057875">
                <text:p>0.041806636905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380277804113">
                <text:p>0.407380277804113</text:p>
              </table:table-cell>
              <table:table-cell office:value-type="float" office:value="0.0409001878121225">
                <text:p>0.040900187812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238243499089">
                <text:p>0.042723824349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869383470335">
                <text:p>0.416869383470335</text:p>
              </table:table-cell>
              <table:table-cell office:value-type="float" office:value="0.0417891057282056">
                <text:p>0.041789105728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6497822097337">
                <text:p>0.043649782209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6579518801593">
                <text:p>0.426579518801593</text:p>
              </table:table-cell>
              <table:table-cell office:value-type="float" office:value="0.0426870182456348">
                <text:p>0.042687018245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584524765566">
                <text:p>0.04458452476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515832240166">
                <text:p>0.436515832240166</text:p>
              </table:table-cell>
              <table:table-cell office:value-type="float" office:value="0.0435939681842605">
                <text:p>0.043593968184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5281153029919">
                <text:p>0.045528115302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683592150963">
                <text:p>0.446683592150963</text:p>
              </table:table-cell>
              <table:table-cell office:value-type="float" office:value="0.0445100003777839">
                <text:p>0.0445100003777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806927990943">
                <text:p>0.046480692799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7088189614875">
                <text:p>0.457088189614875</text:p>
              </table:table-cell>
              <table:table-cell office:value-type="float" office:value="0.0454351570403234">
                <text:p>0.0454351570403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442518851987">
                <text:p>0.04744251885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7735141287198">
                <text:p>0.467735141287198</text:p>
              </table:table-cell>
              <table:table-cell office:value-type="float" office:value="0.046369468897166">
                <text:p>0.04636946889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4140643870974">
                <text:p>0.048414064387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8630092322638">
                <text:p>0.478630092322638</text:p>
              </table:table-cell>
              <table:table-cell office:value-type="float" office:value="0.0473129384915838">
                <text:p>0.047312938491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3961757343743">
                <text:p>0.049396175734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9778819368446">
                <text:p>0.489778819368446</text:p>
              </table:table-cell>
              <table:table-cell office:value-type="float" office:value="0.0482655155768571">
                <text:p>0.048265515576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3903837092532">
                <text:p>0.050390383709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1187233627272">
                <text:p>0.501187233627272</text:p>
              </table:table-cell>
              <table:table-cell office:value-type="float" office:value="0.0492271030916712">
                <text:p>0.049227103091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3993167610901">
                <text:p>0.051399316761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2861383991365">
                <text:p>0.512861383991365</text:p>
              </table:table-cell>
              <table:table-cell office:value-type="float" office:value="0.0501976898252184">
                <text:p>0.050197689825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4263614528844">
                <text:p>0.052426361452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4807460249773">
                <text:p>0.524807460249773</text:p>
              </table:table-cell>
              <table:table-cell office:value-type="float" office:value="0.0511774704979494">
                <text:p>0.051177470497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4730576253646">
                <text:p>0.053473057625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7031796370253">
                <text:p>0.537031796370253</text:p>
              </table:table-cell>
              <table:table-cell office:value-type="float" office:value="0.0521667228999005">
                <text:p>0.0521667228999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5375627376234">
                <text:p>0.054537562737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540873857625">
                <text:p>0.549540873857625</text:p>
              </table:table-cell>
              <table:table-cell office:value-type="float" office:value="0.053165692959851">
                <text:p>0.05316569295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6171229297644">
                <text:p>0.055617122929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2341325190349">
                <text:p>0.562341325190349</text:p>
              </table:table-cell>
              <table:table-cell office:value-type="float" office:value="0.0541745874426628">
                <text:p>0.054174587442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7097591813796">
                <text:p>0.056709759181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5439937337157">
                <text:p>0.575439937337157</text:p>
              </table:table-cell>
              <table:table-cell office:value-type="float" office:value="0.0551935907752479">
                <text:p>0.055193590775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8142539192471">
                <text:p>0.057814253919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8843655355589">
                <text:p>0.588843655355589</text:p>
              </table:table-cell>
              <table:table-cell office:value-type="float" office:value="0.0562228768329366">
                <text:p>0.056222876832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9298500735875">
                <text:p>0.058929850073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2559586074358">
                <text:p>0.602559586074358</text:p>
              </table:table-cell>
              <table:table-cell office:value-type="float" office:value="0.0572626152676687">
                <text:p>0.057262615267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0560522452789">
                <text:p>0.060056052245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6595001861482">
                <text:p>0.616595001861482</text:p>
              </table:table-cell>
              <table:table-cell office:value-type="float" office:value="0.058312974793611">
                <text:p>0.05831297479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1925185143106">
                <text:p>0.061192518514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0957344480193">
                <text:p>0.630957344480193</text:p>
              </table:table-cell>
              <table:table-cell office:value-type="float" office:value="0.0593741249343757">
                <text:p>0.059374124934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3390023308167">
                <text:p>0.062339002330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5654229034656">
                <text:p>0.645654229034656</text:p>
              </table:table-cell>
              <table:table-cell office:value-type="float" office:value="0.060446237019567">
                <text:p>0.06044623701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953207976442">
                <text:p>0.063495320797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0693448007596">
                <text:p>0.660693448007596</text:p>
              </table:table-cell>
              <table:table-cell office:value-type="float" office:value="0.0615294848573928">
                <text:p>0.061529484857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6613375472877">
                <text:p>0.064661337547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6082975391982">
                <text:p>0.676082975391982</text:p>
              </table:table-cell>
              <table:table-cell office:value-type="float" office:value="0.0626240453484825">
                <text:p>0.062624045348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8369546120217">
                <text:p>0.065836954612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1830970918936">
                <text:p>0.691830970918936</text:p>
              </table:table-cell>
              <table:table-cell office:value-type="float" office:value="0.0637300992500275">
                <text:p>0.063730099250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0221109883061">
                <text:p>0.06702211098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7945784384138">
                <text:p>0.707945784384138</text:p>
              </table:table-cell>
              <table:table-cell office:value-type="float" office:value="0.0648478323111455">
                <text:p>0.064847832311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216787755286">
                <text:p>0.06821678775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443596007499">
                <text:p>0.72443596007499</text:p>
              </table:table-cell>
              <table:table-cell office:value-type="float" office:value="0.0659774370768554">
                <text:p>0.065977437076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4210217202416">
                <text:p>0.069421021720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1310241300918">
                <text:p>0.741310241300918</text:p>
              </table:table-cell>
              <table:table-cell office:value-type="float" office:value="0.0671191158265794">
                <text:p>0.067119115826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6349327272006">
                <text:p>0.070634932727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58577575029184">
                <text:p>0.758577575029184</text:p>
              </table:table-cell>
              <table:table-cell office:value-type="float" office:value="0.0682730854460596">
                <text:p>0.068273085446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8587757951117">
                <text:p>0.071858775795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6247116628692">
                <text:p>0.776247116628692</text:p>
              </table:table-cell>
              <table:table-cell office:value-type="float" office:value="0.0694395856915031">
                <text:p>0.069439585691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0930416387095">
                <text:p>0.073093041638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94328234724282">
                <text:p>0.794328234724282</text:p>
              </table:table-cell>
              <table:table-cell office:value-type="float" office:value="0.0706188936537137">
                <text:p>0.070618893653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3386519551715">
                <text:p>0.074338651955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2830516164099">
                <text:p>0.812830516164099</text:p>
              </table:table-cell>
              <table:table-cell office:value-type="float" office:value="0.0718113500759703">
                <text:p>0.07181135007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5973063444687">
                <text:p>0.075597306344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31763771102671">
                <text:p>0.831763771102671</text:p>
              </table:table-cell>
              <table:table-cell office:value-type="float" office:value="0.0730174091956201">
                <text:p>0.073017409195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871797679182">
                <text:p>0.07687179767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1138038202376">
                <text:p>0.851138038202376</text:p>
              </table:table-cell>
              <table:table-cell office:value-type="float" office:value="0.0742377349554384">
                <text:p>0.074237734955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650258753093">
                <text:p>0.078165025875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0963589956081">
                <text:p>0.870963589956081</text:p>
              </table:table-cell>
              <table:table-cell office:value-type="float" office:value="0.0754733715897137">
                <text:p>0.075473371589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4771478650521">
                <text:p>0.079477147865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1250938133746">
                <text:p>0.891250938133746</text:p>
              </table:table-cell>
              <table:table-cell office:value-type="float" office:value="0.0767258992829285">
                <text:p>0.076725899282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055845114332">
                <text:p>0.080805584511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201083935591">
                <text:p>0.91201083935591</text:p>
              </table:table-cell>
              <table:table-cell office:value-type="float" office:value="0.0779969570791737">
                <text:p>0.077996957079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1476857947055">
                <text:p>0.082147685794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3254300796991">
                <text:p>0.933254300796991</text:p>
              </table:table-cell>
              <table:table-cell office:value-type="float" office:value="0.0792868603583348">
                <text:p>0.0792868603583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5016548860461">
                <text:p>0.083501654886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4992586021436">
                <text:p>0.954992586021436</text:p>
              </table:table-cell>
              <table:table-cell office:value-type="float" office:value="0.0805945937635161">
                <text:p>0.080594593763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8663368966751">
                <text:p>0.084866336896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7237220955811">
                <text:p>0.977237220955811</text:p>
              </table:table-cell>
              <table:table-cell office:value-type="float" office:value="0.0819190893035491">
                <text:p>0.08191908930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2409520205043">
                <text:p>0.0862409520205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832596694698986">
                <text:p>0.0832596694698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6249416808168">
                <text:p>0.087624941680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329299228075">
                <text:p>1.02329299228075</text:p>
              </table:table-cell>
              <table:table-cell office:value-type="float" office:value="0.0846159419163223">
                <text:p>0.084615941916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0178930087232">
                <text:p>0.089017893008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471285480509">
                <text:p>1.0471285480509</text:p>
              </table:table-cell>
              <table:table-cell office:value-type="float" office:value="0.085987662941323">
                <text:p>0.08598766294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4195095687765">
                <text:p>0.090419509568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7151930523761">
                <text:p>1.07151930523761</text:p>
              </table:table-cell>
              <table:table-cell office:value-type="float" office:value="0.0873746488332759">
                <text:p>0.087374648833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8296145377453">
                <text:p>0.091829614537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647819614319">
                <text:p>1.09647819614319</text:p>
              </table:table-cell>
              <table:table-cell office:value-type="float" office:value="0.0887767143230869">
                <text:p>0.088776714323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2481864778439">
                <text:p>0.093248186477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2201845430196">
                <text:p>1.12201845430196</text:p>
              </table:table-cell>
              <table:table-cell office:value-type="float" office:value="0.0901936142992055">
                <text:p>0.090193614299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754420588432">
                <text:p>0.094675442058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4815362149688">
                <text:p>1.14815362149688</text:p>
              </table:table-cell>
              <table:table-cell office:value-type="float" office:value="0.0916249648613826">
                <text:p>0.091624964861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120026987516">
                <text:p>0.09611200269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489755493953">
                <text:p>1.17489755493953</text:p>
              </table:table-cell>
              <table:table-cell office:value-type="float" office:value="0.0930701090468243">
                <text:p>0.093070109046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559223331183">
                <text:p>0.09755922333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0226443461741">
                <text:p>1.20226443461741</text:p>
              </table:table-cell>
              <table:table-cell office:value-type="float" office:value="0.0945278783464623">
                <text:p>0.09452787834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0198045677163">
                <text:p>0.099019804567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026877081238">
                <text:p>1.23026877081238</text:p>
              </table:table-cell>
              <table:table-cell office:value-type="float" office:value="0.0959962939901927">
                <text:p>0.095996293990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498560736053">
                <text:p>0.10049856073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0.0974728985441111">
                <text:p>0.097472898544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001487153598">
                <text:p>0.10200148715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824955169313">
                <text:p>1.28824955169313</text:p>
              </table:table-cell>
              <table:table-cell office:value-type="float" office:value="0.0989567347884509">
                <text:p>0.0989567347884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530437712546">
                <text:p>0.1035304377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1825673855641">
                <text:p>1.31825673855641</text:p>
              </table:table-cell>
              <table:table-cell office:value-type="float" office:value="0.100449256758809">
                <text:p>0.10044925675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080751330488">
                <text:p>0.10508075133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4896288259165">
                <text:p>1.34896288259165</text:p>
              </table:table-cell>
              <table:table-cell office:value-type="float" office:value="0.101952442463003">
                <text:p>0.10195244246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646382760099">
                <text:p>0.10664638276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8038426460289">
                <text:p>1.38038426460289</text:p>
              </table:table-cell>
              <table:table-cell office:value-type="float" office:value="0.103467673306104">
                <text:p>0.1034676733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22290586833">
                <text:p>0.1082229058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1253754462275">
                <text:p>1.41253754462275</text:p>
              </table:table-cell>
              <table:table-cell office:value-type="float" office:value="0.104995783368244">
                <text:p>0.10499578336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807356206997">
                <text:p>0.10980735620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4543977074593">
                <text:p>1.44543977074593</text:p>
              </table:table-cell>
              <table:table-cell office:value-type="float" office:value="0.106537276501409">
                <text:p>0.10653727650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39762896822">
                <text:p>0.1113976289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7910838816821">
                <text:p>1.47910838816821</text:p>
              </table:table-cell>
              <table:table-cell office:value-type="float" office:value="0.108092464885906">
                <text:p>0.10809246488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992093365145">
                <text:p>0.11299209336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1356124843621">
                <text:p>1.51356124843621</text:p>
              </table:table-cell>
              <table:table-cell office:value-type="float" office:value="0.10966154275642">
                <text:p>0.1096615427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589382753767">
                <text:p>0.11458938275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4881661891248">
                <text:p>1.54881661891248</text:p>
              </table:table-cell>
              <table:table-cell office:value-type="float" office:value="0.111244623851654">
                <text:p>0.11124462385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188280349917">
                <text:p>0.11618828034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0.112841758136506">
                <text:p>0.11284175813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87654656855">
                <text:p>0.11778765465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181009735893">
                <text:p>1.62181009735893</text:p>
              </table:table-cell>
              <table:table-cell office:value-type="float" office:value="0.114452933857006">
                <text:p>0.11445293385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386421412274">
                <text:p>0.11938642141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5958690743756">
                <text:p>1.65958690743756</text:p>
              </table:table-cell>
              <table:table-cell office:value-type="float" office:value="0.116078064251242">
                <text:p>0.11607806425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983520314329">
                <text:p>0.12098352031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824365246174">
                <text:p>1.69824365246174</text:p>
              </table:table-cell>
              <table:table-cell office:value-type="float" office:value="0.117716951309732">
                <text:p>0.11771695130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7790039923">
                <text:p>0.1225779003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3780082874938">
                <text:p>1.73780082874938</text:p>
              </table:table-cell>
              <table:table-cell office:value-type="float" office:value="0.119369214359804">
                <text:p>0.119369214359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68510770238">
                <text:p>0.12416851077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7827941003892">
                <text:p>1.77827941003892</text:p>
              </table:table-cell>
              <table:table-cell office:value-type="float" office:value="0.121034212824735">
                <text:p>0.12103421282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754294876579">
                <text:p>0.12575429487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1970085860998">
                <text:p>1.81970085860998</text:p>
              </table:table-cell>
              <table:table-cell office:value-type="float" office:value="0.12271121740498">
                <text:p>0.1227112174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334187402798">
                <text:p>0.12733418740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6208713666287">
                <text:p>1.86208713666287</text:p>
              </table:table-cell>
              <table:table-cell office:value-type="float" office:value="0.124400037890926">
                <text:p>0.12440003789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907113407018">
                <text:p>0.1289071134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0546071796325">
                <text:p>1.90546071796325</text:p>
              </table:table-cell>
              <table:table-cell office:value-type="float" office:value="0.126101130138637">
                <text:p>0.12610113013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471989859541">
                <text:p>0.13047198985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4984459975805">
                <text:p>1.94984459975805</text:p>
              </table:table-cell>
              <table:table-cell office:value-type="float" office:value="0.127815005249363">
                <text:p>0.12781500524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027730389119">
                <text:p>0.13202773038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0.129541977810171">
                <text:p>0.12954197781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573255164086">
                <text:p>0.13357325516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4173794466953">
                <text:p>2.04173794466953</text:p>
              </table:table-cell>
              <table:table-cell office:value-type="float" office:value="0.131282203265073">
                <text:p>0.13128220326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107510061486">
                <text:p>0.13510751006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8929613085404">
                <text:p>2.08929613085404</text:p>
              </table:table-cell>
              <table:table-cell office:value-type="float" office:value="0.133035740047198">
                <text:p>0.13303574004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629503899969">
                <text:p>0.13662950389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3796208950223">
                <text:p>2.13796208950223</text:p>
              </table:table-cell>
              <table:table-cell office:value-type="float" office:value="0.134802587332613">
                <text:p>0.13480258733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138381011659">
                <text:p>0.13813838101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8776162394955">
                <text:p>2.18776162394955</text:p>
              </table:table-cell>
              <table:table-cell office:value-type="float" office:value="0.136582705351123">
                <text:p>0.13658270535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633549777182">
                <text:p>0.13963354977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3872113856834">
                <text:p>2.23872113856834</text:p>
              </table:table-cell>
              <table:table-cell office:value-type="float" office:value="0.13837602634344">
                <text:p>0.1383760263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114794122121">
                <text:p>0.14111479412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9086765276777">
                <text:p>2.29086765276777</text:p>
              </table:table-cell>
              <table:table-cell office:value-type="float" office:value="0.140182460616164">
                <text:p>0.14018246061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581884790924">
                <text:p>0.14258188479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4422881531992">
                <text:p>2.34422881531992</text:p>
              </table:table-cell>
              <table:table-cell office:value-type="float" office:value="0.142001899924301">
                <text:p>0.14200189992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03351259803">
                <text:p>0.1440335125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9883291901949">
                <text:p>2.39883291901949</text:p>
              </table:table-cell>
              <table:table-cell office:value-type="float" office:value="0.143834219293932">
                <text:p>0.14383421929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467332886881">
                <text:p>0.14546733288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5470891568503">
                <text:p>2.45470891568503</text:p>
              </table:table-cell>
              <table:table-cell office:value-type="float" office:value="0.145679277832625">
                <text:p>0.14567927783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880971365473">
                <text:p>0.14688097136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0.147536918758581">
                <text:p>0.14753691875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272355117873">
                <text:p>0.14827235511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7039578276886">
                <text:p>2.57039578276886</text:p>
              </table:table-cell>
              <table:table-cell office:value-type="float" office:value="0.149406968651914">
                <text:p>0.14940696865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639622911062">
                <text:p>0.14963962291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3026799189538">
                <text:p>2.63026799189538</text:p>
              </table:table-cell>
              <table:table-cell office:value-type="float" office:value="0.151289235682814">
                <text:p>0.15128923568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81015497332">
                <text:p>0.15098101549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9153480392692">
                <text:p>2.69153480392692</text:p>
              </table:table-cell>
              <table:table-cell office:value-type="float" office:value="0.153183506169902">
                <text:p>0.15318350616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294804310645">
                <text:p>0.15229480431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5422870333817">
                <text:p>2.75422870333817</text:p>
              </table:table-cell>
              <table:table-cell office:value-type="float" office:value="0.155089538036057">
                <text:p>0.15508953803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579241016603">
                <text:p>0.15357924101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1838293126445">
                <text:p>2.81838293126445</text:p>
              </table:table-cell>
              <table:table-cell office:value-type="float" office:value="0.157007048204451">
                <text:p>0.15700704820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832508176243">
                <text:p>0.15483250817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8403150312661">
                <text:p>2.88403150312661</text:p>
              </table:table-cell>
              <table:table-cell office:value-type="float" office:value="0.158935689278279">
                <text:p>0.15893568927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052650587526">
                <text:p>0.15605265058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5120922666639">
                <text:p>2.95120922666639</text:p>
              </table:table-cell>
              <table:table-cell office:value-type="float" office:value="0.160875019531749">
                <text:p>0.16087501953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237456206424">
                <text:p>0.157237456206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1995172040202">
                <text:p>3.01995172040202</text:p>
              </table:table-cell>
              <table:table-cell office:value-type="float" office:value="0.162824533925889">
                <text:p>0.16282453392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384234147631">
                <text:p>0.158384234147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9029543251359">
                <text:p>3.09029543251359</text:p>
              </table:table-cell>
              <table:table-cell office:value-type="float" office:value="0.164783861884957">
                <text:p>0.16478386188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489458873295">
                <text:p>0.15948945887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0.166752865095307">
                <text:p>0.16675286509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548683334577">
                <text:p>0.16054868333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3593656929628">
                <text:p>3.23593656929628</text:p>
              </table:table-cell>
              <table:table-cell office:value-type="float" office:value="0.168731447687229">
                <text:p>0.16873144768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558199671051">
                <text:p>0.16155819967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1131121482591">
                <text:p>3.31131121482591</text:p>
              </table:table-cell>
              <table:table-cell office:value-type="float" office:value="0.170719439154435">
                <text:p>0.17071943915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17414617311">
                <text:p>0.16251741461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8844156139203">
                <text:p>3.38844156139203</text:p>
              </table:table-cell>
              <table:table-cell office:value-type="float" office:value="0.1727165982924">
                <text:p>0.172716598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427489943614">
                <text:p>0.16342748994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6736850452532">
                <text:p>3.46736850452532</text:p>
              </table:table-cell>
              <table:table-cell office:value-type="float" office:value="0.174722635357862">
                <text:p>0.174722635357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289122357378">
                <text:p>0.16428912235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4813389233575">
                <text:p>3.54813389233575</text:p>
              </table:table-cell>
              <table:table-cell office:value-type="float" office:value="0.17673722634581">
                <text:p>0.1767372263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102201537481">
                <text:p>0.16510220153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3078054770101">
                <text:p>3.63078054770101</text:p>
              </table:table-cell>
              <table:table-cell office:value-type="float" office:value="0.178760020687611">
                <text:p>0.17876002068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866095446418">
                <text:p>0.16586609544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71535229097173">
                <text:p>3.71535229097173</text:p>
              </table:table-cell>
              <table:table-cell office:value-type="float" office:value="0.180790645383137">
                <text:p>0.18079064538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79883624135">
                <text:p>0.16657988362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0189396320561">
                <text:p>3.80189396320561</text:p>
              </table:table-cell>
              <table:table-cell office:value-type="float" office:value="0.182828707318913">
                <text:p>0.18282870731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242490319351">
                <text:p>0.167242490319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9045144994281">
                <text:p>3.89045144994281</text:p>
              </table:table-cell>
              <table:table-cell office:value-type="float" office:value="0.184873794677829">
                <text:p>0.18487379467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852758370029">
                <text:p>0.16785275837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0.186925477927533">
                <text:p>0.18692547792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409492145769">
                <text:p>0.16840949214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7380277804113">
                <text:p>4.07380277804113</text:p>
              </table:table-cell>
              <table:table-cell office:value-type="float" office:value="0.188983310686346">
                <text:p>0.18898331068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911484282338">
                <text:p>0.16891148428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6869383470335">
                <text:p>4.16869383470335</text:p>
              </table:table-cell>
              <table:table-cell office:value-type="float" office:value="0.19104683069908">
                <text:p>0.1910468306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357533653345">
                <text:p>0.16935753365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6579518801593">
                <text:p>4.26579518801593</text:p>
              </table:table-cell>
              <table:table-cell office:value-type="float" office:value="0.19311556116879">
                <text:p>0.193115561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46458445424">
                <text:p>0.16974645844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6515832240166">
                <text:p>4.36515832240166</text:p>
              </table:table-cell>
              <table:table-cell office:value-type="float" office:value="0.195189012784244">
                <text:p>0.19518901278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077106435011">
                <text:p>0.17007710643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6683592150963">
                <text:p>4.46683592150963</text:p>
              </table:table-cell>
              <table:table-cell office:value-type="float" office:value="0.197266686997268">
                <text:p>0.19726668699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34836366834">
                <text:p>0.1703483636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7088189614875">
                <text:p>4.57088189614875</text:p>
              </table:table-cell>
              <table:table-cell office:value-type="float" office:value="0.199348081545459">
                <text:p>0.199348081545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559162284222">
                <text:p>0.17055916228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7735141287198">
                <text:p>4.67735141287198</text:p>
              </table:table-cell>
              <table:table-cell office:value-type="float" office:value="0.201432700128718">
                <text:p>0.20143270012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708487989273">
                <text:p>0.17070848798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8630092322638">
                <text:p>4.78630092322638</text:p>
              </table:table-cell>
              <table:table-cell office:value-type="float" office:value="0.203520070083297">
                <text:p>0.20352007008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795387607682">
                <text:p>0.17079538760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9778819368446">
                <text:p>4.89778819368446</text:p>
              </table:table-cell>
              <table:table-cell office:value-type="float" office:value="0.20560977599976">
                <text:p>0.2056097759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818977154495">
                <text:p>0.17081897715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0.207701524878482">
                <text:p>0.20770152487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778451043023">
                <text:p>0.17077845104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2861383991365">
                <text:p>5.12861383991365</text:p>
              </table:table-cell>
              <table:table-cell office:value-type="float" office:value="0.209795262044074">
                <text:p>0.2097952620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673093418145">
                <text:p>0.17067309341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4807460249773">
                <text:p>5.24807460249773</text:p>
              </table:table-cell>
              <table:table-cell office:value-type="float" office:value="0.211891276914086">
                <text:p>0.21189127691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502293415015">
                <text:p>0.17050229341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7031796370253">
                <text:p>5.37031796370253</text:p>
              </table:table-cell>
              <table:table-cell office:value-type="float" office:value="0.213989872494555">
                <text:p>0.21398987249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265567855016">
                <text:p>0.17026556785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49540873857625">
                <text:p>5.49540873857625</text:p>
              </table:table-cell>
              <table:table-cell office:value-type="float" office:value="0.216090405569298">
                <text:p>0.21609040556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962598587121">
                <text:p>0.16996259858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2341325190349">
                <text:p>5.62341325190349</text:p>
              </table:table-cell>
              <table:table-cell office:value-type="float" office:value="0.218191286770888">
                <text:p>0.21819128677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593299526248">
                <text:p>0.16959329952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75439937337157">
                <text:p>5.75439937337157</text:p>
              </table:table-cell>
              <table:table-cell office:value-type="float" office:value="0.220290878377825">
                <text:p>0.22029087837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15794196024">
                <text:p>0.1691579419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88843655355589">
                <text:p>5.88843655355589</text:p>
              </table:table-cell>
              <table:table-cell office:value-type="float" office:value="0.222387803281248">
                <text:p>0.22238780328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657360936945">
                <text:p>0.16865736093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02559586074358">
                <text:p>6.02559586074358</text:p>
              </table:table-cell>
              <table:table-cell office:value-type="float" office:value="0.224480869969241">
                <text:p>0.22448086996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09304532232">
                <text:p>0.1680930453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16595001861482">
                <text:p>6.16595001861482</text:p>
              </table:table-cell>
              <table:table-cell office:value-type="float" office:value="0.226568977508248">
                <text:p>0.22656897750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6264859199">
                <text:p>0.16746626485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0.228651056464433">
                <text:p>0.22865105646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77660259718">
                <text:p>0.1667766025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45654229034656">
                <text:p>6.45654229034656</text:p>
              </table:table-cell>
              <table:table-cell office:value-type="float" office:value="0.230726032759403">
                <text:p>0.23072603275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022618172015">
                <text:p>0.16602261817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0693448007596">
                <text:p>6.60693448007596</text:p>
              </table:table-cell>
              <table:table-cell office:value-type="float" office:value="0.232792801381298">
                <text:p>0.23279280138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203244216992">
                <text:p>0.16520324421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76082975391982">
                <text:p>6.76082975391982</text:p>
              </table:table-cell>
              <table:table-cell office:value-type="float" office:value="0.234850201221724">
                <text:p>0.23485020122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318058316569">
                <text:p>0.16431805831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1830970918937">
                <text:p>6.91830970918937</text:p>
              </table:table-cell>
              <table:table-cell office:value-type="float" office:value="0.236896983409802">
                <text:p>0.23689698340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367122293467">
                <text:p>0.16336712229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7945784384138">
                <text:p>7.07945784384138</text:p>
              </table:table-cell>
              <table:table-cell office:value-type="float" office:value="0.238931762871231">
                <text:p>0.23893176287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350841599036">
                <text:p>0.162350841599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2443596007499">
                <text:p>7.2443596007499</text:p>
              </table:table-cell>
              <table:table-cell office:value-type="float" office:value="0.240952934693291">
                <text:p>0.24095293469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269886268485">
                <text:p>0.16126988626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1310241300918">
                <text:p>7.41310241300918</text:p>
              </table:table-cell>
              <table:table-cell office:value-type="float" office:value="0.242958518452181">
                <text:p>0.24295851845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12514937723">
                <text:p>0.1601251493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8577575029184">
                <text:p>7.58577575029184</text:p>
              </table:table-cell>
              <table:table-cell office:value-type="float" office:value="0.244945860115952">
                <text:p>0.24494586011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917725175464">
                <text:p>0.15891772517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76247116628692">
                <text:p>7.76247116628692</text:p>
              </table:table-cell>
              <table:table-cell office:value-type="float" office:value="0.246911118414036">
                <text:p>0.24691111841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648897458626">
                <text:p>0.15764889745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0.248848902099133">
                <text:p>0.24884890209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320133347794">
                <text:p>0.15632013334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128305161641">
                <text:p>8.128305161641</text:p>
              </table:table-cell>
              <table:table-cell office:value-type="float" office:value="0.250754055340749">
                <text:p>0.2507540553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3307994395">
                <text:p>0.1549330799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31763771102671">
                <text:p>8.31763771102671</text:p>
              </table:table-cell>
              <table:table-cell office:value-type="float" office:value="0.252625643973492">
                <text:p>0.25262564397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489562459315">
                <text:p>0.15348956245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1138038202376">
                <text:p>8.51138038202376</text:p>
              </table:table-cell>
              <table:table-cell office:value-type="float" office:value="0.254466169168564">
                <text:p>0.25446616916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99158301283">
                <text:p>0.1519915830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70963589956081">
                <text:p>8.70963589956081</text:p>
              </table:table-cell>
              <table:table-cell office:value-type="float" office:value="0.256277872378082">
                <text:p>0.25627787237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441319587076">
                <text:p>0.15044131958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1250938133745">
                <text:p>8.91250938133745</text:p>
              </table:table-cell>
              <table:table-cell office:value-type="float" office:value="0.258061739171114">
                <text:p>0.25806173917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841124814332">
                <text:p>0.14884112481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201083935591">
                <text:p>9.1201083935591</text:p>
              </table:table-cell>
              <table:table-cell office:value-type="float" office:value="0.25981785944483">
                <text:p>0.2598178594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193524355855">
                <text:p>0.14719352435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33254300796991">
                <text:p>9.33254300796991</text:p>
              </table:table-cell>
              <table:table-cell office:value-type="float" office:value="0.261545799385426">
                <text:p>0.26154579938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01214694238">
                <text:p>0.14550121469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54992586021436">
                <text:p>9.54992586021436</text:p>
              </table:table-cell>
              <table:table-cell office:value-type="float" office:value="0.263244817885505">
                <text:p>0.26324481788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767060191503">
                <text:p>0.14376706019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77237220955811">
                <text:p>9.77237220955811</text:p>
              </table:table-cell>
              <table:table-cell office:value-type="float" office:value="0.264913983920761">
                <text:p>0.26491398392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994089285121">
                <text:p>0.14199408928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266552241713076">
                <text:p>0.26655224171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185489706015">
                <text:p>0.14018548970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329299228075">
                <text:p>10.2329299228075</text:p>
              </table:table-cell>
              <table:table-cell office:value-type="float" office:value="0.26815844860076">
                <text:p>0.2681584486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344602609897">
                <text:p>0.13834460260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471285480509">
                <text:p>10.471285480509</text:p>
              </table:table-cell>
              <table:table-cell office:value-type="float" office:value="0.269731398176382">
                <text:p>0.26973139817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474915520596">
                <text:p>0.13647491552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151930523761">
                <text:p>10.7151930523761</text:p>
              </table:table-cell>
              <table:table-cell office:value-type="float" office:value="0.271269835145051">
                <text:p>0.27126983514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580053982169">
                <text:p>0.13458005398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647819614319">
                <text:p>10.9647819614319</text:p>
              </table:table-cell>
              <table:table-cell office:value-type="float" office:value="0.272772465345657">
                <text:p>0.27277246534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663771835462">
                <text:p>0.13266377183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2201845430196">
                <text:p>11.2201845430196</text:p>
              </table:table-cell>
              <table:table-cell office:value-type="float" office:value="0.274237962848463">
                <text:p>0.274237962848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729940025268">
                <text:p>0.13072994002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4815362149688">
                <text:p>11.4815362149688</text:p>
              </table:table-cell>
              <table:table-cell office:value-type="float" office:value="0.275664975235312">
                <text:p>0.27566497523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782533867804">
                <text:p>0.128782533867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7489755493953">
                <text:p>11.7489755493953</text:p>
              </table:table-cell>
              <table:table-cell office:value-type="float" office:value="0.277052127725796">
                <text:p>0.27705212772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825618715898">
                <text:p>0.1268256187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0226443461741">
                <text:p>12.0226443461741</text:p>
              </table:table-cell>
              <table:table-cell office:value-type="float" office:value="0.278398026560599">
                <text:p>0.27839802656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863333981364">
                <text:p>0.12486333398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026877081238">
                <text:p>12.3026877081238</text:p>
              </table:table-cell>
              <table:table-cell office:value-type="float" office:value="0.279701261904797">
                <text:p>0.279701261904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899875501991">
                <text:p>0.12289987550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5892541179417">
                <text:p>12.5892541179417</text:p>
              </table:table-cell>
              <table:table-cell office:value-type="float" office:value="0.280960410443758">
                <text:p>0.280960410443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939476279936">
                <text:p>0.12093947627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8824955169313">
                <text:p>12.8824955169313</text:p>
              </table:table-cell>
              <table:table-cell office:value-type="float" office:value="0.282174037788046">
                <text:p>0.28217403778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986385674134">
                <text:p>0.11898638567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1825673855641">
                <text:p>13.1825673855641</text:p>
              </table:table-cell>
              <table:table-cell office:value-type="float" office:value="0.283340700767687">
                <text:p>0.28334070076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044847210617">
                <text:p>0.117044847210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4896288259165">
                <text:p>13.4896288259165</text:p>
              </table:table-cell>
              <table:table-cell office:value-type="float" office:value="0.284458949672567">
                <text:p>0.28445894967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11907529879">
                <text:p>0.1151190752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038426460289">
                <text:p>13.8038426460289</text:p>
              </table:table-cell>
              <table:table-cell office:value-type="float" office:value="0.285527330479904">
                <text:p>0.28552733047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213231343088">
                <text:p>0.11321323134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1253754462275">
                <text:p>14.1253754462275</text:p>
              </table:table-cell>
              <table:table-cell office:value-type="float" office:value="0.286544387098944">
                <text:p>0.28654438709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33140009161">
                <text:p>0.1113314000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4543977074593">
                <text:p>14.4543977074593</text:p>
              </table:table-cell>
              <table:table-cell office:value-type="float" office:value="0.287508663655502">
                <text:p>0.28750866365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477567728166">
                <text:p>0.10947756772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7910838816821">
                <text:p>14.7910838816821</text:p>
              </table:table-cell>
              <table:table-cell office:value-type="float" office:value="0.28841870683363">
                <text:p>0.288418706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655604561787">
                <text:p>0.1076556045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356124843621">
                <text:p>15.1356124843621</text:p>
              </table:table-cell>
              <table:table-cell office:value-type="float" office:value="0.289273068287825">
                <text:p>0.28927306828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869258033203">
                <text:p>0.10586925803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4881661891248">
                <text:p>15.4881661891248</text:p>
              </table:table-cell>
              <table:table-cell office:value-type="float" office:value="0.290070307136325">
                <text:p>0.29007030713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122167742038">
                <text:p>0.10412216774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8489319246111">
                <text:p>15.8489319246111</text:p>
              </table:table-cell>
              <table:table-cell office:value-type="float" office:value="0.290808992543929">
                <text:p>0.2908089925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417923457766">
                <text:p>0.10241792345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2181009735893">
                <text:p>16.2181009735893</text:p>
              </table:table-cell>
              <table:table-cell office:value-type="float" office:value="0.291487706401056">
                <text:p>0.29148770640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760171751584">
                <text:p>0.10076017175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5958690743756">
                <text:p>16.5958690743756</text:p>
              </table:table-cell>
              <table:table-cell office:value-type="float" office:value="0.2921050461045">
                <text:p>0.292105046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1525599320246">
                <text:p>0.099152559932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9824365246174">
                <text:p>16.9824365246174</text:p>
              </table:table-cell>
              <table:table-cell office:value-type="float" office:value="0.29265962744422">
                <text:p>0.2926596274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5978816283132">
                <text:p>0.097597881628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3780082874938">
                <text:p>17.3780082874938</text:p>
              </table:table-cell>
              <table:table-cell office:value-type="float" office:value="0.293150087599643">
                <text:p>0.29315008759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0971754844977">
                <text:p>0.096097175484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7827941003892">
                <text:p>17.7827941003892</text:p>
              </table:table-cell>
              <table:table-cell office:value-type="float" office:value="0.293575088248137">
                <text:p>0.29357508824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505887807643">
                <text:p>0.094650588780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1970085860998">
                <text:p>18.1970085860998</text:p>
              </table:table-cell>
              <table:table-cell office:value-type="float" office:value="0.293933318787569">
                <text:p>0.29393331878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2583355734527">
                <text:p>0.093258335573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208713666287">
                <text:p>18.6208713666287</text:p>
              </table:table-cell>
              <table:table-cell office:value-type="float" office:value="0.294223499674749">
                <text:p>0.29422349967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9207601530031">
                <text:p>0.091920760153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0546071796325">
                <text:p>19.0546071796325</text:p>
              </table:table-cell>
              <table:table-cell office:value-type="float" office:value="0.294444385879005">
                <text:p>0.294444385879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6381650206717">
                <text:p>0.090638165020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4984459975805">
                <text:p>19.4984459975805</text:p>
              </table:table-cell>
              <table:table-cell office:value-type="float" office:value="0.294594770453433">
                <text:p>0.29459477045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4106869940084">
                <text:p>0.089410686994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9526231496888">
                <text:p>19.9526231496888</text:p>
              </table:table-cell>
              <table:table-cell office:value-type="float" office:value="0.294673488220864">
                <text:p>0.29467348822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2382324898533">
                <text:p>0.088238232489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4173794466953">
                <text:p>20.4173794466953</text:p>
              </table:table-cell>
              <table:table-cell office:value-type="float" office:value="0.294679419574911">
                <text:p>0.29467941957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1204497967871">
                <text:p>0.0871204497967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.8929613085404">
                <text:p>20.8929613085404</text:p>
              </table:table-cell>
              <table:table-cell office:value-type="float" office:value="0.29461149439386">
                <text:p>0.2946114943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0567235021397">
                <text:p>0.086056723502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3796208950223">
                <text:p>21.3796208950223</text:p>
              </table:table-cell>
              <table:table-cell office:value-type="float" office:value="0.294468696065084">
                <text:p>0.29446869606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0461829592002">
                <text:p>0.085046182959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8776162394955">
                <text:p>21.8776162394955</text:p>
              </table:table-cell>
              <table:table-cell office:value-type="float" office:value="0.294250065616902">
                <text:p>0.29425006561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0877202276349">
                <text:p>0.084087720227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3872113856834">
                <text:p>22.3872113856834</text:p>
              </table:table-cell>
              <table:table-cell office:value-type="float" office:value="0.293954705954106">
                <text:p>0.29395470595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1800146365632">
                <text:p>0.0831800146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9086765276777">
                <text:p>22.9086765276777</text:p>
              </table:table-cell>
              <table:table-cell office:value-type="float" office:value="0.293581786192602">
                <text:p>0.29358178619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3215619434228">
                <text:p>0.082321561943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4422881531992">
                <text:p>23.4422881531992</text:p>
              </table:table-cell>
              <table:table-cell office:value-type="float" office:value="0.293130546087827">
                <text:p>0.29313054608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5107064660986">
                <text:p>0.081510706466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883291901949">
                <text:p>23.9883291901949</text:p>
              </table:table-cell>
              <table:table-cell office:value-type="float" office:value="0.292600300550769">
                <text:p>0.29260030055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7456747791929">
                <text:p>0.080745674779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5470891568503">
                <text:p>24.5470891568503</text:p>
              </table:table-cell>
              <table:table-cell office:value-type="float" office:value="0.291990444244489">
                <text:p>0.2919904442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0246096991795">
                <text:p>0.080024609699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188643150958">
                <text:p>25.1188643150958</text:p>
              </table:table-cell>
              <table:table-cell office:value-type="float" office:value="0.291300456253118">
                <text:p>0.29130045625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456033930054">
                <text:p>0.079345603393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7039578276886">
                <text:p>25.7039578276886</text:p>
              </table:table-cell>
              <table:table-cell office:value-type="float" office:value="0.290529904814276">
                <text:p>0.29052990481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706728558204">
                <text:p>0.07870672855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.3026799189538">
                <text:p>26.3026799189538</text:p>
              </table:table-cell>
              <table:table-cell office:value-type="float" office:value="0.289678452104786">
                <text:p>0.289678452104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060667531076">
                <text:p>0.078106066753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9153480392692">
                <text:p>26.9153480392692</text:p>
              </table:table-cell>
              <table:table-cell office:value-type="float" office:value="0.288745859068405">
                <text:p>0.28874585906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5417331086487">
                <text:p>0.07754173310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5422870333817">
                <text:p>27.5422870333817</text:p>
              </table:table-cell>
              <table:table-cell office:value-type="float" office:value="0.287731990273068">
                <text:p>0.28773199027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0118968291712">
                <text:p>0.077011896829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1838293126445">
                <text:p>28.1838293126445</text:p>
              </table:table-cell>
              <table:table-cell office:value-type="float" office:value="0.286636818783868">
                <text:p>0.28663681878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5147970859629">
                <text:p>0.076514797085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8403150312661">
                <text:p>28.8403150312661</text:p>
              </table:table-cell>
              <table:table-cell office:value-type="float" office:value="0.285460431036574">
                <text:p>0.28546043103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0487541187006">
                <text:p>0.076048754118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5120922666639">
                <text:p>29.5120922666639</text:p>
              </table:table-cell>
              <table:table-cell office:value-type="float" office:value="0.284203031695045">
                <text:p>0.28420303169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6121755791144">
                <text:p>0.075612175579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1995172040202">
                <text:p>30.1995172040202</text:p>
              </table:table-cell>
              <table:table-cell office:value-type="float" office:value="0.282864948474335">
                <text:p>0.28286494847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035583683822">
                <text:p>0.075203558368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9029543251359">
                <text:p>30.9029543251359</text:p>
              </table:table-cell>
              <table:table-cell office:value-type="float" office:value="0.281446636909586">
                <text:p>0.28144663690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214864238754">
                <text:p>0.07482148642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0.279948685049076">
                <text:p>0.27994868504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4646250898856">
                <text:p>0.074464625089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.3593656929628">
                <text:p>32.3593656929628</text:p>
              </table:table-cell>
              <table:table-cell office:value-type="float" office:value="0.27837181804787">
                <text:p>0.2783718180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1317128491357">
                <text:p>0.074131712849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1131121482591">
                <text:p>33.1131121482591</text:p>
              </table:table-cell>
              <table:table-cell office:value-type="float" office:value="0.276716902636526">
                <text:p>0.27671690263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8215512870158">
                <text:p>0.073821551287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8844156139203">
                <text:p>33.8844156139203</text:p>
              </table:table-cell>
              <table:table-cell office:value-type="float" office:value="0.274984951437202">
                <text:p>0.27498495143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5329942011021">
                <text:p>0.073532994201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6736850452532">
                <text:p>34.6736850452532</text:p>
              </table:table-cell>
              <table:table-cell office:value-type="float" office:value="0.273177127097198">
                <text:p>0.27317712709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2649367507948">
                <text:p>0.0732649367507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4813389233576">
                <text:p>35.4813389233576</text:p>
              </table:table-cell>
              <table:table-cell office:value-type="float" office:value="0.271294746207637">
                <text:p>0.27129474620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0163054661995">
                <text:p>0.073016305466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0.269339282972405">
                <text:p>0.26933928297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7860498064488">
                <text:p>0.072786049806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.1535229097172">
                <text:p>37.1535229097172</text:p>
              </table:table-cell>
              <table:table-cell office:value-type="float" office:value="0.267312372589822">
                <text:p>0.267312372589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5731357846603">
                <text:p>0.072573135784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.0189396320561">
                <text:p>38.0189396320561</text:p>
              </table:table-cell>
              <table:table-cell office:value-type="float" office:value="0.265215814306704">
                <text:p>0.2652158143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3765419729698">
                <text:p>0.0723765419729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.904514499428">
                <text:p>38.904514499428</text:p>
              </table:table-cell>
              <table:table-cell office:value-type="float" office:value="0.263051574101519">
                <text:p>0.26305157410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1952579834394">
                <text:p>0.072195257983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.8107170553497">
                <text:p>39.8107170553497</text:p>
              </table:table-cell>
              <table:table-cell office:value-type="float" office:value="0.260821786950292">
                <text:p>0.26082178695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282853083886">
                <text:p>0.072028285308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.7380277804113">
                <text:p>40.7380277804113</text:p>
              </table:table-cell>
              <table:table-cell office:value-type="float" office:value="0.258528758625709">
                <text:p>0.25852875862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8746402164537">
                <text:p>0.071874640216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.6869383470335">
                <text:p>41.6869383470335</text:p>
              </table:table-cell>
              <table:table-cell office:value-type="float" office:value="0.25617496697662">
                <text:p>0.2561749669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7333582557865">
                <text:p>0.071733358255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6579518801593">
                <text:p>42.6579518801593</text:p>
              </table:table-cell>
              <table:table-cell office:value-type="float" office:value="0.253763062631816">
                <text:p>0.25376306263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6034998255555">
                <text:p>0.07160349982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0.251295869068603">
                <text:p>0.25129586906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4841562463826">
                <text:p>0.071484156246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.6683592150963">
                <text:p>44.6683592150963</text:p>
              </table:table-cell>
              <table:table-cell office:value-type="float" office:value="0.248776381983427">
                <text:p>0.24877638198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3744557867117">
                <text:p>0.07137445578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.7088189614875">
                <text:p>45.7088189614875</text:p>
              </table:table-cell>
              <table:table-cell office:value-type="float" office:value="0.246207767898587">
                <text:p>0.24620776789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2735691754158">
                <text:p>0.071273569175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.7735141287198">
                <text:p>46.7735141287198</text:p>
              </table:table-cell>
              <table:table-cell office:value-type="float" office:value="0.243593361936143">
                <text:p>0.243593361936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180714236446">
                <text:p>0.07118071423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.8630092322639">
                <text:p>47.8630092322639</text:p>
              </table:table-cell>
              <table:table-cell office:value-type="float" office:value="0.240936664687438">
                <text:p>0.24093666468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095159402392">
                <text:p>0.07109515940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9778819368446">
                <text:p>48.9778819368446</text:p>
              </table:table-cell>
              <table:table-cell office:value-type="float" office:value="0.238241338104483">
                <text:p>0.23824133810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0162259848523">
                <text:p>0.071016225984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.1187233627273">
                <text:p>50.1187233627273</text:p>
              </table:table-cell>
              <table:table-cell office:value-type="float" office:value="0.235511200337873">
                <text:p>0.23551120033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9432891880683">
                <text:p>0.070943289188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.2861383991365">
                <text:p>51.2861383991365</text:p>
              </table:table-cell>
              <table:table-cell office:value-type="float" office:value="0.232750219445181">
                <text:p>0.23275021944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8757779402258">
                <text:p>0.070875777940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0.229962505894067">
                <text:p>0.22996250589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8131736804009">
                <text:p>0.070813173680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.7031796370253">
                <text:p>53.7031796370253</text:p>
              </table:table-cell>
              <table:table-cell office:value-type="float" office:value="0.227152303785992">
                <text:p>0.22715230378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7550082782999">
                <text:p>0.070755008278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9540873857625">
                <text:p>54.9540873857625</text:p>
              </table:table-cell>
              <table:table-cell office:value-type="float" office:value="0.224323980729669">
                <text:p>0.22432398072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700861281373">
                <text:p>0.07070086128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.2341325190349">
                <text:p>56.2341325190349</text:p>
              </table:table-cell>
              <table:table-cell office:value-type="float" office:value="0.221482016298575">
                <text:p>0.22148201629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6503566838044">
                <text:p>0.070650356683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.5439937337157">
                <text:p>57.5439937337157</text:p>
              </table:table-cell>
              <table:table-cell office:value-type="float" office:value="0.218630989014333">
                <text:p>0.21863098901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6031593990952">
                <text:p>0.070603159399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.8843655355589">
                <text:p>58.8843655355589</text:p>
              </table:table-cell>
              <table:table-cell office:value-type="float" office:value="0.215775561807931">
                <text:p>0.21577556180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5589715964507">
                <text:p>0.070558971596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2559586074358">
                <text:p>60.2559586074358</text:p>
              </table:table-cell>
              <table:table-cell office:value-type="float" office:value="0.212920465923928">
                <text:p>0.21292046592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5175290284953">
                <text:p>0.070517529028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.6595001861482">
                <text:p>61.6595001861482</text:p>
              </table:table-cell>
              <table:table-cell office:value-type="float" office:value="0.210070483249391">
                <text:p>0.21007048324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785974161565">
                <text:p>0.070478597416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0957344480194">
                <text:p>63.0957344480194</text:p>
              </table:table-cell>
              <table:table-cell office:value-type="float" office:value="0.207230427069904">
                <text:p>0.20723042706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419689446309">
                <text:p>0.070441968944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.5654229034656">
                <text:p>64.5654229034656</text:p>
              </table:table-cell>
              <table:table-cell office:value-type="float" office:value="0.204405121277127">
                <text:p>0.204405121277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074591281141">
                <text:p>0.070407459128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.0693448007596">
                <text:p>66.0693448007596</text:p>
              </table:table-cell>
              <table:table-cell office:value-type="float" office:value="0.201599378087621">
                <text:p>0.20159937808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749040744406">
                <text:p>0.070374904074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.6082975391982">
                <text:p>67.6082975391982</text:p>
              </table:table-cell>
              <table:table-cell office:value-type="float" office:value="0.198817974353471">
                <text:p>0.19881797435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44157891674">
                <text:p>0.07034415789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.1830970918936">
                <text:p>69.1830970918936</text:p>
              </table:table-cell>
              <table:table-cell office:value-type="float" office:value="0.196065626548315">
                <text:p>0.19606562654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150902966829">
                <text:p>0.070315090296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.7945784384138">
                <text:p>70.7945784384138</text:p>
              </table:table-cell>
              <table:table-cell office:value-type="float" office:value="0.193346964874002">
                <text:p>0.19334696487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2875845154954">
                <text:p>0.070287584515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.443596007499">
                <text:p>72.443596007499</text:p>
              </table:table-cell>
              <table:table-cell office:value-type="float" office:value="0.190666505969649">
                <text:p>0.19066650596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261535468403">
                <text:p>0.07026153546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.1310241300918">
                <text:p>74.1310241300918</text:p>
              </table:table-cell>
              <table:table-cell office:value-type="float" office:value="0.188028625473211">
                <text:p>0.18802862547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2368482089067">
                <text:p>0.070236848208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8577575029184">
                <text:p>75.8577575029184</text:p>
              </table:table-cell>
              <table:table-cell office:value-type="float" office:value="0.185437529966289">
                <text:p>0.18543752996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2134365861563">
                <text:p>0.070213436586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.6247116628692">
                <text:p>77.6247116628692</text:p>
              </table:table-cell>
              <table:table-cell office:value-type="float" office:value="0.182897228966297">
                <text:p>0.18289722896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1912221031707">
                <text:p>0.070191222103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.4328234724281">
                <text:p>79.4328234724281</text:p>
              </table:table-cell>
              <table:table-cell office:value-type="float" office:value="0.180411507301579">
                <text:p>0.18041150730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1701329453557">
                <text:p>0.070170132945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28305161641">
                <text:p>81.28305161641</text:p>
              </table:table-cell>
              <table:table-cell office:value-type="float" office:value="0.177983898299027">
                <text:p>0.17798389829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1501031559102">
                <text:p>0.070150103155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.1763771102671">
                <text:p>83.1763771102671</text:p>
              </table:table-cell>
              <table:table-cell office:value-type="float" office:value="0.175617658246222">
                <text:p>0.17561765824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1310719368505">
                <text:p>0.070131071936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.1138038202377">
                <text:p>85.1138038202377</text:p>
              </table:table-cell>
              <table:table-cell office:value-type="float" office:value="0.173315742613334">
                <text:p>0.17331574261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1129830566006">
                <text:p>0.0701129830566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.0963589956081">
                <text:p>87.0963589956081</text:p>
              </table:table-cell>
              <table:table-cell office:value-type="float" office:value="0.171080784531629">
                <text:p>0.17108078453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957843473456">
                <text:p>0.070095784347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.1250938133746">
                <text:p>89.1250938133746</text:p>
              </table:table-cell>
              <table:table-cell office:value-type="float" office:value="0.168915076023207">
                <text:p>0.16891507602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794272775448">
                <text:p>0.070079427277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.201083935591">
                <text:p>91.201083935591</text:p>
              </table:table-cell>
              <table:table-cell office:value-type="float" office:value="0.166820552458721">
                <text:p>0.166820552458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638665870826">
                <text:p>0.070063866587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.3254300796991">
                <text:p>93.3254300796991</text:p>
              </table:table-cell>
              <table:table-cell office:value-type="float" office:value="0.164798780684938">
                <text:p>0.16479878068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490599744557">
                <text:p>0.070049059974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.4992586021436">
                <text:p>95.4992586021436</text:p>
              </table:table-cell>
              <table:table-cell office:value-type="float" office:value="0.162850951211604">
                <text:p>0.16285095121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349678271121">
                <text:p>0.070034967827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.7237220955811">
                <text:p>97.7237220955811</text:p>
              </table:table-cell>
              <table:table-cell office:value-type="float" office:value="0.160977874777263">
                <text:p>0.16097787477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215529875709">
                <text:p>0.070021552987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  <table:table-cell office:value-type="float" office:value="0.159179983527805">
                <text:p>0.15917998352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087805492589">
                <text:p>0.070008780549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